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CAA18D4FF1B1FDE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Liberation Sans1" svg:font-family="'Liberation Sans'" style:font-family-generic="swiss"/>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02cm"/>
    </style:style>
    <style:style style:name="gr4" style:family="graphic" style:parent-style-name="standard">
      <style:graphic-properties draw:stroke="solid" svg:stroke-color="#000000" draw:fill="solid" draw:fill-color="#ffffff" draw:textarea-horizontal-align="justify" draw:textarea-vertical-align="middle" draw:auto-grow-height="false" fo:min-height="0.512cm" fo:min-width="0.262cm"/>
    </style:style>
    <style:style style:name="gr5" style:family="graphic" style:parent-style-name="standard">
      <style:graphic-properties draw:stroke="none" svg:stroke-color="#000000" draw:fill="solid" draw:fill-color="#cccccc" draw:textarea-horizontal-align="justify" draw:textarea-vertical-align="middle" draw:auto-grow-height="false" fo:min-height="0.512cm" fo:min-width="0.262cm"/>
    </style:style>
    <style:style style:name="gr6" style:family="graphic" style:parent-style-name="standard">
      <style:graphic-properties svg:stroke-color="#000000" draw:fill="none" draw:opacity="0%" draw:textarea-horizontal-align="justify" draw:textarea-vertical-align="middle" draw:auto-grow-height="false" fo:min-height="0.29cm" fo:min-width="3.452cm" draw:shadow-offset-x="0.203cm" draw:shadow-offset-y="0.203cm" draw:shadow-opacity="0%"/>
    </style:style>
    <style:style style:name="gr7" style:family="graphic" style:parent-style-name="objectwithoutfill">
      <style:graphic-properties svg:stroke-width="0.051cm" svg:stroke-color="#000000" draw:marker-start-width="0.355cm" draw:marker-end="Arrow" draw:marker-end-width="0.203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vertical-align="middle" draw:auto-grow-height="true" draw:auto-grow-width="false" fo:max-height="0cm" fo:min-height="0.972cm"/>
    </style:style>
    <style:style style:name="gr9" style:family="graphic" style:parent-style-name="standard">
      <style:graphic-properties draw:stroke="solid" svg:stroke-color="#dddddd" draw:fill="solid" draw:fill-color="#ffffff" draw:textarea-horizontal-align="justify" draw:textarea-vertical-align="middle" draw:auto-grow-height="false" fo:min-height="0.508cm" fo:min-width="2.04cm"/>
    </style:style>
    <style:style style:name="gr10" style:family="graphic" style:parent-style-name="standard">
      <style:graphic-properties draw:stroke="none" svg:stroke-color="#000000" draw:fill="gradient" draw:fill-color="#cccccc" draw:fill-gradient-name="Tango_20_Red" draw:gradient-step-count="0" draw:textarea-horizontal-align="justify" draw:textarea-vertical-align="middle" draw:auto-grow-height="false" fo:min-height="0.512cm" fo:min-width="0.262cm"/>
    </style:style>
    <style:style style:name="gr11" style:family="graphic" style:parent-style-name="standard">
      <style:graphic-properties draw:stroke="none" svg:stroke-color="#000000" draw:fill="gradient" draw:fill-color="#cccccc" draw:fill-gradient-name="Tango_20_Blue" draw:gradient-step-count="0" draw:textarea-horizontal-align="justify" draw:textarea-vertical-align="middle" draw:auto-grow-height="false" fo:min-height="0.512cm" fo:min-width="0.262cm"/>
    </style:style>
    <style:style style:name="gr12" style:family="graphic" style:parent-style-name="standard">
      <style:graphic-properties draw:stroke="none" svg:stroke-color="#000000" draw:fill="gradient" draw:fill-color="#cccccc" draw:fill-gradient-name="Tango_20_Yellow" draw:gradient-step-count="0" draw:textarea-horizontal-align="justify" draw:textarea-vertical-align="middle" draw:auto-grow-height="false" fo:min-height="0.512cm" fo:min-width="0.262cm"/>
    </style:style>
    <style:style style:name="gr13" style:family="graphic" style:parent-style-name="objectwithoutfill">
      <style:graphic-properties svg:stroke-color="#000000" draw:marker-end="Arrow" draw:marker-end-width="0.102cm" draw:fill="none" draw:textarea-vertical-align="middle"/>
    </style:style>
    <style:style style:name="gr14" style:family="graphic" style:parent-style-name="objectwithoutfill">
      <style:graphic-properties svg:stroke-color="#000000" draw:marker-end="Arrow" draw:marker-end-width="0.152cm" draw:fill="none" draw:textarea-vertical-align="middle"/>
    </style:style>
    <style:style style:name="gr15" style:family="graphic" style:parent-style-name="standard">
      <style:graphic-properties draw:stroke="solid" svg:stroke-color="#dddddd" draw:fill="solid" draw:fill-color="#ffffff" draw:textarea-horizontal-align="justify" draw:textarea-vertical-align="middle" draw:auto-grow-height="false" fo:min-height="0.512cm" fo:min-width="3.31cm"/>
    </style:style>
    <style:style style:name="gr16" style:family="graphic" style:parent-style-name="standard">
      <style:graphic-properties draw:stroke="none" svg:stroke-color="#000000" draw:fill="none" draw:fill-color="#ffffff" draw:textarea-vertical-align="middle" draw:auto-grow-height="true" draw:auto-grow-width="false" fo:max-height="0cm" fo:min-height="0.319cm"/>
    </style:style>
    <style:style style:name="gr17" style:family="graphic" style:parent-style-name="standard">
      <style:graphic-properties svg:stroke-color="#000000" draw:fill="solid" draw:fill-color="#729fcf" draw:opacity="0%" draw:textarea-horizontal-align="justify" draw:textarea-vertical-align="middle" draw:auto-grow-height="false" fo:min-height="6.576cm" fo:min-width="0.22cm" draw:shadow-opacity="0%"/>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svg:stroke-color="#000000" draw:fill="solid" draw:fill-color="#ffffff" draw:textarea-horizontal-align="justify" draw:textarea-vertical-align="middle" draw:auto-grow-height="false" fo:min-height="0.512cm" fo:min-width="2.548cm"/>
    </style:style>
    <style:style style:name="gr20" style:family="graphic" style:parent-style-name="standard">
      <style:graphic-properties draw:stroke="none" svg:stroke-color="#000000" draw:fill="none" draw:fill-color="#ffffff" draw:textarea-vertical-align="middle" draw:auto-grow-height="true" draw:auto-grow-width="false" fo:max-height="0cm" fo:min-height="0.712cm"/>
    </style:style>
    <style:style style:name="gr21" style:family="graphic" style:parent-style-name="objectwithoutfill">
      <style:graphic-properties draw:marker-end="Arrow" draw:marker-end-width="0.3cm" draw:fill="none" draw:textarea-vertical-align="middl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4" style:family="presentation" style:parent-style-name="TITLE_5f_AND_5f_TWO_5f_COLUMNS_5f__5f_-notes">
      <style:graphic-properties draw:fill-color="#ffffff" fo:min-height="11.429cm"/>
    </style:style>
    <style:style style:name="pr5" style:family="presentation" style:parent-style-name="TITLE_5f_AND_5f_TWO_5f_COLUMNS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6" style:family="presentation" style:parent-style-name="TITLE_5f_AND_5f_TWO_5f_COLUMNS_5f__5f__5f_-notes">
      <style:graphic-properties draw:fill-color="#ffffff" fo:min-height="11.429cm"/>
    </style:style>
    <style:style style:name="pr7" style:family="presentation" style:parent-style-name="TITLE_5f_AND_5f_TWO_5f_COLUMNS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8" style:family="presentation" style:parent-style-name="TITLE_5f_AND_5f_TWO_5f_COLUMNS_5f__5f__5f__5f_-notes">
      <style:graphic-properties draw:fill-color="#ffffff" fo:min-height="11.429cm"/>
    </style:style>
    <style:style style:name="pr9" style:family="presentation" style:parent-style-name="TITLE_5f_AND_5f_TWO_5f_COLUMNS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TITLE_5f_AND_5f_TWO_5f_COLUMNS_5f__5f__5f__5f__5f_-notes">
      <style:graphic-properties draw:fill-color="#ffffff" fo:min-height="11.429cm"/>
    </style:style>
    <style:style style:name="pr11" style:family="presentation" style:parent-style-name="TITLE_5f_AND_5f_TWO_5f_COLUMNS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2" style:family="presentation" style:parent-style-name="TITLE_5f_AND_5f_TWO_5f_COLUMNS_5f__5f__5f__5f__5f__5f_-notes">
      <style:graphic-properties draw:fill-color="#ffffff" fo:min-height="11.429cm"/>
    </style:style>
    <style:style style:name="pr13" style:family="presentation" style:parent-style-name="TITLE_5f_AND_5f_TWO_5f_COLUMNS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4" style:family="presentation" style:parent-style-name="TITLE_5f_AND_5f_TWO_5f_COLUMNS_5f__5f__5f__5f__5f__5f__5f_-notes">
      <style:graphic-properties draw:fill-color="#ffffff" fo:min-height="11.429cm"/>
    </style:style>
    <style:style style:name="pr15" style:family="presentation" style:parent-style-name="TITLE_5f_AND_5f_TWO_5f_COLUMNS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6" style:family="presentation" style:parent-style-name="TITLE_5f_AND_5f_TWO_5f_COLUMNS_5f__5f__5f__5f__5f__5f__5f__5f_-notes">
      <style:graphic-properties draw:fill-color="#ffffff" fo:min-height="11.429cm"/>
    </style:style>
    <style:style style:name="pr17" style:family="presentation" style:parent-style-name="TITLE_5f_AND_5f_TWO_5f_COLUMNS_5f_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8" style:family="presentation" style:parent-style-name="TITLE_5f_AND_5f_TWO_5f_COLUMNS_5f__5f__5f__5f__5f__5f__5f__5f__5f_-notes">
      <style:graphic-properties draw:fill-color="#ffffff" fo:min-height="11.429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draw:fill-color="#ffffff"/>
      <style:paragraph-properties fo:text-align="start" style:font-independent-line-spacing="true"/>
      <style:text-properties fo:font-size="13pt" style:font-size-asian="14pt" style:font-size-complex="14pt"/>
    </style:style>
    <style:style style:name="P5" style:family="paragraph">
      <style:paragraph-properties fo:text-align="center"/>
    </style:style>
    <style:style style:name="P6" style:family="paragraph">
      <loext:graphic-properties draw:fill="solid" draw:fill-color="#ffffff"/>
      <style:paragraph-properties fo:text-align="center"/>
      <style:text-properties style:font-name="Abyssinica SIL" fo:font-size="12pt" fo:font-weight="normal" style:font-size-asian="18pt" style:font-weight-asian="normal" style:font-size-complex="18pt" style:font-weight-complex="normal"/>
    </style:style>
    <style:style style:name="P7" style:family="paragraph">
      <loext:graphic-properties draw:fill="none" draw:fill-color="#ffffff"/>
      <style:paragraph-properties fo:text-align="center"/>
      <style:text-properties style:font-name="Abyssinica SIL" fo:font-size="20pt" style:font-size-asian="18pt" style:font-size-complex="18pt"/>
    </style:style>
    <style:style style:name="P8" style:family="paragraph">
      <loext:graphic-properties draw:fill="solid" draw:fill-color="#ffffff"/>
      <style:paragraph-properties fo:text-align="center"/>
    </style:style>
    <style:style style:name="P9" style:family="paragraph">
      <loext:graphic-properties draw:fill="solid" draw:fill-color="#ffffff"/>
      <style:paragraph-properties fo:text-align="center"/>
      <style:text-properties fo:font-size="12pt" style:font-size-asian="18pt" style:font-size-complex="18pt"/>
    </style:style>
    <style:style style:name="P10" style:family="paragraph">
      <loext:graphic-properties draw:fill="solid" draw:fill-color="#cccccc"/>
      <style:paragraph-properties fo:text-align="center"/>
      <style:text-properties fo:font-size="12pt" style:font-size-asian="18pt" style:font-size-complex="18pt"/>
    </style:style>
    <style:style style:name="P11" style:family="paragraph">
      <loext:graphic-properties draw:fill="none" draw:opacity="0%"/>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text-properties fo:font-size="16pt" style:font-size-asian="18pt" style:font-size-complex="18pt"/>
    </style:style>
    <style:style style:name="P14" style:family="paragraph">
      <style:paragraph-properties fo:text-align="start"/>
    </style:style>
    <style:style style:name="P15" style:family="paragraph">
      <loext:graphic-properties draw:fill="solid" draw:fill-color="#ffffff"/>
      <style:paragraph-properties fo:text-align="start"/>
    </style:style>
    <style:style style:name="P16" style:family="paragraph">
      <loext:graphic-properties draw:fill-color="#ffffff"/>
    </style:style>
    <style:style style:name="P17" style:family="paragraph">
      <loext:graphic-properties draw:fill="gradient" draw:fill-color="#cccccc" draw:fill-gradient-name="Tango_20_Red" draw:gradient-step-count="0"/>
      <style:paragraph-properties fo:text-align="center"/>
      <style:text-properties style:font-name="Abyssinica SIL" fo:font-size="12pt" fo:font-weight="normal" style:font-size-asian="18pt" style:font-weight-asian="normal" style:font-size-complex="18pt" style:font-weight-complex="normal"/>
    </style:style>
    <style:style style:name="P18" style:family="paragraph">
      <loext:graphic-properties draw:fill="gradient" draw:fill-color="#cccccc" draw:fill-gradient-name="Tango_20_Blue" draw:gradient-step-count="0"/>
      <style:paragraph-properties fo:text-align="center"/>
    </style:style>
    <style:style style:name="P19" style:family="paragraph">
      <loext:graphic-properties draw:fill="gradient" draw:fill-color="#cccccc" draw:fill-gradient-name="Tango_20_Yellow" draw:gradient-step-count="0"/>
      <style:paragraph-properties fo:text-align="center"/>
    </style:style>
    <style:style style:name="P20" style:family="paragraph">
      <loext:graphic-properties draw:fill="solid" draw:fill-color="#cccccc"/>
      <style:paragraph-properties fo:text-align="center"/>
    </style:style>
    <style:style style:name="P21" style:family="paragraph">
      <loext:graphic-properties draw:fill="none" draw:fill-color="#ffffff"/>
      <style:paragraph-properties fo:text-align="center"/>
      <style:text-properties fo:font-size="8pt" style:font-size-asian="18pt" style:font-size-complex="18pt"/>
    </style:style>
    <style:style style:name="P22" style:family="paragraph">
      <loext:graphic-properties draw:fill="solid" draw:fill-color="#729fcf" draw:opacity="0%"/>
      <style:paragraph-properties fo:text-align="center"/>
    </style:style>
    <style:style style:name="P23" style:family="paragraph">
      <loext:graphic-properties draw:fill="solid" draw:fill-color="#ffffff"/>
      <style:paragraph-properties fo:text-align="center"/>
      <style:text-properties fo:font-size="14pt" style:font-size-asian="18pt" style:font-size-complex="18pt"/>
    </style:style>
    <style:style style:name="P24" style:family="paragraph">
      <loext:graphic-properties draw:fill="none" draw:fill-color="#ffffff"/>
      <style:paragraph-properties fo:text-align="center"/>
    </style:style>
    <style:style style:name="T1" style:family="text">
      <style:text-properties fo:font-variant="normal" fo:text-transform="none" style:text-line-through-style="none" style:text-line-through-type="none" style:text-position="0% 100%" style:font-name="Tinos" fo:font-size="24pt" fo:letter-spacing="normal" fo:font-style="normal" style:text-underline-style="none" fo:font-weight="bold" style:font-name-asian="Tinos" style:font-size-asian="48pt" style:font-style-asian="normal" style:font-weight-asian="bold" style:font-name-complex="Tinos" style:font-size-complex="48pt" style:font-style-complex="normal" style:font-weight-complex="bold"/>
    </style:style>
    <style:style style:name="T2" style:family="text">
      <style:text-properties fo:font-variant="normal" fo:text-transform="none" style:text-line-through-style="none" style:text-line-through-type="none" style:text-position="0% 100%" style:font-name="Tinos" fo:font-size="12pt" fo:letter-spacing="normal" fo:font-style="normal" style:text-underline-style="none" fo:font-weight="normal" style:font-name-asian="Tinos" style:font-size-asian="48pt" style:font-style-asian="normal" style:font-weight-asian="bold" style:font-name-complex="Tinos"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T4" style:family="text">
      <style:text-properties style:font-name="Abyssinica SIL" fo:font-size="12pt" fo:font-weight="normal" style:font-size-asian="18pt" style:font-weight-asian="normal" style:font-size-complex="18pt" style:font-weight-complex="normal"/>
    </style:style>
    <style:style style:name="T5" style:family="text">
      <style:text-properties style:font-name="Abyssinica SIL" fo:font-size="20pt" style:font-size-asian="18pt" style:font-size-complex="18pt"/>
    </style:style>
    <style:style style:name="T6" style:family="text">
      <style:text-properties fo:font-size="12pt" style:font-size-asian="18pt" style:font-size-complex="18pt"/>
    </style:style>
    <style:style style:name="T7" style:family="text">
      <style:text-properties style:font-name="Liberation Sans1" fo:font-size="16pt" style:font-name-asian="Liberation Sans1" style:font-size-asian="18pt" style:font-name-complex="Liberation Sans1" style:font-size-complex="18pt"/>
    </style:style>
    <style:style style:name="T8" style:family="text">
      <style:text-properties fo:color="#999999" style:text-line-through-style="solid" style:text-line-through-type="single" style:font-name="Abyssinica SIL" fo:font-size="12pt" fo:font-weight="normal" style:font-size-asian="18pt" style:font-weight-asian="normal" style:font-size-complex="18pt" style:font-weight-complex="normal"/>
    </style:style>
    <style:style style:name="T9" style:family="text">
      <style:text-properties fo:font-size="8pt" style:font-size-asian="18pt" style:font-size-complex="18pt"/>
    </style:style>
    <style:style style:name="T10"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131;p14" presentation:style-name="pr1" draw:text-style-name="P2" draw:layer="layout" svg:width="16.747cm" svg:height="7.697cm" svg:x="4.326cm" svg:y="3.727cm" presentation:class="title" presentation:user-transformed="true">
          <draw:text-box>
            <text:p text:style-name="P1"><text:span text:style-name="T1"><text:line-break/></text:span><text:span text:style-name="T1">Hot &amp; Cold Data </text:span><text:span text:style-name="T1"><text:line-break/></text:span><text:span text:style-name="T1">Identification Scheme</text:span><text:span text:style-name="T1"><text:line-break/></text:span><text:span text:style-name="T1"><text:line-break/></text:span><text:span text:style-name="T2">Yoo Kiseong</text:span></text:p>
          </draw:text-box>
        </draw:frame>
        <presentation:notes draw:style-name="dp2">
          <draw:page-thumbnail draw:name="Google Shape;128;g35f391192_00:notes" draw:style-name="gr1" draw:layer="layout" svg:width="16.933cm" svg:height="9.524cm" svg:x="1.059cm" svg:y="1.905cm" draw:page-number="1" presentation:class="page"/>
          <draw:frame draw:name="Google Shape;129;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page2" draw:style-name="dp1" draw:master-page-name="TITLE_5f_AND_5f_TWO_5f_COLUMNS_5f__5f_" presentation:presentation-page-layout-name="AL2T3">
        <office:forms form:automatic-focus="false" form:apply-design-mode="false"/>
        <draw:frame draw:name="Google Shape;140;p15" presentation:style-name="pr3" draw:text-style-name="P4" draw:layer="layout" svg:width="2.826cm" svg:height="1.092cm" svg:x="0.999cm" svg:y="2.844cm">
          <draw:text-box>
            <text:p text:style-name="P1"><text:span text:style-name="T3"><text:page-number>&lt;number&gt;</text:page-number></text:span></text:p>
          </draw:text-box>
        </draw:frame>
        <draw:custom-shape draw:style-name="gr2" draw:text-style-name="P6" draw:layer="layout" svg:width="0.762cm" svg:height="0.762cm" svg:x="6.704cm" svg:y="3.91cm">
          <text:p text:style-name="P5"><text:span text:style-name="T4">1</text:span></text:p>
          <draw:enhanced-geometry svg:viewBox="0 0 21600 21600" draw:type="rectangle" draw:enhanced-path="M 0 0 L 21600 0 21600 21600 0 21600 0 0 Z N"/>
        </draw:custom-shape>
        <draw:frame draw:style-name="gr3" draw:text-style-name="P7" draw:layer="layout" svg:width="15.24cm" svg:height="1.27cm" svg:x="7.112cm" svg:y="1.27cm">
          <draw:text-box>
            <text:p text:style-name="P5"><text:span text:style-name="T5">Capturing Frequency</text:span></text:p>
          </draw:text-box>
        </draw:frame>
        <draw:custom-shape draw:style-name="gr2" draw:text-style-name="P8" draw:layer="layout" svg:width="0.762cm" svg:height="0.762cm" svg:x="7.72cm" svg:y="3.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8.736cm" svg:y="3.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2" draw:text-style-name="P8" draw:layer="layout" svg:width="0.762cm" svg:height="0.762cm" svg:x="6.704cm" svg:y="5.888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7.72cm" svg:y="5.888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8.736cm" svg:y="5.888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5.888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2" draw:text-style-name="P9" draw:layer="layout" svg:width="0.762cm" svg:height="0.762cm" svg:x="9.752cm" svg:y="6.91cm">
          <text:p text:style-name="P5"><text:span text:style-name="T6">+1</text:span></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2" draw:text-style-name="P8" draw:layer="layout" svg:width="0.762cm" svg:height="0.762cm" svg:x="6.704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7.72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8.736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9.752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5" draw:text-style-name="P10" draw:layer="layout" svg:width="0.762cm" svg:height="0.762cm" svg:x="10.768cm" svg:y="3.91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5.942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6.942cm">
          <text:p text:style-name="P5"><text:span text:style-name="T6">+1</text:span></text:p>
          <draw:enhanced-geometry svg:viewBox="0 0 21600 21600" draw:type="rectangle" draw:enhanced-path="M 0 0 L 21600 0 21600 21600 0 21600 0 0 Z N"/>
        </draw:custom-shape>
        <draw:custom-shape draw:style-name="gr5" draw:text-style-name="P10" draw:layer="layout" svg:width="0.762cm" svg:height="0.762cm" svg:x="10.768cm" svg:y="9.942cm">
          <text:p text:style-name="P5"><text:span text:style-name="T6">+1</text:span></text:p>
          <draw:enhanced-geometry svg:viewBox="0 0 21600 21600" draw:type="rectangle" draw:enhanced-path="M 0 0 L 21600 0 21600 21600 0 21600 0 0 Z N"/>
        </draw:custom-shape>
        <draw:custom-shape draw:style-name="gr6" draw:text-style-name="P11" draw:layer="layout" svg:width="5.588cm" svg:height="0.762cm" svg:x="6.288cm" svg:y="3.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5.588cm" svg:height="0.762cm" svg:x="6.289cm" svg:y="5.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11" draw:layer="layout" svg:width="5.588cm" svg:height="0.762cm" svg:x="6.289cm" svg:y="9.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0.762cm" svg:height="0.762cm" svg:x="16.004cm" svg:y="7.91cm">
          <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4" draw:text-style-name="P8" draw:layer="layout" svg:width="0.762cm" svg:height="0.762cm" svg:x="16.004cm" svg:y="6.91cm">
          <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4" draw:text-style-name="P8" draw:layer="layout" svg:width="0.762cm" svg:height="0.762cm" svg:x="19.052cm" svg:y="6.91cm">
          <text:p/>
          <draw:enhanced-geometry svg:viewBox="0 0 21600 21600" draw:type="rectangle" draw:enhanced-path="M 0 0 L 21600 0 21600 21600 0 21600 0 0 Z N"/>
        </draw:custom-shape>
        <draw:custom-shape draw:style-name="gr4" draw:text-style-name="P8" draw:layer="layout" svg:width="0.762cm" svg:height="0.762cm" svg:x="16.004cm" svg:y="5.91cm">
          <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4" draw:text-style-name="P8" draw:layer="layout" svg:width="0.762cm" svg:height="0.762cm" svg:x="16.004cm" svg:y="4.91cm">
          <text:p/>
          <draw:enhanced-geometry svg:viewBox="0 0 21600 21600" draw:type="rectangle" draw:enhanced-path="M 0 0 L 21600 0 21600 21600 0 21600 0 0 Z N"/>
        </draw:custom-shape>
        <draw:custom-shape draw:style-name="gr4" draw:text-style-name="P8" draw:layer="layout" svg:width="0.762cm" svg:height="0.762cm" svg:x="17.02cm" svg:y="4.91cm">
          <text:p/>
          <draw:enhanced-geometry svg:viewBox="0 0 21600 21600" draw:type="rectangle" draw:enhanced-path="M 0 0 L 21600 0 21600 21600 0 21600 0 0 Z N"/>
        </draw:custom-shape>
        <draw:custom-shape draw:style-name="gr4" draw:text-style-name="P8" draw:layer="layout" svg:width="0.762cm" svg:height="0.762cm" svg:x="18.036cm" svg:y="4.91cm">
          <text:p/>
          <draw:enhanced-geometry svg:viewBox="0 0 21600 21600" draw:type="rectangle" draw:enhanced-path="M 0 0 L 21600 0 21600 21600 0 21600 0 0 Z N"/>
        </draw:custom-shape>
        <draw:custom-shape draw:style-name="gr4" draw:text-style-name="P8" draw:layer="layout" svg:width="0.762cm" svg:height="0.762cm" svg:x="19.052cm" svg:y="4.91cm">
          <text:p/>
          <draw:enhanced-geometry svg:viewBox="0 0 21600 21600" draw:type="rectangle" draw:enhanced-path="M 0 0 L 21600 0 21600 21600 0 21600 0 0 Z N"/>
        </draw:custom-shape>
        <draw:custom-shape draw:style-name="gr4" draw:text-style-name="P8" draw:layer="layout" svg:width="0.762cm" svg:height="0.762cm" svg:x="16.004cm" svg:y="3.91cm">
          <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4" draw:text-style-name="P8" draw:layer="layout" svg:width="0.762cm" svg:height="0.762cm" svg:x="19.052cm" svg:y="3.91cm">
          <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10.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8.036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7.02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9.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9.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6.004cm" svg:y="8.91cm">
          <text:p/>
          <draw:enhanced-geometry svg:viewBox="0 0 21600 21600" draw:type="rectangle" draw:enhanced-path="M 0 0 L 21600 0 21600 21600 0 21600 0 0 Z N"/>
        </draw:custom-shape>
        <draw:custom-shape draw:style-name="gr4" draw:text-style-name="P8" draw:layer="layout" svg:width="0.762cm" svg:height="0.762cm" svg:x="17.02cm" svg:y="8.91cm">
          <text:p/>
          <draw:enhanced-geometry svg:viewBox="0 0 21600 21600" draw:type="rectangle" draw:enhanced-path="M 0 0 L 21600 0 21600 21600 0 21600 0 0 Z N"/>
        </draw:custom-shape>
        <draw:custom-shape draw:style-name="gr4" draw:text-style-name="P8" draw:layer="layout" svg:width="0.762cm" svg:height="0.762cm" svg:x="18.036cm" svg:y="8.91cm">
          <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draw:line draw:style-name="gr7" draw:text-style-name="P12" draw:layer="layout" svg:x1="16.597cm" svg:y1="11.987cm" svg:x2="19.291cm" svg:y2="11.987cm">
          <text:p/>
        </draw:line>
        <draw:frame draw:style-name="gr8" draw:text-style-name="P13" draw:layer="layout" svg:width="2.032cm" svg:height="1.222cm" svg:x="16.918cm" svg:y="11.832cm">
          <draw:text-box>
            <text:p text:style-name="P5"><text:span text:style-name="T7">&gt;&gt;=2</text:span></text:p>
          </draw:text-box>
        </draw:frame>
        <draw:custom-shape draw:style-name="gr9" draw:text-style-name="P15" draw:layer="layout" svg:width="2.54cm" svg:height="0.758cm" svg:x="20.052cm" svg:y="9.91cm">
          <text:p text:style-name="P14">: prev</text:p>
          <draw:enhanced-geometry svg:viewBox="0 0 21600 21600" draw:type="rectangle" draw:enhanced-path="M 0 0 L 21600 0 21600 21600 0 21600 0 0 Z N"/>
        </draw:custom-shape>
        <draw:custom-shape draw:style-name="gr9" draw:text-style-name="P15" draw:layer="layout" svg:width="2.54cm" svg:height="0.758cm" svg:x="20.052cm" svg:y="10.905cm">
          <text:p text:style-name="P14">: after</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2" presentation:class="page"/>
          <draw:frame presentation:style-name="pr4" draw:text-style-name="P16" draw:layer="layout" svg:width="15.239cm" svg:height="11.429cm" svg:x="1.905cm" svg:y="12.065cm" presentation:class="notes" presentation:placeholder="true">
            <draw:text-box/>
          </draw:frame>
        </presentation:notes>
      </draw:page>
      <draw:page draw:name="page3" draw:style-name="dp1" draw:master-page-name="TITLE_5f_AND_5f_TWO_5f_COLUMNS_5f__5f__5f_" presentation:presentation-page-layout-name="AL2T3">
        <office:forms form:automatic-focus="false" form:apply-design-mode="false"/>
        <draw:frame draw:name="Google Shape;140;p15" presentation:style-name="pr5"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Both Frequency &amp; Recency</text:span></text:p>
          </draw:text-box>
        </draw:frame>
        <draw:custom-shape draw:style-name="gr2" draw:text-style-name="P6" draw:layer="layout" svg:width="0.762cm" svg:height="0.762cm" svg:x="6.704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4" draw:text-style-name="P8" draw:layer="layout" svg:width="0.762cm" svg:height="0.762cm" svg:x="9.752cm" svg:y="3.91cm">
          <text:p/>
          <draw:enhanced-geometry svg:viewBox="0 0 21600 21600" draw:type="rectangle" draw:enhanced-path="M 0 0 L 21600 0 21600 21600 0 21600 0 0 Z N"/>
        </draw:custom-shape>
        <draw:custom-shape draw:style-name="gr2" draw:text-style-name="P8" draw:layer="layout" svg:width="0.762cm" svg:height="0.762cm" svg:x="6.704cm" svg:y="4.88cm">
          <text:p text:style-name="P5"><text:span text:style-name="T4">5 </text:span><text:span text:style-name="T8">9</text:span></text:p>
          <draw:enhanced-geometry svg:viewBox="0 0 21600 21600" draw:type="rectangle" draw:enhanced-path="M 0 0 L 21600 0 21600 21600 0 21600 0 0 Z N"/>
        </draw:custom-shape>
        <draw:custom-shape draw:style-name="gr2" draw:text-style-name="P8" draw:layer="layout" svg:width="0.762cm" svg:height="0.762cm" svg:x="7.72cm" svg:y="4.88cm">
          <text:p text:style-name="P5"><text:span text:style-name="T4">2</text:span></text:p>
          <draw:enhanced-geometry svg:viewBox="0 0 21600 21600" draw:type="rectangle" draw:enhanced-path="M 0 0 L 21600 0 21600 21600 0 21600 0 0 Z N"/>
        </draw:custom-shape>
        <draw:custom-shape draw:style-name="gr2" draw:text-style-name="P8" draw:layer="layout" svg:width="0.762cm" svg:height="0.762cm" svg:x="8.736cm" svg:y="4.88cm">
          <text:p text:style-name="P5"><text:span text:style-name="T4">7</text:span></text:p>
          <draw:enhanced-geometry svg:viewBox="0 0 21600 21600" draw:type="rectangle" draw:enhanced-path="M 0 0 L 21600 0 21600 21600 0 21600 0 0 Z N"/>
        </draw:custom-shape>
        <draw:custom-shape draw:style-name="gr2" draw:text-style-name="P8" draw:layer="layout" svg:width="0.762cm" svg:height="0.762cm" svg:x="9.752cm" svg:y="4.88cm">
          <text:p text:style-name="P5"><text:span text:style-name="T4">9</text:span></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2" draw:text-style-name="P9" draw:layer="layout" svg:width="0.762cm" svg:height="0.762cm" svg:x="9.752cm" svg:y="6.91cm">
          <text:p text:style-name="P5"><text:span text:style-name="T4">8</text:span></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2" draw:text-style-name="P8" draw:layer="layout" svg:width="0.762cm" svg:height="0.762cm" svg:x="7.72cm" svg:y="8.91cm">
          <text:p text:style-name="P5"><text:span text:style-name="T4">10</text:span></text:p>
          <draw:enhanced-geometry svg:viewBox="0 0 21600 21600" draw:type="rectangle" draw:enhanced-path="M 0 0 L 21600 0 21600 21600 0 21600 0 0 Z N"/>
        </draw:custom-shape>
        <draw:custom-shape draw:style-name="gr2" draw:text-style-name="P8" draw:layer="layout" svg:width="0.762cm" svg:height="0.762cm" svg:x="8.736cm" svg:y="8.91cm">
          <text:p text:style-name="P5"><text:span text:style-name="T4">3</text:span></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2" draw:text-style-name="P8" draw:layer="layout" svg:width="0.762cm" svg:height="0.762cm" svg:x="7.72cm" svg:y="9.91cm">
          <text:p text:style-name="P5"><text:span text:style-name="T4">6</text:span></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2" draw:text-style-name="P8" draw:layer="layout" svg:width="0.762cm" svg:height="0.762cm" svg:x="8.736cm" svg:y="10.91cm">
          <text:p text:style-name="P5"><text:span text:style-name="T4">11</text:span></text:p>
          <draw:enhanced-geometry svg:viewBox="0 0 21600 21600" draw:type="rectangle" draw:enhanced-path="M 0 0 L 21600 0 21600 21600 0 21600 0 0 Z N"/>
        </draw:custom-shape>
        <draw:custom-shape draw:style-name="gr2" draw:text-style-name="P8" draw:layer="layout" svg:width="0.762cm" svg:height="0.762cm" svg:x="9.752cm" svg:y="10.91cm">
          <text:p text:style-name="P5"><text:span text:style-name="T4">12</text:span></text:p>
          <draw:enhanced-geometry svg:viewBox="0 0 21600 21600" draw:type="rectangle" draw:enhanced-path="M 0 0 L 21600 0 21600 21600 0 21600 0 0 Z N"/>
        </draw:custom-shape>
        <draw:custom-shape draw:style-name="gr2" draw:text-style-name="P8" draw:layer="layout" svg:width="0.762cm" svg:height="0.762cm" svg:x="16.004cm" svg:y="7.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2" draw:text-style-name="P8" draw:layer="layout" svg:width="0.762cm" svg:height="0.762cm" svg:x="16.004cm" svg:y="6.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2" draw:text-style-name="P8" draw:layer="layout" svg:width="0.762cm" svg:height="0.762cm" svg:x="19.052cm" svg:y="6.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5.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2" draw:text-style-name="P8" draw:layer="layout" svg:width="0.762cm" svg:height="0.762cm" svg:x="16.004cm" svg:y="4.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4.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3.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2" draw:text-style-name="P8" draw:layer="layout" svg:width="0.762cm" svg:height="0.762cm" svg:x="19.052cm" svg:y="3.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10.91cm">
          <text:p/>
          <draw:enhanced-geometry svg:viewBox="0 0 21600 21600" draw:type="rectangle" draw:enhanced-path="M 0 0 L 21600 0 21600 21600 0 21600 0 0 Z N"/>
        </draw:custom-shape>
        <draw:custom-shape draw:style-name="gr2" draw:text-style-name="P8" draw:layer="layout" svg:width="0.762cm" svg:height="0.762cm" svg:x="18.036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9.052cm" svg:y="10.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8.036cm" svg:y="9.91cm">
          <text:p/>
          <draw:enhanced-geometry svg:viewBox="0 0 21600 21600" draw:type="rectangle" draw:enhanced-path="M 0 0 L 21600 0 21600 21600 0 21600 0 0 Z N"/>
        </draw:custom-shape>
        <draw:custom-shape draw:style-name="gr4" draw:text-style-name="P8" draw:layer="layout" svg:width="0.762cm" svg:height="0.762cm" svg:x="19.052cm" svg:y="9.91cm">
          <text:p/>
          <draw:enhanced-geometry svg:viewBox="0 0 21600 21600" draw:type="rectangle" draw:enhanced-path="M 0 0 L 21600 0 21600 21600 0 21600 0 0 Z N"/>
        </draw:custom-shape>
        <draw:custom-shape draw:style-name="gr2" draw:text-style-name="P8" draw:layer="layout" svg:width="0.762cm" svg:height="0.762cm" svg:x="16.004cm" svg:y="8.91cm">
          <text:p text:style-name="P5"><text:span text:style-name="T4">0</text:span></text:p>
          <draw:enhanced-geometry svg:viewBox="0 0 21600 21600" draw:type="rectangle" draw:enhanced-path="M 0 0 L 21600 0 21600 21600 0 21600 0 0 Z N"/>
        </draw:custom-shape>
        <draw:custom-shape draw:style-name="gr2" draw:text-style-name="P8" draw:layer="layout" svg:width="0.762cm" svg:height="0.762cm" svg:x="17.02cm" svg:y="8.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8.036cm" svg:y="8.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draw:custom-shape draw:style-name="gr10" draw:text-style-name="P17" draw:layer="layout" svg:width="0.762cm" svg:height="0.762cm" svg:x="6.704cm" svg:y="3.01cm">
          <text:p text:style-name="P5"><text:span text:style-name="T4">a</text:span></text:p>
          <draw:enhanced-geometry svg:viewBox="0 0 21600 21600" draw:type="rectangle" draw:enhanced-path="M 0 0 L 21600 0 21600 21600 0 21600 0 0 Z N"/>
        </draw:custom-shape>
        <draw:custom-shape draw:style-name="gr11" draw:text-style-name="P18" draw:layer="layout" svg:width="0.762cm" svg:height="0.762cm" svg:x="7.72cm" svg:y="3.01cm">
          <text:p text:style-name="P5"><text:span text:style-name="T4">b</text:span></text:p>
          <draw:enhanced-geometry svg:viewBox="0 0 21600 21600" draw:type="rectangle" draw:enhanced-path="M 0 0 L 21600 0 21600 21600 0 21600 0 0 Z N"/>
        </draw:custom-shape>
        <draw:custom-shape draw:style-name="gr12" draw:text-style-name="P19" draw:layer="layout" svg:width="0.762cm" svg:height="0.762cm" svg:x="8.736cm" svg:y="3.01cm">
          <text:p text:style-name="P5"><text:span text:style-name="T4">c</text:span></text:p>
          <draw:enhanced-geometry svg:viewBox="0 0 21600 21600" draw:type="rectangle" draw:enhanced-path="M 0 0 L 21600 0 21600 21600 0 21600 0 0 Z N"/>
        </draw:custom-shape>
        <draw:custom-shape draw:style-name="gr5" draw:text-style-name="P20" draw:layer="layout" svg:width="0.762cm" svg:height="0.762cm" svg:x="9.752cm" svg:y="3.01cm">
          <text:p text:style-name="P5"><text:span text:style-name="T4">d</text:span></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4</text:span></text:p>
          <draw:enhanced-geometry svg:viewBox="0 0 21600 21600" draw:type="rectangle" draw:enhanced-path="M 0 0 L 21600 0 21600 21600 0 21600 0 0 Z N"/>
        </draw:custom-shape>
        <draw:line draw:style-name="gr13" draw:text-style-name="P12" draw:layer="layout" svg:x1="16.41cm" svg:y1="3.248cm" svg:x2="16.41cm" svg:y2="3.756cm">
          <text:p/>
        </draw:line>
        <draw:line draw:style-name="gr14" draw:text-style-name="P12" draw:layer="layout" svg:x1="11.278cm" svg:y1="12.294cm" svg:x2="10.668cm" svg:y2="11.684cm">
          <text:p/>
        </draw:line>
        <draw:custom-shape draw:style-name="gr15" draw:text-style-name="P9" draw:layer="layout" svg:width="3.81cm" svg:height="0.762cm" svg:x="10.16cm" svg:y="12.41cm">
          <text:p text:style-name="P5"><text:span text:style-name="T6">Each cell : boolean</text:span></text:p>
          <draw:enhanced-geometry svg:viewBox="0 0 21600 21600" draw:type="rectangle" draw:enhanced-path="M 0 0 L 21600 0 21600 21600 0 21600 0 0 Z N"/>
        </draw:custom-shape>
        <draw:line draw:style-name="gr13" draw:text-style-name="P12" draw:layer="layout" svg:x1="17.41cm" svg:y1="3.248cm" svg:x2="17.41cm" svg:y2="3.756cm">
          <text:p/>
        </draw:line>
        <draw:line draw:style-name="gr13" draw:text-style-name="P12" draw:layer="layout" svg:x1="18.41cm" svg:y1="3.248cm" svg:x2="18.41cm" svg:y2="3.756cm">
          <text:p/>
        </draw:line>
        <draw:line draw:style-name="gr13" draw:text-style-name="P12" draw:layer="layout" svg:x1="19.41cm" svg:y1="3.248cm" svg:x2="19.41cm" svg:y2="3.756cm">
          <text:p/>
        </draw:line>
        <draw:frame draw:style-name="gr16" draw:text-style-name="P21" draw:layer="layout" svg:width="0.762cm" svg:height="0.569cm" svg:x="15.848cm" svg:y="3.048cm">
          <draw:text-box>
            <text:p text:style-name="P5"><text:span text:style-name="T9">1</text:span></text:p>
          </draw:text-box>
        </draw:frame>
        <draw:frame draw:style-name="gr16" draw:text-style-name="P21" draw:layer="layout" svg:width="0.762cm" svg:height="0.569cm" svg:x="16.848cm" svg:y="3.049cm">
          <draw:text-box>
            <text:p text:style-name="P5"><text:span text:style-name="T9">2</text:span></text:p>
          </draw:text-box>
        </draw:frame>
        <draw:frame draw:style-name="gr16" draw:text-style-name="P21" draw:layer="layout" svg:width="0.762cm" svg:height="0.569cm" svg:x="17.848cm" svg:y="3.05cm">
          <draw:text-box>
            <text:p text:style-name="P5"><text:span text:style-name="T9">3</text:span></text:p>
          </draw:text-box>
        </draw:frame>
        <draw:frame draw:style-name="gr16" draw:text-style-name="P21" draw:layer="layout" svg:width="0.762cm" svg:height="0.569cm" svg:x="18.848cm" svg:y="3.051cm">
          <draw:text-box>
            <text:p text:style-name="P5"><text:span text:style-name="T9">4</text:span></text:p>
          </draw:text-box>
        </draw:frame>
        <draw:custom-shape draw:style-name="gr17" draw:text-style-name="P22" draw:layer="layout" svg:width="1.016cm" svg:height="9.652cm" svg:x="8.604cm" svg:y="2.4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6.931cm" svg:height="9.524cm" svg:x="1.059cm" svg:y="1.93cm" draw:page-number="3" presentation:class="page"/>
          <draw:frame presentation:style-name="pr6" draw:text-style-name="P16" draw:layer="layout" svg:width="15.239cm" svg:height="11.429cm" svg:x="1.905cm" svg:y="12.065cm" presentation:class="notes" presentation:placeholder="true">
            <draw:text-box/>
          </draw:frame>
        </presentation:notes>
      </draw:page>
      <draw:page draw:name="page4" draw:style-name="dp1" draw:master-page-name="TITLE_5f_AND_5f_TWO_5f_COLUMNS_5f__5f__5f__5f_" presentation:presentation-page-layout-name="AL2T3">
        <office:forms form:automatic-focus="false" form:apply-design-mode="false"/>
        <draw:frame draw:name="Google Shape;140;p15" presentation:style-name="pr7"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draw:custom-shape draw:style-name="gr4" draw:text-style-name="P6" draw:layer="layout" svg:width="0.762cm" svg:height="0.762cm" svg:x="6.704cm" svg:y="3.91cm">
          <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4" draw:text-style-name="P8" draw:layer="layout" svg:width="0.762cm" svg:height="0.762cm" svg:x="8.736cm" svg:y="3.91cm">
          <text:p/>
          <draw:enhanced-geometry svg:viewBox="0 0 21600 21600" draw:type="rectangle" draw:enhanced-path="M 0 0 L 21600 0 21600 21600 0 21600 0 0 Z N"/>
        </draw:custom-shape>
        <draw:custom-shape draw:style-name="gr4" draw:text-style-name="P8" draw:layer="layout" svg:width="0.762cm" svg:height="0.762cm" svg:x="9.752cm" svg:y="3.91cm">
          <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4" draw:text-style-name="P9" draw:layer="layout" svg:width="0.762cm" svg:height="0.762cm" svg:x="9.752cm" svg:y="6.91cm">
          <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4" draw:text-style-name="P8" draw:layer="layout" svg:width="0.762cm" svg:height="0.762cm" svg:x="8.736cm" svg:y="7.91cm">
          <text:p/>
          <draw:enhanced-geometry svg:viewBox="0 0 21600 21600" draw:type="rectangle" draw:enhanced-path="M 0 0 L 21600 0 21600 21600 0 21600 0 0 Z N"/>
        </draw:custom-shape>
        <draw:custom-shape draw:style-name="gr4" draw:text-style-name="P8" draw:layer="layout" svg:width="0.762cm" svg:height="0.762cm" svg:x="9.752cm" svg:y="7.91cm">
          <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4" draw:text-style-name="P8" draw:layer="layout" svg:width="0.762cm" svg:height="0.762cm" svg:x="7.72cm" svg:y="9.91cm">
          <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4" draw:text-style-name="P8" draw:layer="layout" svg:width="0.762cm" svg:height="0.762cm" svg:x="16.004cm" svg:y="7.91cm">
          <text:p/>
          <draw:enhanced-geometry svg:viewBox="0 0 21600 21600" draw:type="rectangle" draw:enhanced-path="M 0 0 L 21600 0 21600 21600 0 21600 0 0 Z N"/>
        </draw:custom-shape>
        <draw:custom-shape draw:style-name="gr4" draw:text-style-name="P8" draw:layer="layout" svg:width="0.762cm" svg:height="0.762cm" svg:x="17.02cm" svg:y="7.91cm">
          <text:p/>
          <draw:enhanced-geometry svg:viewBox="0 0 21600 21600" draw:type="rectangle" draw:enhanced-path="M 0 0 L 21600 0 21600 21600 0 21600 0 0 Z N"/>
        </draw:custom-shape>
        <draw:custom-shape draw:style-name="gr4" draw:text-style-name="P8" draw:layer="layout" svg:width="0.762cm" svg:height="0.762cm" svg:x="18.036cm" svg:y="7.91cm">
          <text:p/>
          <draw:enhanced-geometry svg:viewBox="0 0 21600 21600" draw:type="rectangle" draw:enhanced-path="M 0 0 L 21600 0 21600 21600 0 21600 0 0 Z N"/>
        </draw:custom-shape>
        <draw:custom-shape draw:style-name="gr4" draw:text-style-name="P8" draw:layer="layout" svg:width="0.762cm" svg:height="0.762cm" svg:x="19.052cm" svg:y="7.91cm">
          <text:p/>
          <draw:enhanced-geometry svg:viewBox="0 0 21600 21600" draw:type="rectangle" draw:enhanced-path="M 0 0 L 21600 0 21600 21600 0 21600 0 0 Z N"/>
        </draw:custom-shape>
        <draw:custom-shape draw:style-name="gr4" draw:text-style-name="P8" draw:layer="layout" svg:width="0.762cm" svg:height="0.762cm" svg:x="16.004cm" svg:y="6.91cm">
          <text:p/>
          <draw:enhanced-geometry svg:viewBox="0 0 21600 21600" draw:type="rectangle" draw:enhanced-path="M 0 0 L 21600 0 21600 21600 0 21600 0 0 Z N"/>
        </draw:custom-shape>
        <draw:custom-shape draw:style-name="gr4" draw:text-style-name="P8" draw:layer="layout" svg:width="0.762cm" svg:height="0.762cm" svg:x="17.02cm" svg:y="6.91cm">
          <text:p/>
          <draw:enhanced-geometry svg:viewBox="0 0 21600 21600" draw:type="rectangle" draw:enhanced-path="M 0 0 L 21600 0 21600 21600 0 21600 0 0 Z N"/>
        </draw:custom-shape>
        <draw:custom-shape draw:style-name="gr4" draw:text-style-name="P8" draw:layer="layout" svg:width="0.762cm" svg:height="0.762cm" svg:x="18.036cm" svg:y="6.91cm">
          <text:p/>
          <draw:enhanced-geometry svg:viewBox="0 0 21600 21600" draw:type="rectangle" draw:enhanced-path="M 0 0 L 21600 0 21600 21600 0 21600 0 0 Z N"/>
        </draw:custom-shape>
        <draw:custom-shape draw:style-name="gr4" draw:text-style-name="P8" draw:layer="layout" svg:width="0.762cm" svg:height="0.762cm" svg:x="19.052cm" svg:y="6.91cm">
          <text:p/>
          <draw:enhanced-geometry svg:viewBox="0 0 21600 21600" draw:type="rectangle" draw:enhanced-path="M 0 0 L 21600 0 21600 21600 0 21600 0 0 Z N"/>
        </draw:custom-shape>
        <draw:custom-shape draw:style-name="gr4" draw:text-style-name="P8" draw:layer="layout" svg:width="0.762cm" svg:height="0.762cm" svg:x="16.004cm" svg:y="5.91cm">
          <text:p/>
          <draw:enhanced-geometry svg:viewBox="0 0 21600 21600" draw:type="rectangle" draw:enhanced-path="M 0 0 L 21600 0 21600 21600 0 21600 0 0 Z N"/>
        </draw:custom-shape>
        <draw:custom-shape draw:style-name="gr4" draw:text-style-name="P8" draw:layer="layout" svg:width="0.762cm" svg:height="0.762cm" svg:x="17.02cm" svg:y="5.91cm">
          <text:p/>
          <draw:enhanced-geometry svg:viewBox="0 0 21600 21600" draw:type="rectangle" draw:enhanced-path="M 0 0 L 21600 0 21600 21600 0 21600 0 0 Z N"/>
        </draw:custom-shape>
        <draw:custom-shape draw:style-name="gr4" draw:text-style-name="P8" draw:layer="layout" svg:width="0.762cm" svg:height="0.762cm" svg:x="18.036cm" svg:y="5.91cm">
          <text:p/>
          <draw:enhanced-geometry svg:viewBox="0 0 21600 21600" draw:type="rectangle" draw:enhanced-path="M 0 0 L 21600 0 21600 21600 0 21600 0 0 Z N"/>
        </draw:custom-shape>
        <draw:custom-shape draw:style-name="gr4" draw:text-style-name="P8" draw:layer="layout" svg:width="0.762cm" svg:height="0.762cm" svg:x="19.052cm" svg:y="5.91cm">
          <text:p/>
          <draw:enhanced-geometry svg:viewBox="0 0 21600 21600" draw:type="rectangle" draw:enhanced-path="M 0 0 L 21600 0 21600 21600 0 21600 0 0 Z N"/>
        </draw:custom-shape>
        <draw:custom-shape draw:style-name="gr4" draw:text-style-name="P8" draw:layer="layout" svg:width="0.762cm" svg:height="0.762cm" svg:x="16.004cm" svg:y="4.91cm">
          <text:p/>
          <draw:enhanced-geometry svg:viewBox="0 0 21600 21600" draw:type="rectangle" draw:enhanced-path="M 0 0 L 21600 0 21600 21600 0 21600 0 0 Z N"/>
        </draw:custom-shape>
        <draw:custom-shape draw:style-name="gr4" draw:text-style-name="P8" draw:layer="layout" svg:width="0.762cm" svg:height="0.762cm" svg:x="17.02cm" svg:y="4.91cm">
          <text:p/>
          <draw:enhanced-geometry svg:viewBox="0 0 21600 21600" draw:type="rectangle" draw:enhanced-path="M 0 0 L 21600 0 21600 21600 0 21600 0 0 Z N"/>
        </draw:custom-shape>
        <draw:custom-shape draw:style-name="gr4" draw:text-style-name="P8" draw:layer="layout" svg:width="0.762cm" svg:height="0.762cm" svg:x="18.036cm" svg:y="4.91cm">
          <text:p/>
          <draw:enhanced-geometry svg:viewBox="0 0 21600 21600" draw:type="rectangle" draw:enhanced-path="M 0 0 L 21600 0 21600 21600 0 21600 0 0 Z N"/>
        </draw:custom-shape>
        <draw:custom-shape draw:style-name="gr4" draw:text-style-name="P8" draw:layer="layout" svg:width="0.762cm" svg:height="0.762cm" svg:x="19.052cm" svg:y="4.91cm">
          <text:p/>
          <draw:enhanced-geometry svg:viewBox="0 0 21600 21600" draw:type="rectangle" draw:enhanced-path="M 0 0 L 21600 0 21600 21600 0 21600 0 0 Z N"/>
        </draw:custom-shape>
        <draw:custom-shape draw:style-name="gr4" draw:text-style-name="P8" draw:layer="layout" svg:width="0.762cm" svg:height="0.762cm" svg:x="16.004cm" svg:y="3.91cm">
          <text:p/>
          <draw:enhanced-geometry svg:viewBox="0 0 21600 21600" draw:type="rectangle" draw:enhanced-path="M 0 0 L 21600 0 21600 21600 0 21600 0 0 Z N"/>
        </draw:custom-shape>
        <draw:custom-shape draw:style-name="gr4" draw:text-style-name="P8" draw:layer="layout" svg:width="0.762cm" svg:height="0.762cm" svg:x="17.02cm" svg:y="3.91cm">
          <text:p/>
          <draw:enhanced-geometry svg:viewBox="0 0 21600 21600" draw:type="rectangle" draw:enhanced-path="M 0 0 L 21600 0 21600 21600 0 21600 0 0 Z N"/>
        </draw:custom-shape>
        <draw:custom-shape draw:style-name="gr4" draw:text-style-name="P8" draw:layer="layout" svg:width="0.762cm" svg:height="0.762cm" svg:x="18.036cm" svg:y="3.91cm">
          <text:p/>
          <draw:enhanced-geometry svg:viewBox="0 0 21600 21600" draw:type="rectangle" draw:enhanced-path="M 0 0 L 21600 0 21600 21600 0 21600 0 0 Z N"/>
        </draw:custom-shape>
        <draw:custom-shape draw:style-name="gr4" draw:text-style-name="P8" draw:layer="layout" svg:width="0.762cm" svg:height="0.762cm" svg:x="19.052cm" svg:y="3.91cm">
          <text:p/>
          <draw:enhanced-geometry svg:viewBox="0 0 21600 21600" draw:type="rectangle" draw:enhanced-path="M 0 0 L 21600 0 21600 21600 0 21600 0 0 Z N"/>
        </draw:custom-shape>
        <draw:custom-shape draw:style-name="gr2" draw:text-style-name="P8" draw:layer="layout" svg:width="0.762cm" svg:height="0.762cm" svg:x="16.0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7.02cm" svg:y="10.91cm">
          <text:p/>
          <draw:enhanced-geometry svg:viewBox="0 0 21600 21600" draw:type="rectangle" draw:enhanced-path="M 0 0 L 21600 0 21600 21600 0 21600 0 0 Z N"/>
        </draw:custom-shape>
        <draw:custom-shape draw:style-name="gr4" draw:text-style-name="P8" draw:layer="layout" svg:width="0.762cm" svg:height="0.762cm" svg:x="18.036cm" svg:y="10.91cm">
          <text:p/>
          <draw:enhanced-geometry svg:viewBox="0 0 21600 21600" draw:type="rectangle" draw:enhanced-path="M 0 0 L 21600 0 21600 21600 0 21600 0 0 Z N"/>
        </draw:custom-shape>
        <draw:custom-shape draw:style-name="gr4" draw:text-style-name="P8" draw:layer="layout" svg:width="0.762cm" svg:height="0.762cm" svg:x="19.052cm" svg:y="10.91cm">
          <text:p/>
          <draw:enhanced-geometry svg:viewBox="0 0 21600 21600" draw:type="rectangle" draw:enhanced-path="M 0 0 L 21600 0 21600 21600 0 21600 0 0 Z N"/>
        </draw:custom-shape>
        <draw:custom-shape draw:style-name="gr2" draw:text-style-name="P8" draw:layer="layout" svg:width="0.762cm" svg:height="0.762cm" svg:x="16.004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7.02cm" svg:y="9.91cm">
          <text:p/>
          <draw:enhanced-geometry svg:viewBox="0 0 21600 21600" draw:type="rectangle" draw:enhanced-path="M 0 0 L 21600 0 21600 21600 0 21600 0 0 Z N"/>
        </draw:custom-shape>
        <draw:custom-shape draw:style-name="gr4" draw:text-style-name="P8" draw:layer="layout" svg:width="0.762cm" svg:height="0.762cm" svg:x="18.036cm" svg:y="9.91cm">
          <text:p/>
          <draw:enhanced-geometry svg:viewBox="0 0 21600 21600" draw:type="rectangle" draw:enhanced-path="M 0 0 L 21600 0 21600 21600 0 21600 0 0 Z N"/>
        </draw:custom-shape>
        <draw:custom-shape draw:style-name="gr4" draw:text-style-name="P8" draw:layer="layout" svg:width="0.762cm" svg:height="0.762cm" svg:x="19.052cm" svg:y="9.91cm">
          <text:p/>
          <draw:enhanced-geometry svg:viewBox="0 0 21600 21600" draw:type="rectangle" draw:enhanced-path="M 0 0 L 21600 0 21600 21600 0 21600 0 0 Z N"/>
        </draw:custom-shape>
        <draw:custom-shape draw:style-name="gr4" draw:text-style-name="P8" draw:layer="layout" svg:width="0.762cm" svg:height="0.762cm" svg:x="16.004cm" svg:y="8.91cm">
          <text:p/>
          <draw:enhanced-geometry svg:viewBox="0 0 21600 21600" draw:type="rectangle" draw:enhanced-path="M 0 0 L 21600 0 21600 21600 0 21600 0 0 Z N"/>
        </draw:custom-shape>
        <draw:custom-shape draw:style-name="gr4" draw:text-style-name="P8" draw:layer="layout" svg:width="0.762cm" svg:height="0.762cm" svg:x="17.02cm" svg:y="8.91cm">
          <text:p/>
          <draw:enhanced-geometry svg:viewBox="0 0 21600 21600" draw:type="rectangle" draw:enhanced-path="M 0 0 L 21600 0 21600 21600 0 21600 0 0 Z N"/>
        </draw:custom-shape>
        <draw:custom-shape draw:style-name="gr4" draw:text-style-name="P8" draw:layer="layout" svg:width="0.762cm" svg:height="0.762cm" svg:x="18.036cm" svg:y="8.91cm">
          <text:p/>
          <draw:enhanced-geometry svg:viewBox="0 0 21600 21600" draw:type="rectangle" draw:enhanced-path="M 0 0 L 21600 0 21600 21600 0 21600 0 0 Z N"/>
        </draw:custom-shape>
        <draw:custom-shape draw:style-name="gr4" draw:text-style-name="P8" draw:layer="layout" svg:width="0.762cm" svg:height="0.762cm" svg:x="19.052cm" svg:y="8.91cm">
          <text:p/>
          <draw:enhanced-geometry svg:viewBox="0 0 21600 21600" draw:type="rectangle" draw:enhanced-path="M 0 0 L 21600 0 21600 21600 0 21600 0 0 Z N"/>
        </draw:custom-shape>
        <presentation:notes draw:style-name="dp2">
          <draw:page-thumbnail draw:style-name="gr1" draw:layer="layout" svg:width="16.931cm" svg:height="9.524cm" svg:x="1.059cm" svg:y="1.93cm" draw:page-number="4" presentation:class="page"/>
          <draw:frame presentation:style-name="pr8" draw:text-style-name="P16" draw:layer="layout" svg:width="15.239cm" svg:height="11.429cm" svg:x="1.905cm" svg:y="12.065cm" presentation:class="notes" presentation:placeholder="true">
            <draw:text-box/>
          </draw:frame>
        </presentation:notes>
      </draw:page>
      <draw:page draw:name="page5" draw:style-name="dp1" draw:master-page-name="TITLE_5f_AND_5f_TWO_5f_COLUMNS_5f__5f__5f__5f__5f_" presentation:presentation-page-layout-name="AL2T3">
        <office:forms form:automatic-focus="false" form:apply-design-mode="false"/>
        <draw:frame draw:name="Google Shape;140;p15" presentation:style-name="pr9" draw:text-style-name="P4" draw:layer="layout" svg:width="2.826cm" svg:height="1.092cm" svg:x="0.999cm" svg:y="2.844cm">
          <draw:text-box>
            <text:p text:style-name="P1"><text:span text:style-name="T3"><text:page-number>&lt;number&gt;</text:page-number></text:span></text:p>
          </draw:text-box>
        </draw:frame>
        <draw:custom-shape draw:style-name="gr4" draw:text-style-name="P6" draw:layer="layout" svg:width="0.762cm" svg:height="0.762cm" svg:x="6.704cm" svg:y="3.91cm">
          <text:p/>
          <draw:enhanced-geometry svg:viewBox="0 0 21600 21600" draw:type="rectangle" draw:enhanced-path="M 0 0 L 21600 0 21600 21600 0 21600 0 0 Z N"/>
        </draw:custom-shape>
        <draw:custom-shape draw:style-name="gr4" draw:text-style-name="P8" draw:layer="layout" svg:width="0.762cm" svg:height="0.762cm" svg:x="7.72cm" svg:y="3.91cm">
          <text:p/>
          <draw:enhanced-geometry svg:viewBox="0 0 21600 21600" draw:type="rectangle" draw:enhanced-path="M 0 0 L 21600 0 21600 21600 0 21600 0 0 Z N"/>
        </draw:custom-shape>
        <draw:custom-shape draw:style-name="gr2" draw:text-style-name="P8" draw:layer="layout" svg:width="0.762cm" svg:height="0.762cm" svg:x="8.736cm" svg:y="3.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4.88cm">
          <text:p/>
          <draw:enhanced-geometry svg:viewBox="0 0 21600 21600" draw:type="rectangle" draw:enhanced-path="M 0 0 L 21600 0 21600 21600 0 21600 0 0 Z N"/>
        </draw:custom-shape>
        <draw:custom-shape draw:style-name="gr4" draw:text-style-name="P8" draw:layer="layout" svg:width="0.762cm" svg:height="0.762cm" svg:x="7.72cm" svg:y="4.88cm">
          <text:p/>
          <draw:enhanced-geometry svg:viewBox="0 0 21600 21600" draw:type="rectangle" draw:enhanced-path="M 0 0 L 21600 0 21600 21600 0 21600 0 0 Z N"/>
        </draw:custom-shape>
        <draw:custom-shape draw:style-name="gr4" draw:text-style-name="P8" draw:layer="layout" svg:width="0.762cm" svg:height="0.762cm" svg:x="8.736cm" svg:y="4.88cm">
          <text:p/>
          <draw:enhanced-geometry svg:viewBox="0 0 21600 21600" draw:type="rectangle" draw:enhanced-path="M 0 0 L 21600 0 21600 21600 0 21600 0 0 Z N"/>
        </draw:custom-shape>
        <draw:custom-shape draw:style-name="gr4" draw:text-style-name="P8" draw:layer="layout" svg:width="0.762cm" svg:height="0.762cm" svg:x="9.752cm" svg:y="4.88cm">
          <text:p/>
          <draw:enhanced-geometry svg:viewBox="0 0 21600 21600" draw:type="rectangle" draw:enhanced-path="M 0 0 L 21600 0 21600 21600 0 21600 0 0 Z N"/>
        </draw:custom-shape>
        <draw:custom-shape draw:style-name="gr4" draw:text-style-name="P8" draw:layer="layout" svg:width="0.762cm" svg:height="0.762cm" svg:x="6.704cm" svg:y="5.888cm">
          <text:p/>
          <draw:enhanced-geometry svg:viewBox="0 0 21600 21600" draw:type="rectangle" draw:enhanced-path="M 0 0 L 21600 0 21600 21600 0 21600 0 0 Z N"/>
        </draw:custom-shape>
        <draw:custom-shape draw:style-name="gr4" draw:text-style-name="P8" draw:layer="layout" svg:width="0.762cm" svg:height="0.762cm" svg:x="7.72cm" svg:y="5.888cm">
          <text:p/>
          <draw:enhanced-geometry svg:viewBox="0 0 21600 21600" draw:type="rectangle" draw:enhanced-path="M 0 0 L 21600 0 21600 21600 0 21600 0 0 Z N"/>
        </draw:custom-shape>
        <draw:custom-shape draw:style-name="gr4" draw:text-style-name="P8" draw:layer="layout" svg:width="0.762cm" svg:height="0.762cm" svg:x="8.736cm" svg:y="5.888cm">
          <text:p/>
          <draw:enhanced-geometry svg:viewBox="0 0 21600 21600" draw:type="rectangle" draw:enhanced-path="M 0 0 L 21600 0 21600 21600 0 21600 0 0 Z N"/>
        </draw:custom-shape>
        <draw:custom-shape draw:style-name="gr4" draw:text-style-name="P8" draw:layer="layout" svg:width="0.762cm" svg:height="0.762cm" svg:x="9.752cm" svg:y="5.888cm">
          <text:p/>
          <draw:enhanced-geometry svg:viewBox="0 0 21600 21600" draw:type="rectangle" draw:enhanced-path="M 0 0 L 21600 0 21600 21600 0 21600 0 0 Z N"/>
        </draw:custom-shape>
        <draw:custom-shape draw:style-name="gr4" draw:text-style-name="P8" draw:layer="layout" svg:width="0.762cm" svg:height="0.762cm" svg:x="6.704cm" svg:y="6.91cm">
          <text:p/>
          <draw:enhanced-geometry svg:viewBox="0 0 21600 21600" draw:type="rectangle" draw:enhanced-path="M 0 0 L 21600 0 21600 21600 0 21600 0 0 Z N"/>
        </draw:custom-shape>
        <draw:custom-shape draw:style-name="gr4" draw:text-style-name="P8" draw:layer="layout" svg:width="0.762cm" svg:height="0.762cm" svg:x="7.72cm" svg:y="6.91cm">
          <text:p/>
          <draw:enhanced-geometry svg:viewBox="0 0 21600 21600" draw:type="rectangle" draw:enhanced-path="M 0 0 L 21600 0 21600 21600 0 21600 0 0 Z N"/>
        </draw:custom-shape>
        <draw:custom-shape draw:style-name="gr4" draw:text-style-name="P8" draw:layer="layout" svg:width="0.762cm" svg:height="0.762cm" svg:x="8.736cm" svg:y="6.91cm">
          <text:p/>
          <draw:enhanced-geometry svg:viewBox="0 0 21600 21600" draw:type="rectangle" draw:enhanced-path="M 0 0 L 21600 0 21600 21600 0 21600 0 0 Z N"/>
        </draw:custom-shape>
        <draw:custom-shape draw:style-name="gr4" draw:text-style-name="P9" draw:layer="layout" svg:width="0.762cm" svg:height="0.762cm" svg:x="9.752cm" svg:y="6.91cm">
          <text:p/>
          <draw:enhanced-geometry svg:viewBox="0 0 21600 21600" draw:type="rectangle" draw:enhanced-path="M 0 0 L 21600 0 21600 21600 0 21600 0 0 Z N"/>
        </draw:custom-shape>
        <draw:custom-shape draw:style-name="gr4" draw:text-style-name="P8" draw:layer="layout" svg:width="0.762cm" svg:height="0.762cm" svg:x="6.704cm" svg:y="7.91cm">
          <text:p/>
          <draw:enhanced-geometry svg:viewBox="0 0 21600 21600" draw:type="rectangle" draw:enhanced-path="M 0 0 L 21600 0 21600 21600 0 21600 0 0 Z N"/>
        </draw:custom-shape>
        <draw:custom-shape draw:style-name="gr4" draw:text-style-name="P8" draw:layer="layout" svg:width="0.762cm" svg:height="0.762cm" svg:x="7.72cm" svg:y="7.91cm">
          <text:p/>
          <draw:enhanced-geometry svg:viewBox="0 0 21600 21600" draw:type="rectangle" draw:enhanced-path="M 0 0 L 21600 0 21600 21600 0 21600 0 0 Z N"/>
        </draw:custom-shape>
        <draw:custom-shape draw:style-name="gr2" draw:text-style-name="P8" draw:layer="layout" svg:width="0.762cm" svg:height="0.762cm" svg:x="8.736cm" svg:y="7.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9.752cm" svg:y="7.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6.704cm" svg:y="8.91cm">
          <text:p/>
          <draw:enhanced-geometry svg:viewBox="0 0 21600 21600" draw:type="rectangle" draw:enhanced-path="M 0 0 L 21600 0 21600 21600 0 21600 0 0 Z N"/>
        </draw:custom-shape>
        <draw:custom-shape draw:style-name="gr4" draw:text-style-name="P8" draw:layer="layout" svg:width="0.762cm" svg:height="0.762cm" svg:x="7.72cm" svg:y="8.91cm">
          <text:p/>
          <draw:enhanced-geometry svg:viewBox="0 0 21600 21600" draw:type="rectangle" draw:enhanced-path="M 0 0 L 21600 0 21600 21600 0 21600 0 0 Z N"/>
        </draw:custom-shape>
        <draw:custom-shape draw:style-name="gr4" draw:text-style-name="P8" draw:layer="layout" svg:width="0.762cm" svg:height="0.762cm" svg:x="8.736cm" svg:y="8.91cm">
          <text:p/>
          <draw:enhanced-geometry svg:viewBox="0 0 21600 21600" draw:type="rectangle" draw:enhanced-path="M 0 0 L 21600 0 21600 21600 0 21600 0 0 Z N"/>
        </draw:custom-shape>
        <draw:custom-shape draw:style-name="gr4" draw:text-style-name="P8" draw:layer="layout" svg:width="0.762cm" svg:height="0.762cm" svg:x="9.752cm" svg:y="8.91cm">
          <text:p/>
          <draw:enhanced-geometry svg:viewBox="0 0 21600 21600" draw:type="rectangle" draw:enhanced-path="M 0 0 L 21600 0 21600 21600 0 21600 0 0 Z N"/>
        </draw:custom-shape>
        <draw:custom-shape draw:style-name="gr4" draw:text-style-name="P8" draw:layer="layout" svg:width="0.762cm" svg:height="0.762cm" svg:x="6.704cm" svg:y="9.91cm">
          <text:p/>
          <draw:enhanced-geometry svg:viewBox="0 0 21600 21600" draw:type="rectangle" draw:enhanced-path="M 0 0 L 21600 0 21600 21600 0 21600 0 0 Z N"/>
        </draw:custom-shape>
        <draw:custom-shape draw:style-name="gr4" draw:text-style-name="P8" draw:layer="layout" svg:width="0.762cm" svg:height="0.762cm" svg:x="7.72cm" svg:y="9.91cm">
          <text:p/>
          <draw:enhanced-geometry svg:viewBox="0 0 21600 21600" draw:type="rectangle" draw:enhanced-path="M 0 0 L 21600 0 21600 21600 0 21600 0 0 Z N"/>
        </draw:custom-shape>
        <draw:custom-shape draw:style-name="gr4" draw:text-style-name="P8" draw:layer="layout" svg:width="0.762cm" svg:height="0.762cm" svg:x="8.736cm" svg:y="9.91cm">
          <text:p/>
          <draw:enhanced-geometry svg:viewBox="0 0 21600 21600" draw:type="rectangle" draw:enhanced-path="M 0 0 L 21600 0 21600 21600 0 21600 0 0 Z N"/>
        </draw:custom-shape>
        <draw:custom-shape draw:style-name="gr4" draw:text-style-name="P8" draw:layer="layout" svg:width="0.762cm" svg:height="0.762cm" svg:x="9.752cm" svg:y="9.91cm">
          <text:p/>
          <draw:enhanced-geometry svg:viewBox="0 0 21600 21600" draw:type="rectangle" draw:enhanced-path="M 0 0 L 21600 0 21600 21600 0 21600 0 0 Z N"/>
        </draw:custom-shape>
        <draw:custom-shape draw:style-name="gr4" draw:text-style-name="P8" draw:layer="layout" svg:width="0.762cm" svg:height="0.762cm" svg:x="6.704cm" svg:y="10.91cm">
          <text:p/>
          <draw:enhanced-geometry svg:viewBox="0 0 21600 21600" draw:type="rectangle" draw:enhanced-path="M 0 0 L 21600 0 21600 21600 0 21600 0 0 Z N"/>
        </draw:custom-shape>
        <draw:custom-shape draw:style-name="gr4" draw:text-style-name="P8" draw:layer="layout" svg:width="0.762cm" svg:height="0.762cm" svg:x="7.72cm" svg:y="10.91cm">
          <text:p/>
          <draw:enhanced-geometry svg:viewBox="0 0 21600 21600" draw:type="rectangle" draw:enhanced-path="M 0 0 L 21600 0 21600 21600 0 21600 0 0 Z N"/>
        </draw:custom-shape>
        <draw:custom-shape draw:style-name="gr4" draw:text-style-name="P8" draw:layer="layout" svg:width="0.762cm" svg:height="0.762cm" svg:x="8.736cm" svg:y="10.91cm">
          <text:p/>
          <draw:enhanced-geometry svg:viewBox="0 0 21600 21600" draw:type="rectangle" draw:enhanced-path="M 0 0 L 21600 0 21600 21600 0 21600 0 0 Z N"/>
        </draw:custom-shape>
        <draw:custom-shape draw:style-name="gr4" draw:text-style-name="P8" draw:layer="layout" svg:width="0.762cm" svg:height="0.762cm" svg:x="9.752cm" svg:y="10.91cm">
          <text:p/>
          <draw:enhanced-geometry svg:viewBox="0 0 21600 21600" draw:type="rectangle" draw:enhanced-path="M 0 0 L 21600 0 21600 21600 0 21600 0 0 Z N"/>
        </draw:custom-shape>
        <draw:custom-shape draw:style-name="gr2" draw:text-style-name="P8" draw:layer="layout" svg:width="0.762cm" svg:height="0.762cm" svg:x="11.404cm" svg:y="7.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7.91cm">
          <text:p/>
          <draw:enhanced-geometry svg:viewBox="0 0 21600 21600" draw:type="rectangle" draw:enhanced-path="M 0 0 L 21600 0 21600 21600 0 21600 0 0 Z N"/>
        </draw:custom-shape>
        <draw:custom-shape draw:style-name="gr2" draw:text-style-name="P8" draw:layer="layout" svg:width="0.762cm" svg:height="0.762cm" svg:x="13.436cm" svg:y="7.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4.452cm" svg:y="7.91cm">
          <text:p/>
          <draw:enhanced-geometry svg:viewBox="0 0 21600 21600" draw:type="rectangle" draw:enhanced-path="M 0 0 L 21600 0 21600 21600 0 21600 0 0 Z N"/>
        </draw:custom-shape>
        <draw:custom-shape draw:style-name="gr2" draw:text-style-name="P8" draw:layer="layout" svg:width="0.762cm" svg:height="0.762cm" svg:x="11.404cm" svg:y="6.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6.91cm">
          <text:p/>
          <draw:enhanced-geometry svg:viewBox="0 0 21600 21600" draw:type="rectangle" draw:enhanced-path="M 0 0 L 21600 0 21600 21600 0 21600 0 0 Z N"/>
        </draw:custom-shape>
        <draw:custom-shape draw:style-name="gr4" draw:text-style-name="P8" draw:layer="layout" svg:width="0.762cm" svg:height="0.762cm" svg:x="13.436cm" svg:y="6.91cm">
          <text:p/>
          <draw:enhanced-geometry svg:viewBox="0 0 21600 21600" draw:type="rectangle" draw:enhanced-path="M 0 0 L 21600 0 21600 21600 0 21600 0 0 Z N"/>
        </draw:custom-shape>
        <draw:custom-shape draw:style-name="gr2" draw:text-style-name="P8" draw:layer="layout" svg:width="0.762cm" svg:height="0.762cm" svg:x="14.452cm" svg:y="6.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1.404cm" svg:y="5.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5.91cm">
          <text:p/>
          <draw:enhanced-geometry svg:viewBox="0 0 21600 21600" draw:type="rectangle" draw:enhanced-path="M 0 0 L 21600 0 21600 21600 0 21600 0 0 Z N"/>
        </draw:custom-shape>
        <draw:custom-shape draw:style-name="gr4" draw:text-style-name="P8" draw:layer="layout" svg:width="0.762cm" svg:height="0.762cm" svg:x="13.436cm" svg:y="5.91cm">
          <text:p/>
          <draw:enhanced-geometry svg:viewBox="0 0 21600 21600" draw:type="rectangle" draw:enhanced-path="M 0 0 L 21600 0 21600 21600 0 21600 0 0 Z N"/>
        </draw:custom-shape>
        <draw:custom-shape draw:style-name="gr2" draw:text-style-name="P8" draw:layer="layout" svg:width="0.762cm" svg:height="0.762cm" svg:x="14.452cm" svg:y="5.91cm">
          <text:p text:style-name="P5"><text:span text:style-name="T4">1</text:span></text:p>
          <draw:enhanced-geometry svg:viewBox="0 0 21600 21600" draw:type="rectangle" draw:enhanced-path="M 0 0 L 21600 0 21600 21600 0 21600 0 0 Z N"/>
        </draw:custom-shape>
        <draw:custom-shape draw:style-name="gr2" draw:text-style-name="P8" draw:layer="layout" svg:width="0.762cm" svg:height="0.762cm" svg:x="11.404cm" svg:y="4.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4.91cm">
          <text:p/>
          <draw:enhanced-geometry svg:viewBox="0 0 21600 21600" draw:type="rectangle" draw:enhanced-path="M 0 0 L 21600 0 21600 21600 0 21600 0 0 Z N"/>
        </draw:custom-shape>
        <draw:custom-shape draw:style-name="gr4" draw:text-style-name="P8" draw:layer="layout" svg:width="0.762cm" svg:height="0.762cm" svg:x="13.436cm" svg:y="4.91cm">
          <text:p/>
          <draw:enhanced-geometry svg:viewBox="0 0 21600 21600" draw:type="rectangle" draw:enhanced-path="M 0 0 L 21600 0 21600 21600 0 21600 0 0 Z N"/>
        </draw:custom-shape>
        <draw:custom-shape draw:style-name="gr4" draw:text-style-name="P8" draw:layer="layout" svg:width="0.762cm" svg:height="0.762cm" svg:x="14.452cm" svg:y="4.91cm">
          <text:p/>
          <draw:enhanced-geometry svg:viewBox="0 0 21600 21600" draw:type="rectangle" draw:enhanced-path="M 0 0 L 21600 0 21600 21600 0 21600 0 0 Z N"/>
        </draw:custom-shape>
        <draw:custom-shape draw:style-name="gr2" draw:text-style-name="P8" draw:layer="layout" svg:width="0.762cm" svg:height="0.762cm" svg:x="11.404cm" svg:y="3.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3.91cm">
          <text:p/>
          <draw:enhanced-geometry svg:viewBox="0 0 21600 21600" draw:type="rectangle" draw:enhanced-path="M 0 0 L 21600 0 21600 21600 0 21600 0 0 Z N"/>
        </draw:custom-shape>
        <draw:custom-shape draw:style-name="gr4" draw:text-style-name="P8" draw:layer="layout" svg:width="0.762cm" svg:height="0.762cm" svg:x="13.436cm" svg:y="3.91cm">
          <text:p/>
          <draw:enhanced-geometry svg:viewBox="0 0 21600 21600" draw:type="rectangle" draw:enhanced-path="M 0 0 L 21600 0 21600 21600 0 21600 0 0 Z N"/>
        </draw:custom-shape>
        <draw:custom-shape draw:style-name="gr4" draw:text-style-name="P8" draw:layer="layout" svg:width="0.762cm" svg:height="0.762cm" svg:x="14.452cm" svg:y="3.91cm">
          <text:p/>
          <draw:enhanced-geometry svg:viewBox="0 0 21600 21600" draw:type="rectangle" draw:enhanced-path="M 0 0 L 21600 0 21600 21600 0 21600 0 0 Z N"/>
        </draw:custom-shape>
        <draw:custom-shape draw:style-name="gr2" draw:text-style-name="P8" draw:layer="layout" svg:width="0.762cm" svg:height="0.762cm" svg:x="11.404cm" svg:y="10.91cm">
          <text:p text:style-name="P5"><text:span text:style-name="T4">0</text:span></text:p>
          <draw:enhanced-geometry svg:viewBox="0 0 21600 21600" draw:type="rectangle" draw:enhanced-path="M 0 0 L 21600 0 21600 21600 0 21600 0 0 Z N"/>
        </draw:custom-shape>
        <draw:custom-shape draw:style-name="gr4" draw:text-style-name="P8" draw:layer="layout" svg:width="0.762cm" svg:height="0.762cm" svg:x="12.42cm" svg:y="10.91cm">
          <text:p/>
          <draw:enhanced-geometry svg:viewBox="0 0 21600 21600" draw:type="rectangle" draw:enhanced-path="M 0 0 L 21600 0 21600 21600 0 21600 0 0 Z N"/>
        </draw:custom-shape>
        <draw:custom-shape draw:style-name="gr4" draw:text-style-name="P8" draw:layer="layout" svg:width="0.762cm" svg:height="0.762cm" svg:x="13.436cm" svg:y="10.91cm">
          <text:p/>
          <draw:enhanced-geometry svg:viewBox="0 0 21600 21600" draw:type="rectangle" draw:enhanced-path="M 0 0 L 21600 0 21600 21600 0 21600 0 0 Z N"/>
        </draw:custom-shape>
        <draw:custom-shape draw:style-name="gr4" draw:text-style-name="P8" draw:layer="layout" svg:width="0.762cm" svg:height="0.762cm" svg:x="14.452cm" svg:y="10.91cm">
          <text:p/>
          <draw:enhanced-geometry svg:viewBox="0 0 21600 21600" draw:type="rectangle" draw:enhanced-path="M 0 0 L 21600 0 21600 21600 0 21600 0 0 Z N"/>
        </draw:custom-shape>
        <draw:custom-shape draw:style-name="gr2" draw:text-style-name="P8" draw:layer="layout" svg:width="0.762cm" svg:height="0.762cm" svg:x="11.404cm" svg:y="9.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2.42cm" svg:y="9.91cm">
          <text:p/>
          <draw:enhanced-geometry svg:viewBox="0 0 21600 21600" draw:type="rectangle" draw:enhanced-path="M 0 0 L 21600 0 21600 21600 0 21600 0 0 Z N"/>
        </draw:custom-shape>
        <draw:custom-shape draw:style-name="gr4" draw:text-style-name="P8" draw:layer="layout" svg:width="0.762cm" svg:height="0.762cm" svg:x="13.436cm" svg:y="9.91cm">
          <text:p/>
          <draw:enhanced-geometry svg:viewBox="0 0 21600 21600" draw:type="rectangle" draw:enhanced-path="M 0 0 L 21600 0 21600 21600 0 21600 0 0 Z N"/>
        </draw:custom-shape>
        <draw:custom-shape draw:style-name="gr4" draw:text-style-name="P8" draw:layer="layout" svg:width="0.762cm" svg:height="0.762cm" svg:x="14.452cm" svg:y="9.91cm">
          <text:p/>
          <draw:enhanced-geometry svg:viewBox="0 0 21600 21600" draw:type="rectangle" draw:enhanced-path="M 0 0 L 21600 0 21600 21600 0 21600 0 0 Z N"/>
        </draw:custom-shape>
        <draw:custom-shape draw:style-name="gr4" draw:text-style-name="P8" draw:layer="layout" svg:width="0.762cm" svg:height="0.762cm" svg:x="11.404cm" svg:y="8.91cm">
          <text:p/>
          <draw:enhanced-geometry svg:viewBox="0 0 21600 21600" draw:type="rectangle" draw:enhanced-path="M 0 0 L 21600 0 21600 21600 0 21600 0 0 Z N"/>
        </draw:custom-shape>
        <draw:custom-shape draw:style-name="gr4" draw:text-style-name="P8" draw:layer="layout" svg:width="0.762cm" svg:height="0.762cm" svg:x="12.42cm" svg:y="8.91cm">
          <text:p/>
          <draw:enhanced-geometry svg:viewBox="0 0 21600 21600" draw:type="rectangle" draw:enhanced-path="M 0 0 L 21600 0 21600 21600 0 21600 0 0 Z N"/>
        </draw:custom-shape>
        <draw:custom-shape draw:style-name="gr4" draw:text-style-name="P8" draw:layer="layout" svg:width="0.762cm" svg:height="0.762cm" svg:x="13.436cm" svg:y="8.91cm">
          <text:p/>
          <draw:enhanced-geometry svg:viewBox="0 0 21600 21600" draw:type="rectangle" draw:enhanced-path="M 0 0 L 21600 0 21600 21600 0 21600 0 0 Z N"/>
        </draw:custom-shape>
        <draw:custom-shape draw:style-name="gr4" draw:text-style-name="P8" draw:layer="layout" svg:width="0.762cm" svg:height="0.762cm" svg:x="14.452cm" svg:y="8.91cm">
          <text:p/>
          <draw:enhanced-geometry svg:viewBox="0 0 21600 21600" draw:type="rectangle" draw:enhanced-path="M 0 0 L 21600 0 21600 21600 0 21600 0 0 Z N"/>
        </draw:custom-shape>
        <draw:frame draw:style-name="gr3" draw:text-style-name="P7" draw:layer="layout" svg:width="15.24cm" svg:height="1.27cm" svg:x="7.112cm" svg:y="1.27cm">
          <draw:text-box>
            <text:p text:style-name="P5"><text:span text:style-name="T5">Capturing Frequency &amp; Recency 2</text:span></text:p>
          </draw:text-box>
        </draw:frame>
        <draw:line draw:style-name="gr18" draw:text-style-name="P12" draw:layer="layout" svg:x1="6.704cm" svg:y1="12.246cm" svg:x2="10.514cm" svg:y2="12.246cm">
          <text:p/>
        </draw:line>
        <draw:line draw:style-name="gr18" draw:text-style-name="P12" draw:layer="layout" svg:x1="10.514cm" svg:y1="12.246cm" svg:x2="10.514cm" svg:y2="11.992cm">
          <text:p/>
        </draw:line>
        <draw:line draw:style-name="gr18" draw:text-style-name="P12" draw:layer="layout" svg:x1="6.714cm" svg:y1="12.246cm" svg:x2="6.714cm" svg:y2="11.992cm">
          <text:p/>
        </draw:line>
        <draw:line draw:style-name="gr18" draw:text-style-name="P12" draw:layer="layout" svg:x1="11.404cm" svg:y1="12.246cm" svg:x2="16.23cm" svg:y2="12.246cm">
          <text:p/>
        </draw:line>
        <draw:line draw:style-name="gr18" draw:text-style-name="P12" draw:layer="layout" svg:x1="16.214cm" svg:y1="12.246cm" svg:x2="16.214cm" svg:y2="11.992cm">
          <text:p/>
        </draw:line>
        <draw:line draw:style-name="gr18" draw:text-style-name="P12" draw:layer="layout" svg:x1="11.414cm" svg:y1="12.246cm" svg:x2="11.414cm" svg:y2="11.992cm">
          <text:p/>
        </draw:line>
        <draw:custom-shape draw:style-name="gr19" draw:text-style-name="P23" draw:layer="layout" svg:width="3.048cm" svg:height="0.762cm" svg:x="7.136cm" svg:y="12.41cm">
          <text:p text:style-name="P5"><text:span text:style-name="T10">Frequency</text:span></text:p>
          <draw:enhanced-geometry svg:viewBox="0 0 21600 21600" draw:type="rectangle" draw:enhanced-path="M 0 0 L 21600 0 21600 21600 0 21600 0 0 Z N"/>
        </draw:custom-shape>
        <draw:custom-shape draw:style-name="gr19" draw:text-style-name="P23" draw:layer="layout" svg:width="3.048cm" svg:height="0.762cm" svg:x="11.836cm" svg:y="12.41cm">
          <text:p text:style-name="P5"><text:span text:style-name="T10">Recency</text:span></text:p>
          <draw:enhanced-geometry svg:viewBox="0 0 21600 21600" draw:type="rectangle" draw:enhanced-path="M 0 0 L 21600 0 21600 21600 0 21600 0 0 Z N"/>
        </draw:custom-shape>
        <draw:custom-shape draw:style-name="gr4" draw:text-style-name="P8" draw:layer="layout" svg:width="0.762cm" svg:height="0.762cm" svg:x="15.504cm" svg:y="7.91cm">
          <text:p/>
          <draw:enhanced-geometry svg:viewBox="0 0 21600 21600" draw:type="rectangle" draw:enhanced-path="M 0 0 L 21600 0 21600 21600 0 21600 0 0 Z N"/>
        </draw:custom-shape>
        <draw:custom-shape draw:style-name="gr2" draw:text-style-name="P8" draw:layer="layout" svg:width="0.762cm" svg:height="0.762cm" svg:x="15.504cm" svg:y="6.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5.504cm" svg:y="5.91cm">
          <text:p/>
          <draw:enhanced-geometry svg:viewBox="0 0 21600 21600" draw:type="rectangle" draw:enhanced-path="M 0 0 L 21600 0 21600 21600 0 21600 0 0 Z N"/>
        </draw:custom-shape>
        <draw:custom-shape draw:style-name="gr4" draw:text-style-name="P8" draw:layer="layout" svg:width="0.762cm" svg:height="0.762cm" svg:x="15.504cm" svg:y="4.91cm">
          <text:p/>
          <draw:enhanced-geometry svg:viewBox="0 0 21600 21600" draw:type="rectangle" draw:enhanced-path="M 0 0 L 21600 0 21600 21600 0 21600 0 0 Z N"/>
        </draw:custom-shape>
        <draw:custom-shape draw:style-name="gr4" draw:text-style-name="P8" draw:layer="layout" svg:width="0.762cm" svg:height="0.762cm" svg:x="15.504cm" svg:y="3.91cm">
          <text:p/>
          <draw:enhanced-geometry svg:viewBox="0 0 21600 21600" draw:type="rectangle" draw:enhanced-path="M 0 0 L 21600 0 21600 21600 0 21600 0 0 Z N"/>
        </draw:custom-shape>
        <draw:custom-shape draw:style-name="gr4" draw:text-style-name="P8" draw:layer="layout" svg:width="0.762cm" svg:height="0.762cm" svg:x="15.504cm" svg:y="10.91cm">
          <text:p/>
          <draw:enhanced-geometry svg:viewBox="0 0 21600 21600" draw:type="rectangle" draw:enhanced-path="M 0 0 L 21600 0 21600 21600 0 21600 0 0 Z N"/>
        </draw:custom-shape>
        <draw:custom-shape draw:style-name="gr4" draw:text-style-name="P8" draw:layer="layout" svg:width="0.762cm" svg:height="0.762cm" svg:x="15.504cm" svg:y="9.91cm">
          <text:p/>
          <draw:enhanced-geometry svg:viewBox="0 0 21600 21600" draw:type="rectangle" draw:enhanced-path="M 0 0 L 21600 0 21600 21600 0 21600 0 0 Z N"/>
        </draw:custom-shape>
        <draw:custom-shape draw:style-name="gr4" draw:text-style-name="P8" draw:layer="layout" svg:width="0.762cm" svg:height="0.762cm" svg:x="15.504cm" svg:y="8.91cm">
          <text:p/>
          <draw:enhanced-geometry svg:viewBox="0 0 21600 21600" draw:type="rectangle" draw:enhanced-path="M 0 0 L 21600 0 21600 21600 0 21600 0 0 Z N"/>
        </draw:custom-shape>
        <draw:custom-shape draw:style-name="gr4" draw:text-style-name="P8" draw:layer="layout" svg:width="0.762cm" svg:height="0.762cm" svg:x="15.504cm" svg:y="4.91cm">
          <text:p/>
          <draw:enhanced-geometry svg:viewBox="0 0 21600 21600" draw:type="rectangle" draw:enhanced-path="M 0 0 L 21600 0 21600 21600 0 21600 0 0 Z N"/>
        </draw:custom-shape>
        <draw:custom-shape draw:style-name="gr4" draw:text-style-name="P8" draw:layer="layout" svg:width="0.762cm" svg:height="0.762cm" svg:x="15.504cm" svg:y="3.91cm">
          <text:p/>
          <draw:enhanced-geometry svg:viewBox="0 0 21600 21600" draw:type="rectangle" draw:enhanced-path="M 0 0 L 21600 0 21600 21600 0 21600 0 0 Z N"/>
        </draw:custom-shape>
        <draw:custom-shape draw:style-name="gr2" draw:text-style-name="P8" draw:layer="layout" svg:width="0.762cm" svg:height="0.762cm" svg:x="15.504cm" svg:y="4.91cm">
          <text:p text:style-name="P5"><text:span text:style-name="T4">1</text:span></text:p>
          <draw:enhanced-geometry svg:viewBox="0 0 21600 21600" draw:type="rectangle" draw:enhanced-path="M 0 0 L 21600 0 21600 21600 0 21600 0 0 Z N"/>
        </draw:custom-shape>
        <draw:custom-shape draw:style-name="gr4" draw:text-style-name="P8" draw:layer="layout" svg:width="0.762cm" svg:height="0.762cm" svg:x="15.504cm" svg:y="3.91cm">
          <text:p/>
          <draw:enhanced-geometry svg:viewBox="0 0 21600 21600" draw:type="rectangle" draw:enhanced-path="M 0 0 L 21600 0 21600 21600 0 21600 0 0 Z N"/>
        </draw:custom-shape>
        <draw:custom-shape draw:style-name="gr4" draw:text-style-name="P8" draw:layer="layout" svg:width="0.762cm" svg:height="0.762cm" svg:x="22.104cm" svg:y="7.91cm">
          <text:p/>
          <draw:enhanced-geometry svg:viewBox="0 0 21600 21600" draw:type="rectangle" draw:enhanced-path="M 0 0 L 21600 0 21600 21600 0 21600 0 0 Z N"/>
        </draw:custom-shape>
        <draw:frame draw:style-name="gr20" draw:text-style-name="P24" draw:layer="layout" svg:width="1.678cm" svg:height="0.962cm" svg:x="21.636cm" svg:y="5.226cm">
          <draw:text-box>
            <text:p text:style-name="P5">???</text:p>
          </draw:text-box>
        </draw:frame>
        <draw:line draw:style-name="gr21" draw:text-style-name="P12" draw:layer="layout" svg:x1="22.452cm" svg:y1="6.25cm" svg:x2="22.452cm" svg:y2="7.52cm">
          <text:p/>
        </draw:line>
        <presentation:notes draw:style-name="dp2">
          <draw:page-thumbnail draw:style-name="gr1" draw:layer="layout" svg:width="16.931cm" svg:height="9.524cm" svg:x="1.059cm" svg:y="1.93cm" draw:page-number="5" presentation:class="page"/>
          <draw:frame presentation:style-name="pr10" draw:text-style-name="P16" draw:layer="layout" svg:width="15.239cm" svg:height="11.429cm" svg:x="1.905cm" svg:y="12.065cm" presentation:class="notes" presentation:placeholder="true">
            <draw:text-box/>
          </draw:frame>
        </presentation:notes>
      </draw:page>
      <draw:page draw:name="page6" draw:style-name="dp1" draw:master-page-name="TITLE_5f_AND_5f_TWO_5f_COLUMNS_5f__5f__5f__5f__5f__5f_" presentation:presentation-page-layout-name="AL2T3">
        <office:forms form:automatic-focus="false" form:apply-design-mode="false"/>
        <draw:frame draw:name="Google Shape;140;p15" presentation:style-name="pr11"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6" presentation:class="page"/>
          <draw:frame presentation:style-name="pr12" draw:text-style-name="P16" draw:layer="layout" svg:width="15.239cm" svg:height="11.429cm" svg:x="1.905cm" svg:y="12.065cm" presentation:class="notes" presentation:placeholder="true">
            <draw:text-box/>
          </draw:frame>
        </presentation:notes>
      </draw:page>
      <draw:page draw:name="page7" draw:style-name="dp1" draw:master-page-name="TITLE_5f_AND_5f_TWO_5f_COLUMNS_5f__5f__5f__5f__5f__5f__5f_" presentation:presentation-page-layout-name="AL2T3">
        <office:forms form:automatic-focus="false" form:apply-design-mode="false"/>
        <draw:frame draw:name="Google Shape;140;p15" presentation:style-name="pr13"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7" presentation:class="page"/>
          <draw:frame presentation:style-name="pr14" draw:text-style-name="P16" draw:layer="layout" svg:width="15.239cm" svg:height="11.429cm" svg:x="1.905cm" svg:y="12.065cm" presentation:class="notes" presentation:placeholder="true">
            <draw:text-box/>
          </draw:frame>
        </presentation:notes>
      </draw:page>
      <draw:page draw:name="page8" draw:style-name="dp1" draw:master-page-name="TITLE_5f_AND_5f_TWO_5f_COLUMNS_5f__5f__5f__5f__5f__5f__5f__5f_" presentation:presentation-page-layout-name="AL2T3">
        <office:forms form:automatic-focus="false" form:apply-design-mode="false"/>
        <draw:frame draw:name="Google Shape;140;p15" presentation:style-name="pr15"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8" presentation:class="page"/>
          <draw:frame presentation:style-name="pr16" draw:text-style-name="P16" draw:layer="layout" svg:width="15.239cm" svg:height="11.429cm" svg:x="1.905cm" svg:y="12.065cm" presentation:class="notes" presentation:placeholder="true">
            <draw:text-box/>
          </draw:frame>
        </presentation:notes>
      </draw:page>
      <draw:page draw:name="page9" draw:style-name="dp1" draw:master-page-name="TITLE_5f_AND_5f_TWO_5f_COLUMNS_5f__5f__5f__5f__5f__5f__5f__5f__5f_" presentation:presentation-page-layout-name="AL2T3">
        <office:forms form:automatic-focus="false" form:apply-design-mode="false"/>
        <draw:frame draw:name="Google Shape;140;p15" presentation:style-name="pr17" draw:text-style-name="P4" draw:layer="layout" svg:width="2.826cm" svg:height="1.092cm" svg:x="0.999cm" svg:y="2.844cm">
          <draw:text-box>
            <text:p text:style-name="P1"><text:span text:style-name="T3"><text:page-number>&lt;number&gt;</text:page-number></text:span></text:p>
          </draw:text-box>
        </draw:frame>
        <draw:frame draw:style-name="gr3" draw:text-style-name="P7" draw:layer="layout" svg:width="15.24cm" svg:height="1.27cm" svg:x="7.112cm" svg:y="1.27cm">
          <draw:text-box>
            <text:p text:style-name="P5"><text:span text:style-name="T5">Capturing Frequency &amp; Recency 2</text:span></text:p>
          </draw:text-box>
        </draw:frame>
        <presentation:notes draw:style-name="dp2">
          <draw:page-thumbnail draw:style-name="gr1" draw:layer="layout" svg:width="16.931cm" svg:height="9.524cm" svg:x="1.059cm" svg:y="1.93cm" draw:page-number="9" presentation:class="page"/>
          <draw:frame presentation:style-name="pr18"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Liberation Sans1" svg:font-family="'Liberation Sans'" style:font-family-generic="swiss"/>
    <style:font-face style:name="Abyssinica SIL" svg:font-family="'Abyssinica SIL'"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ad0b2d" draw:end-color="#8b0e34" draw:start-intensity="100%" draw:end-intensity="100%" draw:angle="1800" draw:border="31%"/>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fill-image draw:name="msFillBitmap_20_1" draw:display-name="msFillBitmap 1" xlink:href="Pictures/1000000000000500000002D0CAA18D4FF1B1FDEB.jpg" xlink:type="simple" xlink:show="embed" xlink:actuate="onLoad"/>
    <draw:fill-image draw:name="msFillBitmap_20_11" draw:display-name="msFillBitmap 11" xlink:href="Pictures/1000000000000500000002D0CAA18D4FF1B1FDEB.jpg" xlink:type="simple" xlink:show="embed" xlink:actuate="onLoad"/>
    <draw:fill-image draw:name="msFillBitmap_20_12" draw:display-name="msFillBitmap 12" xlink:href="Pictures/1000000000000500000002D0CAA18D4FF1B1FDEB.jpg" xlink:type="simple" xlink:show="embed" xlink:actuate="onLoad"/>
    <draw:fill-image draw:name="msFillBitmap_20_13" draw:display-name="msFillBitmap 13" xlink:href="Pictures/1000000000000500000002D0CAA18D4FF1B1FDEB.jpg" xlink:type="simple" xlink:show="embed" xlink:actuate="onLoad"/>
    <draw:fill-image draw:name="msFillBitmap_20_2" draw:display-name="msFillBitmap 2" xlink:href="Pictures/1000000000000500000002D0CAA18D4FF1B1FDEB.jpg" xlink:type="simple" xlink:show="embed" xlink:actuate="onLoad"/>
    <draw:fill-image draw:name="msFillBitmap_20_3" draw:display-name="msFillBitmap 3" xlink:href="Pictures/1000000000000500000002D0CAA18D4FF1B1FDEB.jpg" xlink:type="simple" xlink:show="embed" xlink:actuate="onLoad"/>
    <draw:fill-image draw:name="msFillBitmap_20_4" draw:display-name="msFillBitmap 4" xlink:href="Pictures/1000000000000500000002D0CAA18D4FF1B1FDEB.jpg" xlink:type="simple" xlink:show="embed" xlink:actuate="onLoad"/>
    <draw:fill-image draw:name="msFillBitmap_20_5" draw:display-name="msFillBitmap 5" xlink:href="Pictures/1000000000000500000002D0CAA18D4FF1B1FDEB.jpg" xlink:type="simple" xlink:show="embed" xlink:actuate="onLoad"/>
    <draw:fill-image draw:name="msFillBitmap_20_6" draw:display-name="msFillBitmap 6" xlink:href="Pictures/1000000000000500000002D0CAA18D4FF1B1FDEB.jpg" xlink:type="simple" xlink:show="embed" xlink:actuate="onLoad"/>
    <draw:fill-image draw:name="msFillBitmap_20_7" draw:display-name="msFillBitmap 7" xlink:href="Pictures/1000000000000500000002D0CAA18D4FF1B1FDEB.jpg" xlink:type="simple" xlink:show="embed" xlink:actuate="onLoad"/>
    <draw:fill-image draw:name="msFillBitmap_20_8" draw:display-name="msFillBitmap 8" xlink:href="Pictures/1000000000000500000002D0CAA18D4FF1B1FDEB.jpg" xlink:type="simple" xlink:show="embed" xlink:actuate="onLoad"/>
    <draw:fill-image draw:name="msFillBitmap_20_9" draw:display-name="msFillBitmap 9" xlink:href="Pictures/1000000000000500000002D0CAA18D4FF1B1FDEB.jpg" xlink:type="simple" xlink:show="embed" xlink:actuate="onLoad"/>
    <draw:marker draw:name="Arrow" svg:viewBox="0 0 20 30" svg:d="M10 0l-10 30h20z"/>
    <draw:stroke-dash draw:name="Dashed_20__28_var_29__20_4" draw:display-name="Dashed (var) 4" draw:style="rect" draw:dots1="1" draw:dots1-length="0.035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bitmap" draw:fill-image-name="msFillBitmap_20_2" style:repeat="stretch"/>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bitmap" draw:fill-image-name="msFillBitmap_20_4" style:repeat="stretch"/>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5"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6"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background" style:display-name="BLANK_2-background" style:family="presentation">
      <style:graphic-properties draw:stroke="none" draw:fill="bitmap" draw:fill-image-name="msFillBitmap_20_7" style:repeat="stretch"/>
      <style:text-properties style:letter-kerning="true"/>
    </style:style>
    <style:style style:name="BLANK_5f_2-backgroundobjects" style:display-name="BLANK_2-backgroundobjects" style:family="presentation">
      <style:graphic-properties draw:textarea-horizontal-align="justify" draw:shadow="hidden" draw:shadow-offset-x="0.2cm" draw:shadow-offset-y="0.2cm" draw:shadow-color="#808080"/>
      <style:text-properties style:letter-kerning="true"/>
    </style:style>
    <style:style style:name="BLANK_5f_2-notes" style:display-name="BLANK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outline1" style:display-name="BLANK_2-outline1" style:family="presentation">
      <style:graphic-properties draw:stroke="none" draw:fill="none" draw:auto-grow-height="false" draw:fit-to-size="shrink-to-fit" style:shrink-to-fit="true">
        <text:list-style style:name="BLANK_5f_2-outline1" style:display-name="BLANK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outline2" style:display-name="BLANK_2-outline2" style:family="presentation" style:parent-style-name="BLANK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3" style:display-name="BLANK_2-outline3" style:family="presentation" style:parent-style-name="BLANK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4" style:display-name="BLANK_2-outline4" style:family="presentation" style:parent-style-name="BLANK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outline5" style:display-name="BLANK_2-outline5" style:family="presentation" style:parent-style-name="BLANK_5f_2-outline4">
      <style:paragraph-properties fo:margin-top="0.1cm" fo:margin-bottom="0cm"/>
      <style:text-properties fo:font-size="20pt" style:font-size-asian="20pt" style:font-size-complex="20pt"/>
    </style:style>
    <style:style style:name="BLANK_5f_2-outline6" style:display-name="BLANK_2-outline6" style:family="presentation" style:parent-style-name="BLANK_5f_2-outline5">
      <style:paragraph-properties fo:margin-top="0.1cm" fo:margin-bottom="0cm"/>
      <style:text-properties fo:font-size="20pt" style:font-size-asian="20pt" style:font-size-complex="20pt"/>
    </style:style>
    <style:style style:name="BLANK_5f_2-outline7" style:display-name="BLANK_2-outline7" style:family="presentation" style:parent-style-name="BLANK_5f_2-outline6">
      <style:paragraph-properties fo:margin-top="0.1cm" fo:margin-bottom="0cm"/>
      <style:text-properties fo:font-size="20pt" style:font-size-asian="20pt" style:font-size-complex="20pt"/>
    </style:style>
    <style:style style:name="BLANK_5f_2-outline8" style:display-name="BLANK_2-outline8" style:family="presentation" style:parent-style-name="BLANK_5f_2-outline7">
      <style:paragraph-properties fo:margin-top="0.1cm" fo:margin-bottom="0cm"/>
      <style:text-properties fo:font-size="20pt" style:font-size-asian="20pt" style:font-size-complex="20pt"/>
    </style:style>
    <style:style style:name="BLANK_5f_2-outline9" style:display-name="BLANK_2-outline9" style:family="presentation" style:parent-style-name="BLANK_5f_2-outline8">
      <style:paragraph-properties fo:margin-top="0.1cm" fo:margin-bottom="0cm"/>
      <style:text-properties fo:font-size="20pt" style:font-size-asian="20pt" style:font-size-complex="20pt"/>
    </style:style>
    <style:style style:name="BLANK_5f_2-subtitle" style:display-name="BLANK_2-subtitle" style:family="presentation">
      <style:graphic-properties draw:stroke="none" draw:fill="none" draw:textarea-vertical-align="middle">
        <text:list-style style:name="BLANK_5f_2-subtitle" style:display-name="BLANK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title" style:display-name="BLANK_2-title" style:family="presentation">
      <style:graphic-properties draw:stroke="none" draw:fill="none" draw:textarea-vertical-align="middle">
        <text:list-style style:name="BLANK_5f_2-title" style:display-name="BLANK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bitmap" draw:fill-image-name="msFillBitmap_20_8" style:repeat="stretch"/>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bitmap" draw:fill-image-name="msFillBitmap_20_9" style:repeat="stretch"/>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style:shrink-to-fit="true">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bitmap" draw:fill-image-name="msFillBitmap_20_11" style:repeat="stretch"/>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bitmap" draw:fill-image-name="msFillBitmap_20_12" style:repeat="stretch"/>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background" style:display-name="BLANK_2_1-background" style:family="presentation">
      <style:graphic-properties draw:stroke="none" draw:fill="bitmap" draw:fill-image-name="msFillBitmap_20_13" style:repeat="stretch"/>
      <style:text-properties style:letter-kerning="true"/>
    </style:style>
    <style:style style:name="BLANK_5f_2_5f_1-backgroundobjects" style:display-name="BLANK_2_1-backgroundobjects" style:family="presentation">
      <style:graphic-properties draw:textarea-horizontal-align="justify" draw:shadow="hidden" draw:shadow-offset-x="0.2cm" draw:shadow-offset-y="0.2cm" draw:shadow-color="#808080"/>
      <style:text-properties style:letter-kerning="true"/>
    </style:style>
    <style:style style:name="BLANK_5f_2_5f_1-notes" style:display-name="BLANK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2_5f_1-outline1" style:display-name="BLANK_2_1-outline1" style:family="presentation">
      <style:graphic-properties draw:stroke="none" draw:fill="none" draw:auto-grow-height="false" draw:fit-to-size="shrink-to-fit" style:shrink-to-fit="true">
        <text:list-style style:name="BLANK_5f_2_5f_1-outline1" style:display-name="BLANK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2_5f_1-outline2" style:display-name="BLANK_2_1-outline2" style:family="presentation" style:parent-style-name="BLANK_5f_2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3" style:display-name="BLANK_2_1-outline3" style:family="presentation" style:parent-style-name="BLANK_5f_2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4" style:display-name="BLANK_2_1-outline4" style:family="presentation" style:parent-style-name="BLANK_5f_2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2_5f_1-outline5" style:display-name="BLANK_2_1-outline5" style:family="presentation" style:parent-style-name="BLANK_5f_2_5f_1-outline4">
      <style:paragraph-properties fo:margin-top="0.1cm" fo:margin-bottom="0cm"/>
      <style:text-properties fo:font-size="20pt" style:font-size-asian="20pt" style:font-size-complex="20pt"/>
    </style:style>
    <style:style style:name="BLANK_5f_2_5f_1-outline6" style:display-name="BLANK_2_1-outline6" style:family="presentation" style:parent-style-name="BLANK_5f_2_5f_1-outline5">
      <style:paragraph-properties fo:margin-top="0.1cm" fo:margin-bottom="0cm"/>
      <style:text-properties fo:font-size="20pt" style:font-size-asian="20pt" style:font-size-complex="20pt"/>
    </style:style>
    <style:style style:name="BLANK_5f_2_5f_1-outline7" style:display-name="BLANK_2_1-outline7" style:family="presentation" style:parent-style-name="BLANK_5f_2_5f_1-outline6">
      <style:paragraph-properties fo:margin-top="0.1cm" fo:margin-bottom="0cm"/>
      <style:text-properties fo:font-size="20pt" style:font-size-asian="20pt" style:font-size-complex="20pt"/>
    </style:style>
    <style:style style:name="BLANK_5f_2_5f_1-outline8" style:display-name="BLANK_2_1-outline8" style:family="presentation" style:parent-style-name="BLANK_5f_2_5f_1-outline7">
      <style:paragraph-properties fo:margin-top="0.1cm" fo:margin-bottom="0cm"/>
      <style:text-properties fo:font-size="20pt" style:font-size-asian="20pt" style:font-size-complex="20pt"/>
    </style:style>
    <style:style style:name="BLANK_5f_2_5f_1-outline9" style:display-name="BLANK_2_1-outline9" style:family="presentation" style:parent-style-name="BLANK_5f_2_5f_1-outline8">
      <style:paragraph-properties fo:margin-top="0.1cm" fo:margin-bottom="0cm"/>
      <style:text-properties fo:font-size="20pt" style:font-size-asian="20pt" style:font-size-complex="20pt"/>
    </style:style>
    <style:style style:name="BLANK_5f_2_5f_1-subtitle" style:display-name="BLANK_2_1-subtitle" style:family="presentation">
      <style:graphic-properties draw:stroke="none" draw:fill="none" draw:textarea-vertical-align="middle">
        <text:list-style style:name="BLANK_5f_2_5f_1-subtitle" style:display-name="BLANK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2_5f_1-title" style:display-name="BLANK_2_1-title" style:family="presentation">
      <style:graphic-properties draw:stroke="none" draw:fill="none" draw:textarea-vertical-align="middle">
        <text:list-style style:name="BLANK_5f_2_5f_1-title" style:display-name="BLANK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background" style:display-name="TITLE_AND_TWO_COLUMNS_-background" style:family="presentation">
      <style:graphic-properties draw:stroke="none" draw:fill="bitmap" draw:fill-image-name="msFillBitmap_20_2" style:repeat="stretch"/>
      <style:text-properties style:letter-kerning="true"/>
    </style:style>
    <style:style style:name="TITLE_5f_AND_5f_TWO_5f_COLUMNS_5f_-backgroundobjects" style:display-name="TITLE_AND_TWO_COLUMNS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notes" style:display-name="TITLE_AND_TWO_COLUMN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outline1" style:display-name="TITLE_AND_TWO_COLUMNS_-outline1" style:family="presentation">
      <style:graphic-properties draw:stroke="none" draw:fill="none" draw:auto-grow-height="false" draw:fit-to-size="shrink-to-fit" style:shrink-to-fit="true">
        <text:list-style style:name="TITLE_5f_AND_5f_TWO_5f_COLUMNS_5f_-outline1" style:display-name="TITLE_AND_TWO_COLUMN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outline2" style:display-name="TITLE_AND_TWO_COLUMNS_-outline2" style:family="presentation" style:parent-style-name="TITLE_5f_AND_5f_TWO_5f_COLUMNS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3" style:display-name="TITLE_AND_TWO_COLUMNS_-outline3" style:family="presentation" style:parent-style-name="TITLE_5f_AND_5f_TWO_5f_COLUMNS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4" style:display-name="TITLE_AND_TWO_COLUMNS_-outline4" style:family="presentation" style:parent-style-name="TITLE_5f_AND_5f_TWO_5f_COLUMNS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outline5" style:display-name="TITLE_AND_TWO_COLUMNS_-outline5" style:family="presentation" style:parent-style-name="TITLE_5f_AND_5f_TWO_5f_COLUMNS_5f_-outline4">
      <style:paragraph-properties fo:margin-top="0.1cm" fo:margin-bottom="0cm"/>
      <style:text-properties fo:font-size="20pt" style:font-size-asian="20pt" style:font-size-complex="20pt"/>
    </style:style>
    <style:style style:name="TITLE_5f_AND_5f_TWO_5f_COLUMNS_5f_-outline6" style:display-name="TITLE_AND_TWO_COLUMNS_-outline6" style:family="presentation" style:parent-style-name="TITLE_5f_AND_5f_TWO_5f_COLUMNS_5f_-outline5">
      <style:paragraph-properties fo:margin-top="0.1cm" fo:margin-bottom="0cm"/>
      <style:text-properties fo:font-size="20pt" style:font-size-asian="20pt" style:font-size-complex="20pt"/>
    </style:style>
    <style:style style:name="TITLE_5f_AND_5f_TWO_5f_COLUMNS_5f_-outline7" style:display-name="TITLE_AND_TWO_COLUMNS_-outline7" style:family="presentation" style:parent-style-name="TITLE_5f_AND_5f_TWO_5f_COLUMNS_5f_-outline6">
      <style:paragraph-properties fo:margin-top="0.1cm" fo:margin-bottom="0cm"/>
      <style:text-properties fo:font-size="20pt" style:font-size-asian="20pt" style:font-size-complex="20pt"/>
    </style:style>
    <style:style style:name="TITLE_5f_AND_5f_TWO_5f_COLUMNS_5f_-outline8" style:display-name="TITLE_AND_TWO_COLUMNS_-outline8" style:family="presentation" style:parent-style-name="TITLE_5f_AND_5f_TWO_5f_COLUMNS_5f_-outline7">
      <style:paragraph-properties fo:margin-top="0.1cm" fo:margin-bottom="0cm"/>
      <style:text-properties fo:font-size="20pt" style:font-size-asian="20pt" style:font-size-complex="20pt"/>
    </style:style>
    <style:style style:name="TITLE_5f_AND_5f_TWO_5f_COLUMNS_5f_-outline9" style:display-name="TITLE_AND_TWO_COLUMNS_-outline9" style:family="presentation" style:parent-style-name="TITLE_5f_AND_5f_TWO_5f_COLUMNS_5f_-outline8">
      <style:paragraph-properties fo:margin-top="0.1cm" fo:margin-bottom="0cm"/>
      <style:text-properties fo:font-size="20pt" style:font-size-asian="20pt" style:font-size-complex="20pt"/>
    </style:style>
    <style:style style:name="TITLE_5f_AND_5f_TWO_5f_COLUMNS_5f_-subtitle" style:display-name="TITLE_AND_TWO_COLUMNS_-subtitle" style:family="presentation">
      <style:graphic-properties draw:stroke="none" draw:fill="none" draw:textarea-vertical-align="middle">
        <text:list-style style:name="TITLE_5f_AND_5f_TWO_5f_COLUMNS_5f_-subtitle" style:display-name="TITLE_AND_TWO_COLUMN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title" style:display-name="TITLE_AND_TWO_COLUMNS_-title" style:family="presentation">
      <style:graphic-properties draw:stroke="none" draw:fill="none" draw:textarea-vertical-align="middle">
        <text:list-style style:name="TITLE_5f_AND_5f_TWO_5f_COLUMNS_5f_-title" style:display-name="TITLE_AND_TWO_COLUMN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background" style:display-name="TITLE_AND_TWO_COLUMNS__-background" style:family="presentation">
      <style:graphic-properties draw:stroke="none" draw:fill="bitmap" draw:fill-image-name="msFillBitmap_20_2" style:repeat="stretch"/>
      <style:text-properties style:letter-kerning="true"/>
    </style:style>
    <style:style style:name="TITLE_5f_AND_5f_TWO_5f_COLUMNS_5f__5f_-backgroundobjects" style:display-name="TITLE_AND_TWO_COLUMNS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notes" style:display-name="TITLE_AND_TWO_COLUMNS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outline1" style:display-name="TITLE_AND_TWO_COLUMNS__-outline1" style:family="presentation">
      <style:graphic-properties draw:stroke="none" draw:fill="none" draw:auto-grow-height="false" draw:fit-to-size="shrink-to-fit" style:shrink-to-fit="true">
        <text:list-style style:name="TITLE_5f_AND_5f_TWO_5f_COLUMNS_5f__5f_-outline1" style:display-name="TITLE_AND_TWO_COLUMNS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outline2" style:display-name="TITLE_AND_TWO_COLUMNS__-outline2" style:family="presentation" style:parent-style-name="TITLE_5f_AND_5f_TWO_5f_COLUMNS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3" style:display-name="TITLE_AND_TWO_COLUMNS__-outline3" style:family="presentation" style:parent-style-name="TITLE_5f_AND_5f_TWO_5f_COLUMNS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4" style:display-name="TITLE_AND_TWO_COLUMNS__-outline4" style:family="presentation" style:parent-style-name="TITLE_5f_AND_5f_TWO_5f_COLUMNS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outline5" style:display-name="TITLE_AND_TWO_COLUMNS__-outline5" style:family="presentation" style:parent-style-name="TITLE_5f_AND_5f_TWO_5f_COLUMNS_5f__5f_-outline4">
      <style:paragraph-properties fo:margin-top="0.1cm" fo:margin-bottom="0cm"/>
      <style:text-properties fo:font-size="20pt" style:font-size-asian="20pt" style:font-size-complex="20pt"/>
    </style:style>
    <style:style style:name="TITLE_5f_AND_5f_TWO_5f_COLUMNS_5f__5f_-outline6" style:display-name="TITLE_AND_TWO_COLUMNS__-outline6" style:family="presentation" style:parent-style-name="TITLE_5f_AND_5f_TWO_5f_COLUMNS_5f__5f_-outline5">
      <style:paragraph-properties fo:margin-top="0.1cm" fo:margin-bottom="0cm"/>
      <style:text-properties fo:font-size="20pt" style:font-size-asian="20pt" style:font-size-complex="20pt"/>
    </style:style>
    <style:style style:name="TITLE_5f_AND_5f_TWO_5f_COLUMNS_5f__5f_-outline7" style:display-name="TITLE_AND_TWO_COLUMNS__-outline7" style:family="presentation" style:parent-style-name="TITLE_5f_AND_5f_TWO_5f_COLUMNS_5f__5f_-outline6">
      <style:paragraph-properties fo:margin-top="0.1cm" fo:margin-bottom="0cm"/>
      <style:text-properties fo:font-size="20pt" style:font-size-asian="20pt" style:font-size-complex="20pt"/>
    </style:style>
    <style:style style:name="TITLE_5f_AND_5f_TWO_5f_COLUMNS_5f__5f_-outline8" style:display-name="TITLE_AND_TWO_COLUMNS__-outline8" style:family="presentation" style:parent-style-name="TITLE_5f_AND_5f_TWO_5f_COLUMNS_5f__5f_-outline7">
      <style:paragraph-properties fo:margin-top="0.1cm" fo:margin-bottom="0cm"/>
      <style:text-properties fo:font-size="20pt" style:font-size-asian="20pt" style:font-size-complex="20pt"/>
    </style:style>
    <style:style style:name="TITLE_5f_AND_5f_TWO_5f_COLUMNS_5f__5f_-outline9" style:display-name="TITLE_AND_TWO_COLUMNS__-outline9" style:family="presentation" style:parent-style-name="TITLE_5f_AND_5f_TWO_5f_COLUMNS_5f__5f_-outline8">
      <style:paragraph-properties fo:margin-top="0.1cm" fo:margin-bottom="0cm"/>
      <style:text-properties fo:font-size="20pt" style:font-size-asian="20pt" style:font-size-complex="20pt"/>
    </style:style>
    <style:style style:name="TITLE_5f_AND_5f_TWO_5f_COLUMNS_5f__5f_-subtitle" style:display-name="TITLE_AND_TWO_COLUMNS__-subtitle" style:family="presentation">
      <style:graphic-properties draw:stroke="none" draw:fill="none" draw:textarea-vertical-align="middle">
        <text:list-style style:name="TITLE_5f_AND_5f_TWO_5f_COLUMNS_5f__5f_-subtitle" style:display-name="TITLE_AND_TWO_COLUMNS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title" style:display-name="TITLE_AND_TWO_COLUMNS__-title" style:family="presentation">
      <style:graphic-properties draw:stroke="none" draw:fill="none" draw:textarea-vertical-align="middle">
        <text:list-style style:name="TITLE_5f_AND_5f_TWO_5f_COLUMNS_5f__5f_-title" style:display-name="TITLE_AND_TWO_COLUMNS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background" style:display-name="TITLE_AND_TWO_COLUMNS___-background" style:family="presentation">
      <style:graphic-properties draw:stroke="none" draw:fill="bitmap" draw:fill-image-name="msFillBitmap_20_2" style:repeat="stretch"/>
      <style:text-properties style:letter-kerning="true"/>
    </style:style>
    <style:style style:name="TITLE_5f_AND_5f_TWO_5f_COLUMNS_5f__5f__5f_-backgroundobjects" style:display-name="TITLE_AND_TWO_COLUMNS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notes" style:display-name="TITLE_AND_TWO_COLUMNS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outline1" style:display-name="TITLE_AND_TWO_COLUMNS___-outline1" style:family="presentation">
      <style:graphic-properties draw:stroke="none" draw:fill="none" draw:auto-grow-height="false" draw:fit-to-size="shrink-to-fit" style:shrink-to-fit="true">
        <text:list-style style:name="TITLE_5f_AND_5f_TWO_5f_COLUMNS_5f__5f__5f_-outline1" style:display-name="TITLE_AND_TWO_COLUMNS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outline2" style:display-name="TITLE_AND_TWO_COLUMNS___-outline2" style:family="presentation" style:parent-style-name="TITLE_5f_AND_5f_TWO_5f_COLUMNS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3" style:display-name="TITLE_AND_TWO_COLUMNS___-outline3" style:family="presentation" style:parent-style-name="TITLE_5f_AND_5f_TWO_5f_COLUMNS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4" style:display-name="TITLE_AND_TWO_COLUMNS___-outline4" style:family="presentation" style:parent-style-name="TITLE_5f_AND_5f_TWO_5f_COLUMNS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outline5" style:display-name="TITLE_AND_TWO_COLUMNS___-outline5" style:family="presentation" style:parent-style-name="TITLE_5f_AND_5f_TWO_5f_COLUMNS_5f__5f__5f_-outline4">
      <style:paragraph-properties fo:margin-top="0.1cm" fo:margin-bottom="0cm"/>
      <style:text-properties fo:font-size="20pt" style:font-size-asian="20pt" style:font-size-complex="20pt"/>
    </style:style>
    <style:style style:name="TITLE_5f_AND_5f_TWO_5f_COLUMNS_5f__5f__5f_-outline6" style:display-name="TITLE_AND_TWO_COLUMNS___-outline6" style:family="presentation" style:parent-style-name="TITLE_5f_AND_5f_TWO_5f_COLUMNS_5f__5f__5f_-outline5">
      <style:paragraph-properties fo:margin-top="0.1cm" fo:margin-bottom="0cm"/>
      <style:text-properties fo:font-size="20pt" style:font-size-asian="20pt" style:font-size-complex="20pt"/>
    </style:style>
    <style:style style:name="TITLE_5f_AND_5f_TWO_5f_COLUMNS_5f__5f__5f_-outline7" style:display-name="TITLE_AND_TWO_COLUMNS___-outline7" style:family="presentation" style:parent-style-name="TITLE_5f_AND_5f_TWO_5f_COLUMNS_5f__5f__5f_-outline6">
      <style:paragraph-properties fo:margin-top="0.1cm" fo:margin-bottom="0cm"/>
      <style:text-properties fo:font-size="20pt" style:font-size-asian="20pt" style:font-size-complex="20pt"/>
    </style:style>
    <style:style style:name="TITLE_5f_AND_5f_TWO_5f_COLUMNS_5f__5f__5f_-outline8" style:display-name="TITLE_AND_TWO_COLUMNS___-outline8" style:family="presentation" style:parent-style-name="TITLE_5f_AND_5f_TWO_5f_COLUMNS_5f__5f__5f_-outline7">
      <style:paragraph-properties fo:margin-top="0.1cm" fo:margin-bottom="0cm"/>
      <style:text-properties fo:font-size="20pt" style:font-size-asian="20pt" style:font-size-complex="20pt"/>
    </style:style>
    <style:style style:name="TITLE_5f_AND_5f_TWO_5f_COLUMNS_5f__5f__5f_-outline9" style:display-name="TITLE_AND_TWO_COLUMNS___-outline9" style:family="presentation" style:parent-style-name="TITLE_5f_AND_5f_TWO_5f_COLUMNS_5f__5f__5f_-outline8">
      <style:paragraph-properties fo:margin-top="0.1cm" fo:margin-bottom="0cm"/>
      <style:text-properties fo:font-size="20pt" style:font-size-asian="20pt" style:font-size-complex="20pt"/>
    </style:style>
    <style:style style:name="TITLE_5f_AND_5f_TWO_5f_COLUMNS_5f__5f__5f_-subtitle" style:display-name="TITLE_AND_TWO_COLUMNS___-subtitle" style:family="presentation">
      <style:graphic-properties draw:stroke="none" draw:fill="none" draw:textarea-vertical-align="middle">
        <text:list-style style:name="TITLE_5f_AND_5f_TWO_5f_COLUMNS_5f__5f__5f_-subtitle" style:display-name="TITLE_AND_TWO_COLUMNS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title" style:display-name="TITLE_AND_TWO_COLUMNS___-title" style:family="presentation">
      <style:graphic-properties draw:stroke="none" draw:fill="none" draw:textarea-vertical-align="middle">
        <text:list-style style:name="TITLE_5f_AND_5f_TWO_5f_COLUMNS_5f__5f__5f_-title" style:display-name="TITLE_AND_TWO_COLUMNS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background" style:display-name="TITLE_AND_TWO_COLUMNS____-background" style:family="presentation">
      <style:graphic-properties draw:stroke="none" draw:fill="bitmap" draw:fill-image-name="msFillBitmap_20_2" style:repeat="stretch"/>
      <style:text-properties style:letter-kerning="true"/>
    </style:style>
    <style:style style:name="TITLE_5f_AND_5f_TWO_5f_COLUMNS_5f__5f__5f__5f_-backgroundobjects" style:display-name="TITLE_AND_TWO_COLUMNS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notes" style:display-name="TITLE_AND_TWO_COLUMNS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outline1" style:display-name="TITLE_AND_TWO_COLUMNS____-outline1" style:family="presentation">
      <style:graphic-properties draw:stroke="none" draw:fill="none" draw:auto-grow-height="false" draw:fit-to-size="shrink-to-fit" style:shrink-to-fit="true">
        <text:list-style style:name="TITLE_5f_AND_5f_TWO_5f_COLUMNS_5f__5f__5f__5f_-outline1" style:display-name="TITLE_AND_TWO_COLUMNS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outline2" style:display-name="TITLE_AND_TWO_COLUMNS____-outline2" style:family="presentation" style:parent-style-name="TITLE_5f_AND_5f_TWO_5f_COLUMNS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3" style:display-name="TITLE_AND_TWO_COLUMNS____-outline3" style:family="presentation" style:parent-style-name="TITLE_5f_AND_5f_TWO_5f_COLUMNS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4" style:display-name="TITLE_AND_TWO_COLUMNS____-outline4" style:family="presentation" style:parent-style-name="TITLE_5f_AND_5f_TWO_5f_COLUMNS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outline5" style:display-name="TITLE_AND_TWO_COLUMNS____-outline5" style:family="presentation" style:parent-style-name="TITLE_5f_AND_5f_TWO_5f_COLUMNS_5f__5f__5f__5f_-outline4">
      <style:paragraph-properties fo:margin-top="0.1cm" fo:margin-bottom="0cm"/>
      <style:text-properties fo:font-size="20pt" style:font-size-asian="20pt" style:font-size-complex="20pt"/>
    </style:style>
    <style:style style:name="TITLE_5f_AND_5f_TWO_5f_COLUMNS_5f__5f__5f__5f_-outline6" style:display-name="TITLE_AND_TWO_COLUMNS____-outline6" style:family="presentation" style:parent-style-name="TITLE_5f_AND_5f_TWO_5f_COLUMNS_5f__5f__5f__5f_-outline5">
      <style:paragraph-properties fo:margin-top="0.1cm" fo:margin-bottom="0cm"/>
      <style:text-properties fo:font-size="20pt" style:font-size-asian="20pt" style:font-size-complex="20pt"/>
    </style:style>
    <style:style style:name="TITLE_5f_AND_5f_TWO_5f_COLUMNS_5f__5f__5f__5f_-outline7" style:display-name="TITLE_AND_TWO_COLUMNS____-outline7" style:family="presentation" style:parent-style-name="TITLE_5f_AND_5f_TWO_5f_COLUMNS_5f__5f__5f__5f_-outline6">
      <style:paragraph-properties fo:margin-top="0.1cm" fo:margin-bottom="0cm"/>
      <style:text-properties fo:font-size="20pt" style:font-size-asian="20pt" style:font-size-complex="20pt"/>
    </style:style>
    <style:style style:name="TITLE_5f_AND_5f_TWO_5f_COLUMNS_5f__5f__5f__5f_-outline8" style:display-name="TITLE_AND_TWO_COLUMNS____-outline8" style:family="presentation" style:parent-style-name="TITLE_5f_AND_5f_TWO_5f_COLUMNS_5f__5f__5f__5f_-outline7">
      <style:paragraph-properties fo:margin-top="0.1cm" fo:margin-bottom="0cm"/>
      <style:text-properties fo:font-size="20pt" style:font-size-asian="20pt" style:font-size-complex="20pt"/>
    </style:style>
    <style:style style:name="TITLE_5f_AND_5f_TWO_5f_COLUMNS_5f__5f__5f__5f_-outline9" style:display-name="TITLE_AND_TWO_COLUMNS____-outline9" style:family="presentation" style:parent-style-name="TITLE_5f_AND_5f_TWO_5f_COLUMNS_5f__5f__5f__5f_-outline8">
      <style:paragraph-properties fo:margin-top="0.1cm" fo:margin-bottom="0cm"/>
      <style:text-properties fo:font-size="20pt" style:font-size-asian="20pt" style:font-size-complex="20pt"/>
    </style:style>
    <style:style style:name="TITLE_5f_AND_5f_TWO_5f_COLUMNS_5f__5f__5f__5f_-subtitle" style:display-name="TITLE_AND_TWO_COLUMNS____-subtitle" style:family="presentation">
      <style:graphic-properties draw:stroke="none" draw:fill="none" draw:textarea-vertical-align="middle">
        <text:list-style style:name="TITLE_5f_AND_5f_TWO_5f_COLUMNS_5f__5f__5f__5f_-subtitle" style:display-name="TITLE_AND_TWO_COLUMNS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title" style:display-name="TITLE_AND_TWO_COLUMNS____-title" style:family="presentation">
      <style:graphic-properties draw:stroke="none" draw:fill="none" draw:textarea-vertical-align="middle">
        <text:list-style style:name="TITLE_5f_AND_5f_TWO_5f_COLUMNS_5f__5f__5f__5f_-title" style:display-name="TITLE_AND_TWO_COLUMNS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background" style:display-name="TITLE_AND_TWO_COLUMNS_____-background" style:family="presentation">
      <style:graphic-properties draw:stroke="none" draw:fill="bitmap" draw:fill-image-name="msFillBitmap_20_2" style:repeat="stretch"/>
      <style:text-properties style:letter-kerning="true"/>
    </style:style>
    <style:style style:name="TITLE_5f_AND_5f_TWO_5f_COLUMNS_5f__5f__5f__5f__5f_-backgroundobjects" style:display-name="TITLE_AND_TWO_COLUMNS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notes" style:display-name="TITLE_AND_TWO_COLUMNS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outline1" style:display-name="TITLE_AND_TWO_COLUMNS_____-outline1" style:family="presentation">
      <style:graphic-properties draw:stroke="none" draw:fill="none" draw:auto-grow-height="false" draw:fit-to-size="shrink-to-fit" style:shrink-to-fit="true">
        <text:list-style style:name="TITLE_5f_AND_5f_TWO_5f_COLUMNS_5f__5f__5f__5f__5f_-outline1" style:display-name="TITLE_AND_TWO_COLUMNS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outline2" style:display-name="TITLE_AND_TWO_COLUMNS_____-outline2" style:family="presentation" style:parent-style-name="TITLE_5f_AND_5f_TWO_5f_COLUMNS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3" style:display-name="TITLE_AND_TWO_COLUMNS_____-outline3" style:family="presentation" style:parent-style-name="TITLE_5f_AND_5f_TWO_5f_COLUMNS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4" style:display-name="TITLE_AND_TWO_COLUMNS_____-outline4" style:family="presentation" style:parent-style-name="TITLE_5f_AND_5f_TWO_5f_COLUMNS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outline5" style:display-name="TITLE_AND_TWO_COLUMNS_____-outline5" style:family="presentation" style:parent-style-name="TITLE_5f_AND_5f_TWO_5f_COLUMNS_5f__5f__5f__5f__5f_-outline4">
      <style:paragraph-properties fo:margin-top="0.1cm" fo:margin-bottom="0cm"/>
      <style:text-properties fo:font-size="20pt" style:font-size-asian="20pt" style:font-size-complex="20pt"/>
    </style:style>
    <style:style style:name="TITLE_5f_AND_5f_TWO_5f_COLUMNS_5f__5f__5f__5f__5f_-outline6" style:display-name="TITLE_AND_TWO_COLUMNS_____-outline6" style:family="presentation" style:parent-style-name="TITLE_5f_AND_5f_TWO_5f_COLUMNS_5f__5f__5f__5f__5f_-outline5">
      <style:paragraph-properties fo:margin-top="0.1cm" fo:margin-bottom="0cm"/>
      <style:text-properties fo:font-size="20pt" style:font-size-asian="20pt" style:font-size-complex="20pt"/>
    </style:style>
    <style:style style:name="TITLE_5f_AND_5f_TWO_5f_COLUMNS_5f__5f__5f__5f__5f_-outline7" style:display-name="TITLE_AND_TWO_COLUMNS_____-outline7" style:family="presentation" style:parent-style-name="TITLE_5f_AND_5f_TWO_5f_COLUMNS_5f__5f__5f__5f__5f_-outline6">
      <style:paragraph-properties fo:margin-top="0.1cm" fo:margin-bottom="0cm"/>
      <style:text-properties fo:font-size="20pt" style:font-size-asian="20pt" style:font-size-complex="20pt"/>
    </style:style>
    <style:style style:name="TITLE_5f_AND_5f_TWO_5f_COLUMNS_5f__5f__5f__5f__5f_-outline8" style:display-name="TITLE_AND_TWO_COLUMNS_____-outline8" style:family="presentation" style:parent-style-name="TITLE_5f_AND_5f_TWO_5f_COLUMNS_5f__5f__5f__5f__5f_-outline7">
      <style:paragraph-properties fo:margin-top="0.1cm" fo:margin-bottom="0cm"/>
      <style:text-properties fo:font-size="20pt" style:font-size-asian="20pt" style:font-size-complex="20pt"/>
    </style:style>
    <style:style style:name="TITLE_5f_AND_5f_TWO_5f_COLUMNS_5f__5f__5f__5f__5f_-outline9" style:display-name="TITLE_AND_TWO_COLUMNS_____-outline9" style:family="presentation" style:parent-style-name="TITLE_5f_AND_5f_TWO_5f_COLUMNS_5f__5f__5f__5f__5f_-outline8">
      <style:paragraph-properties fo:margin-top="0.1cm" fo:margin-bottom="0cm"/>
      <style:text-properties fo:font-size="20pt" style:font-size-asian="20pt" style:font-size-complex="20pt"/>
    </style:style>
    <style:style style:name="TITLE_5f_AND_5f_TWO_5f_COLUMNS_5f__5f__5f__5f__5f_-subtitle" style:display-name="TITLE_AND_TWO_COLUMNS_____-subtitle" style:family="presentation">
      <style:graphic-properties draw:stroke="none" draw:fill="none" draw:textarea-vertical-align="middle">
        <text:list-style style:name="TITLE_5f_AND_5f_TWO_5f_COLUMNS_5f__5f__5f__5f__5f_-subtitle" style:display-name="TITLE_AND_TWO_COLUMNS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title" style:display-name="TITLE_AND_TWO_COLUMNS_____-title" style:family="presentation">
      <style:graphic-properties draw:stroke="none" draw:fill="none" draw:textarea-vertical-align="middle">
        <text:list-style style:name="TITLE_5f_AND_5f_TWO_5f_COLUMNS_5f__5f__5f__5f__5f_-title" style:display-name="TITLE_AND_TWO_COLUMNS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background" style:display-name="TITLE_AND_TWO_COLUMNS______-background" style:family="presentation">
      <style:graphic-properties draw:stroke="none" draw:fill="bitmap" draw:fill-image-name="msFillBitmap_20_2" style:repeat="stretch"/>
      <style:text-properties style:letter-kerning="true"/>
    </style:style>
    <style:style style:name="TITLE_5f_AND_5f_TWO_5f_COLUMNS_5f__5f__5f__5f__5f__5f_-backgroundobjects" style:display-name="TITLE_AND_TWO_COLUMNS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notes" style:display-name="TITLE_AND_TWO_COLUMNS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outline1" style:display-name="TITLE_AND_TWO_COLUMNS______-outline1" style:family="presentation">
      <style:graphic-properties draw:stroke="none" draw:fill="none" draw:auto-grow-height="false" draw:fit-to-size="shrink-to-fit" style:shrink-to-fit="true">
        <text:list-style style:name="TITLE_5f_AND_5f_TWO_5f_COLUMNS_5f__5f__5f__5f__5f__5f_-outline1" style:display-name="TITLE_AND_TWO_COLUMNS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outline2" style:display-name="TITLE_AND_TWO_COLUMNS______-outline2" style:family="presentation" style:parent-style-name="TITLE_5f_AND_5f_TWO_5f_COLUMNS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3" style:display-name="TITLE_AND_TWO_COLUMNS______-outline3" style:family="presentation" style:parent-style-name="TITLE_5f_AND_5f_TWO_5f_COLUMNS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4" style:display-name="TITLE_AND_TWO_COLUMNS______-outline4" style:family="presentation" style:parent-style-name="TITLE_5f_AND_5f_TWO_5f_COLUMNS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outline5" style:display-name="TITLE_AND_TWO_COLUMNS______-outline5" style:family="presentation" style:parent-style-name="TITLE_5f_AND_5f_TWO_5f_COLUMNS_5f__5f__5f__5f__5f__5f_-outline4">
      <style:paragraph-properties fo:margin-top="0.1cm" fo:margin-bottom="0cm"/>
      <style:text-properties fo:font-size="20pt" style:font-size-asian="20pt" style:font-size-complex="20pt"/>
    </style:style>
    <style:style style:name="TITLE_5f_AND_5f_TWO_5f_COLUMNS_5f__5f__5f__5f__5f__5f_-outline6" style:display-name="TITLE_AND_TWO_COLUMNS______-outline6" style:family="presentation" style:parent-style-name="TITLE_5f_AND_5f_TWO_5f_COLUMNS_5f__5f__5f__5f__5f__5f_-outline5">
      <style:paragraph-properties fo:margin-top="0.1cm" fo:margin-bottom="0cm"/>
      <style:text-properties fo:font-size="20pt" style:font-size-asian="20pt" style:font-size-complex="20pt"/>
    </style:style>
    <style:style style:name="TITLE_5f_AND_5f_TWO_5f_COLUMNS_5f__5f__5f__5f__5f__5f_-outline7" style:display-name="TITLE_AND_TWO_COLUMNS______-outline7" style:family="presentation" style:parent-style-name="TITLE_5f_AND_5f_TWO_5f_COLUMNS_5f__5f__5f__5f__5f__5f_-outline6">
      <style:paragraph-properties fo:margin-top="0.1cm" fo:margin-bottom="0cm"/>
      <style:text-properties fo:font-size="20pt" style:font-size-asian="20pt" style:font-size-complex="20pt"/>
    </style:style>
    <style:style style:name="TITLE_5f_AND_5f_TWO_5f_COLUMNS_5f__5f__5f__5f__5f__5f_-outline8" style:display-name="TITLE_AND_TWO_COLUMNS______-outline8" style:family="presentation" style:parent-style-name="TITLE_5f_AND_5f_TWO_5f_COLUMNS_5f__5f__5f__5f__5f__5f_-outline7">
      <style:paragraph-properties fo:margin-top="0.1cm" fo:margin-bottom="0cm"/>
      <style:text-properties fo:font-size="20pt" style:font-size-asian="20pt" style:font-size-complex="20pt"/>
    </style:style>
    <style:style style:name="TITLE_5f_AND_5f_TWO_5f_COLUMNS_5f__5f__5f__5f__5f__5f_-outline9" style:display-name="TITLE_AND_TWO_COLUMNS______-outline9" style:family="presentation" style:parent-style-name="TITLE_5f_AND_5f_TWO_5f_COLUMNS_5f__5f__5f__5f__5f__5f_-outline8">
      <style:paragraph-properties fo:margin-top="0.1cm" fo:margin-bottom="0cm"/>
      <style:text-properties fo:font-size="20pt" style:font-size-asian="20pt" style:font-size-complex="20pt"/>
    </style:style>
    <style:style style:name="TITLE_5f_AND_5f_TWO_5f_COLUMNS_5f__5f__5f__5f__5f__5f_-subtitle" style:display-name="TITLE_AND_TWO_COLUMNS______-subtitle" style:family="presentation">
      <style:graphic-properties draw:stroke="none" draw:fill="none" draw:textarea-vertical-align="middle">
        <text:list-style style:name="TITLE_5f_AND_5f_TWO_5f_COLUMNS_5f__5f__5f__5f__5f__5f_-subtitle" style:display-name="TITLE_AND_TWO_COLUMNS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title" style:display-name="TITLE_AND_TWO_COLUMNS______-title" style:family="presentation">
      <style:graphic-properties draw:stroke="none" draw:fill="none" draw:textarea-vertical-align="middle">
        <text:list-style style:name="TITLE_5f_AND_5f_TWO_5f_COLUMNS_5f__5f__5f__5f__5f__5f_-title" style:display-name="TITLE_AND_TWO_COLUMNS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background" style:display-name="TITLE_AND_TWO_COLUMNS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backgroundobjects" style:display-name="TITLE_AND_TWO_COLUMNS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notes" style:display-name="TITLE_AND_TWO_COLUMNS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outline1" style:display-name="TITLE_AND_TWO_COLUMNS_______-outline1" style:family="presentation">
      <style:graphic-properties draw:stroke="none" draw:fill="none" draw:auto-grow-height="false" draw:fit-to-size="shrink-to-fit" style:shrink-to-fit="true">
        <text:list-style style:name="TITLE_5f_AND_5f_TWO_5f_COLUMNS_5f__5f__5f__5f__5f__5f__5f_-outline1" style:display-name="TITLE_AND_TWO_COLUMNS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outline2" style:display-name="TITLE_AND_TWO_COLUMNS_______-outline2" style:family="presentation" style:parent-style-name="TITLE_5f_AND_5f_TWO_5f_COLUMNS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3" style:display-name="TITLE_AND_TWO_COLUMNS_______-outline3" style:family="presentation" style:parent-style-name="TITLE_5f_AND_5f_TWO_5f_COLUMNS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4" style:display-name="TITLE_AND_TWO_COLUMNS_______-outline4" style:family="presentation" style:parent-style-name="TITLE_5f_AND_5f_TWO_5f_COLUMNS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outline5" style:display-name="TITLE_AND_TWO_COLUMNS_______-outline5" style:family="presentation" style:parent-style-name="TITLE_5f_AND_5f_TWO_5f_COLUMNS_5f__5f__5f__5f__5f__5f__5f_-outline4">
      <style:paragraph-properties fo:margin-top="0.1cm" fo:margin-bottom="0cm"/>
      <style:text-properties fo:font-size="20pt" style:font-size-asian="20pt" style:font-size-complex="20pt"/>
    </style:style>
    <style:style style:name="TITLE_5f_AND_5f_TWO_5f_COLUMNS_5f__5f__5f__5f__5f__5f__5f_-outline6" style:display-name="TITLE_AND_TWO_COLUMNS_______-outline6" style:family="presentation" style:parent-style-name="TITLE_5f_AND_5f_TWO_5f_COLUMNS_5f__5f__5f__5f__5f__5f__5f_-outline5">
      <style:paragraph-properties fo:margin-top="0.1cm" fo:margin-bottom="0cm"/>
      <style:text-properties fo:font-size="20pt" style:font-size-asian="20pt" style:font-size-complex="20pt"/>
    </style:style>
    <style:style style:name="TITLE_5f_AND_5f_TWO_5f_COLUMNS_5f__5f__5f__5f__5f__5f__5f_-outline7" style:display-name="TITLE_AND_TWO_COLUMNS_______-outline7" style:family="presentation" style:parent-style-name="TITLE_5f_AND_5f_TWO_5f_COLUMNS_5f__5f__5f__5f__5f__5f__5f_-outline6">
      <style:paragraph-properties fo:margin-top="0.1cm" fo:margin-bottom="0cm"/>
      <style:text-properties fo:font-size="20pt" style:font-size-asian="20pt" style:font-size-complex="20pt"/>
    </style:style>
    <style:style style:name="TITLE_5f_AND_5f_TWO_5f_COLUMNS_5f__5f__5f__5f__5f__5f__5f_-outline8" style:display-name="TITLE_AND_TWO_COLUMNS_______-outline8" style:family="presentation" style:parent-style-name="TITLE_5f_AND_5f_TWO_5f_COLUMNS_5f__5f__5f__5f__5f__5f__5f_-outline7">
      <style:paragraph-properties fo:margin-top="0.1cm" fo:margin-bottom="0cm"/>
      <style:text-properties fo:font-size="20pt" style:font-size-asian="20pt" style:font-size-complex="20pt"/>
    </style:style>
    <style:style style:name="TITLE_5f_AND_5f_TWO_5f_COLUMNS_5f__5f__5f__5f__5f__5f__5f_-outline9" style:display-name="TITLE_AND_TWO_COLUMNS_______-outline9" style:family="presentation" style:parent-style-name="TITLE_5f_AND_5f_TWO_5f_COLUMNS_5f__5f__5f__5f__5f__5f__5f_-outline8">
      <style:paragraph-properties fo:margin-top="0.1cm" fo:margin-bottom="0cm"/>
      <style:text-properties fo:font-size="20pt" style:font-size-asian="20pt" style:font-size-complex="20pt"/>
    </style:style>
    <style:style style:name="TITLE_5f_AND_5f_TWO_5f_COLUMNS_5f__5f__5f__5f__5f__5f__5f_-subtitle" style:display-name="TITLE_AND_TWO_COLUMNS_______-subtitle" style:family="presentation">
      <style:graphic-properties draw:stroke="none" draw:fill="none" draw:textarea-vertical-align="middle">
        <text:list-style style:name="TITLE_5f_AND_5f_TWO_5f_COLUMNS_5f__5f__5f__5f__5f__5f__5f_-subtitle" style:display-name="TITLE_AND_TWO_COLUMNS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title" style:display-name="TITLE_AND_TWO_COLUMNS_______-title" style:family="presentation">
      <style:graphic-properties draw:stroke="none" draw:fill="none" draw:textarea-vertical-align="middle">
        <text:list-style style:name="TITLE_5f_AND_5f_TWO_5f_COLUMNS_5f__5f__5f__5f__5f__5f__5f_-title" style:display-name="TITLE_AND_TWO_COLUMNS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background" style:display-name="TITLE_AND_TWO_COLUMNS_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_5f_-backgroundobjects" style:display-name="TITLE_AND_TWO_COLUMNS_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_5f_-notes" style:display-name="TITLE_AND_TWO_COLUMNS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_5f_-outline1" style:display-name="TITLE_AND_TWO_COLUMNS________-outline1" style:family="presentation">
      <style:graphic-properties draw:stroke="none" draw:fill="none" draw:auto-grow-height="false" draw:fit-to-size="shrink-to-fit" style:shrink-to-fit="true">
        <text:list-style style:name="TITLE_5f_AND_5f_TWO_5f_COLUMNS_5f__5f__5f__5f__5f__5f__5f__5f_-outline1" style:display-name="TITLE_AND_TWO_COLUMNS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outline2" style:display-name="TITLE_AND_TWO_COLUMNS________-outline2" style:family="presentation" style:parent-style-name="TITLE_5f_AND_5f_TWO_5f_COLUMNS_5f_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3" style:display-name="TITLE_AND_TWO_COLUMNS________-outline3" style:family="presentation" style:parent-style-name="TITLE_5f_AND_5f_TWO_5f_COLUMNS_5f_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4" style:display-name="TITLE_AND_TWO_COLUMNS________-outline4" style:family="presentation" style:parent-style-name="TITLE_5f_AND_5f_TWO_5f_COLUMNS_5f_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outline5" style:display-name="TITLE_AND_TWO_COLUMNS________-outline5" style:family="presentation" style:parent-style-name="TITLE_5f_AND_5f_TWO_5f_COLUMNS_5f__5f__5f__5f__5f__5f__5f__5f_-outline4">
      <style:paragraph-properties fo:margin-top="0.1cm" fo:margin-bottom="0cm"/>
      <style:text-properties fo:font-size="20pt" style:font-size-asian="20pt" style:font-size-complex="20pt"/>
    </style:style>
    <style:style style:name="TITLE_5f_AND_5f_TWO_5f_COLUMNS_5f__5f__5f__5f__5f__5f__5f__5f_-outline6" style:display-name="TITLE_AND_TWO_COLUMNS________-outline6" style:family="presentation" style:parent-style-name="TITLE_5f_AND_5f_TWO_5f_COLUMNS_5f__5f__5f__5f__5f__5f__5f__5f_-outline5">
      <style:paragraph-properties fo:margin-top="0.1cm" fo:margin-bottom="0cm"/>
      <style:text-properties fo:font-size="20pt" style:font-size-asian="20pt" style:font-size-complex="20pt"/>
    </style:style>
    <style:style style:name="TITLE_5f_AND_5f_TWO_5f_COLUMNS_5f__5f__5f__5f__5f__5f__5f__5f_-outline7" style:display-name="TITLE_AND_TWO_COLUMNS________-outline7" style:family="presentation" style:parent-style-name="TITLE_5f_AND_5f_TWO_5f_COLUMNS_5f__5f__5f__5f__5f__5f__5f__5f_-outline6">
      <style:paragraph-properties fo:margin-top="0.1cm" fo:margin-bottom="0cm"/>
      <style:text-properties fo:font-size="20pt" style:font-size-asian="20pt" style:font-size-complex="20pt"/>
    </style:style>
    <style:style style:name="TITLE_5f_AND_5f_TWO_5f_COLUMNS_5f__5f__5f__5f__5f__5f__5f__5f_-outline8" style:display-name="TITLE_AND_TWO_COLUMNS________-outline8" style:family="presentation" style:parent-style-name="TITLE_5f_AND_5f_TWO_5f_COLUMNS_5f__5f__5f__5f__5f__5f__5f__5f_-outline7">
      <style:paragraph-properties fo:margin-top="0.1cm" fo:margin-bottom="0cm"/>
      <style:text-properties fo:font-size="20pt" style:font-size-asian="20pt" style:font-size-complex="20pt"/>
    </style:style>
    <style:style style:name="TITLE_5f_AND_5f_TWO_5f_COLUMNS_5f__5f__5f__5f__5f__5f__5f__5f_-outline9" style:display-name="TITLE_AND_TWO_COLUMNS________-outline9" style:family="presentation" style:parent-style-name="TITLE_5f_AND_5f_TWO_5f_COLUMNS_5f__5f__5f__5f__5f__5f__5f__5f_-outline8">
      <style:paragraph-properties fo:margin-top="0.1cm" fo:margin-bottom="0cm"/>
      <style:text-properties fo:font-size="20pt" style:font-size-asian="20pt" style:font-size-complex="20pt"/>
    </style:style>
    <style:style style:name="TITLE_5f_AND_5f_TWO_5f_COLUMNS_5f__5f__5f__5f__5f__5f__5f__5f_-subtitle" style:display-name="TITLE_AND_TWO_COLUMNS________-subtitle" style:family="presentation">
      <style:graphic-properties draw:stroke="none" draw:fill="none" draw:textarea-vertical-align="middle">
        <text:list-style style:name="TITLE_5f_AND_5f_TWO_5f_COLUMNS_5f__5f__5f__5f__5f__5f__5f__5f_-subtitle" style:display-name="TITLE_AND_TWO_COLUMNS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_5f_-title" style:display-name="TITLE_AND_TWO_COLUMNS________-title" style:family="presentation">
      <style:graphic-properties draw:stroke="none" draw:fill="none" draw:textarea-vertical-align="middle">
        <text:list-style style:name="TITLE_5f_AND_5f_TWO_5f_COLUMNS_5f__5f__5f__5f__5f__5f__5f__5f_-title" style:display-name="TITLE_AND_TWO_COLUMNS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_5f_-background" style:display-name="TITLE_AND_TWO_COLUMNS_________-background" style:family="presentation">
      <style:graphic-properties draw:stroke="none" draw:fill="bitmap" draw:fill-image-name="msFillBitmap_20_2" style:repeat="stretch"/>
      <style:text-properties style:letter-kerning="true"/>
    </style:style>
    <style:style style:name="TITLE_5f_AND_5f_TWO_5f_COLUMNS_5f__5f__5f__5f__5f__5f__5f__5f__5f_-backgroundobjects" style:display-name="TITLE_AND_TWO_COLUMNS_________-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_5f__5f__5f__5f__5f__5f__5f__5f_-notes" style:display-name="TITLE_AND_TWO_COLUMNS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_5f__5f__5f__5f__5f__5f__5f__5f_-outline1" style:display-name="TITLE_AND_TWO_COLUMNS_________-outline1" style:family="presentation">
      <style:graphic-properties draw:stroke="none" draw:fill="none" draw:auto-grow-height="false" draw:fit-to-size="shrink-to-fit" style:shrink-to-fit="true">
        <text:list-style style:name="TITLE_5f_AND_5f_TWO_5f_COLUMNS_5f__5f__5f__5f__5f__5f__5f__5f__5f_-outline1" style:display-name="TITLE_AND_TWO_COLUMNS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_5f__5f__5f__5f__5f__5f__5f__5f_-outline2" style:display-name="TITLE_AND_TWO_COLUMNS_________-outline2" style:family="presentation" style:parent-style-name="TITLE_5f_AND_5f_TWO_5f_COLUMNS_5f__5f__5f__5f__5f__5f_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3" style:display-name="TITLE_AND_TWO_COLUMNS_________-outline3" style:family="presentation" style:parent-style-name="TITLE_5f_AND_5f_TWO_5f_COLUMNS_5f__5f__5f__5f__5f__5f_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4" style:display-name="TITLE_AND_TWO_COLUMNS_________-outline4" style:family="presentation" style:parent-style-name="TITLE_5f_AND_5f_TWO_5f_COLUMNS_5f__5f__5f__5f__5f__5f_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_5f__5f__5f__5f__5f__5f__5f__5f_-outline5" style:display-name="TITLE_AND_TWO_COLUMNS_________-outline5" style:family="presentation" style:parent-style-name="TITLE_5f_AND_5f_TWO_5f_COLUMNS_5f__5f__5f__5f__5f__5f__5f__5f__5f_-outline4">
      <style:paragraph-properties fo:margin-top="0.1cm" fo:margin-bottom="0cm"/>
      <style:text-properties fo:font-size="20pt" style:font-size-asian="20pt" style:font-size-complex="20pt"/>
    </style:style>
    <style:style style:name="TITLE_5f_AND_5f_TWO_5f_COLUMNS_5f__5f__5f__5f__5f__5f__5f__5f__5f_-outline6" style:display-name="TITLE_AND_TWO_COLUMNS_________-outline6" style:family="presentation" style:parent-style-name="TITLE_5f_AND_5f_TWO_5f_COLUMNS_5f__5f__5f__5f__5f__5f__5f__5f__5f_-outline5">
      <style:paragraph-properties fo:margin-top="0.1cm" fo:margin-bottom="0cm"/>
      <style:text-properties fo:font-size="20pt" style:font-size-asian="20pt" style:font-size-complex="20pt"/>
    </style:style>
    <style:style style:name="TITLE_5f_AND_5f_TWO_5f_COLUMNS_5f__5f__5f__5f__5f__5f__5f__5f__5f_-outline7" style:display-name="TITLE_AND_TWO_COLUMNS_________-outline7" style:family="presentation" style:parent-style-name="TITLE_5f_AND_5f_TWO_5f_COLUMNS_5f__5f__5f__5f__5f__5f__5f__5f__5f_-outline6">
      <style:paragraph-properties fo:margin-top="0.1cm" fo:margin-bottom="0cm"/>
      <style:text-properties fo:font-size="20pt" style:font-size-asian="20pt" style:font-size-complex="20pt"/>
    </style:style>
    <style:style style:name="TITLE_5f_AND_5f_TWO_5f_COLUMNS_5f__5f__5f__5f__5f__5f__5f__5f__5f_-outline8" style:display-name="TITLE_AND_TWO_COLUMNS_________-outline8" style:family="presentation" style:parent-style-name="TITLE_5f_AND_5f_TWO_5f_COLUMNS_5f__5f__5f__5f__5f__5f__5f__5f__5f_-outline7">
      <style:paragraph-properties fo:margin-top="0.1cm" fo:margin-bottom="0cm"/>
      <style:text-properties fo:font-size="20pt" style:font-size-asian="20pt" style:font-size-complex="20pt"/>
    </style:style>
    <style:style style:name="TITLE_5f_AND_5f_TWO_5f_COLUMNS_5f__5f__5f__5f__5f__5f__5f__5f__5f_-outline9" style:display-name="TITLE_AND_TWO_COLUMNS_________-outline9" style:family="presentation" style:parent-style-name="TITLE_5f_AND_5f_TWO_5f_COLUMNS_5f__5f__5f__5f__5f__5f__5f__5f__5f_-outline8">
      <style:paragraph-properties fo:margin-top="0.1cm" fo:margin-bottom="0cm"/>
      <style:text-properties fo:font-size="20pt" style:font-size-asian="20pt" style:font-size-complex="20pt"/>
    </style:style>
    <style:style style:name="TITLE_5f_AND_5f_TWO_5f_COLUMNS_5f__5f__5f__5f__5f__5f__5f__5f__5f_-subtitle" style:display-name="TITLE_AND_TWO_COLUMNS_________-subtitle" style:family="presentation">
      <style:graphic-properties draw:stroke="none" draw:fill="none" draw:textarea-vertical-align="middle">
        <text:list-style style:name="TITLE_5f_AND_5f_TWO_5f_COLUMNS_5f__5f__5f__5f__5f__5f__5f__5f__5f_-subtitle" style:display-name="TITLE_AND_TWO_COLUMNS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_5f__5f__5f__5f__5f__5f__5f__5f_-title" style:display-name="TITLE_AND_TWO_COLUMNS_________-title" style:family="presentation">
      <style:graphic-properties draw:stroke="none" draw:fill="none" draw:textarea-vertical-align="middle">
        <text:list-style style:name="TITLE_5f_AND_5f_TWO_5f_COLUMNS_5f__5f__5f__5f__5f__5f__5f__5f__5f_-title" style:display-name="TITLE_AND_TWO_COLUMNS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draw:background-size="border" draw:fill="bitmap" draw:fill-image-name="msFillBitmap_20_11" style:repeat="stretch"/>
    </style:style>
    <style:style style:name="Mdp11" style:family="drawing-page">
      <style:drawing-page-properties draw:background-size="border" draw:fill="bitmap" draw:fill-image-name="msFillBitmap_20_12" style:repeat="stretch"/>
    </style:style>
    <style:style style:name="Mdp12" style:family="drawing-page">
      <style:drawing-page-properties draw:background-size="border" draw:fill="bitmap" draw:fill-image-name="msFillBitmap_20_13" style:repeat="stretch"/>
    </style:style>
    <style:style style:name="Mdp1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26cm" draw:shadow-color="#660000" draw:shadow-opacity="20%"/>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e2d7d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Mgr8" style:family="graphic" style:parent-style-name="standard">
      <style:graphic-properties draw:stroke="none" svg:stroke-width="0cm" draw:fill="solid" draw:fill-color="#2f0411" draw:opacity="30%"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11.781cm" fo:min-width="20.067cm" fo:padding-top="0.254cm" fo:padding-bottom="0.254cm" fo:padding-left="0.254cm" fo:padding-right="0.254cm" fo:wrap-option="wrap" draw:shadow="visible" draw:shadow-offset-x="0cm" draw:shadow-offset-y="0.026cm" draw:shadow-color="#660000" draw:shadow-opacity="20%"/>
    </style:style>
    <style:style style:name="Mgr10" style:family="graphic" style:parent-style-name="standard">
      <style:graphic-properties draw:stroke="solid" svg:stroke-width="0.026cm" svg:stroke-color="#e2d7d0" draw:stroke-linejoin="round" draw:fill="none" draw:textarea-vertical-align="top" draw:auto-grow-height="false" fo:min-height="0cm" fo:min-width="19.132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2" draw:textarea-vertical-align="middle" draw:auto-grow-height="false" draw:fit-to-size="false" style:shrink-to-fit="false" fo:min-height="2.319cm" fo:min-width="3.99cm" fo:padding-top="0.254cm" fo:padding-bottom="0.254cm" fo:padding-left="0.254cm" fo:padding-right="0.254cm" fo:wrap-option="wrap"/>
    </style:style>
    <style:style style:name="Mgr12" style:family="graphic" style:parent-style-name="standard">
      <style:graphic-properties draw:stroke="none" svg:stroke-width="0cm" draw:fill="solid" draw:fill-color="#ffffff" draw:textarea-vertical-align="middle" draw:auto-grow-height="false" draw:fit-to-size="false" style:shrink-to-fit="false" fo:min-height="0cm" fo:min-width="0.017cm" fo:padding-top="0.254cm" fo:padding-bottom="0.254cm" fo:padding-left="0.254cm" fo:padding-right="0.254cm" fo:wrap-option="wrap"/>
    </style:style>
    <style:style style:name="Mgr13" style:family="graphic" style:parent-style-name="standard">
      <style:graphic-properties draw:stroke="none" svg:stroke-width="0cm" draw:fill="solid" draw:fill-color="#ffffff" draw:textarea-vertical-align="middle" draw:auto-grow-height="false" draw:fit-to-size="false" style:shrink-to-fit="false" fo:min-height="0cm" fo:min-width="0.458cm" fo:padding-top="0.254cm" fo:padding-bottom="0.254cm" fo:padding-left="0.254cm" fo:padding-right="0.254cm" fo:wrap-option="wrap"/>
    </style:style>
    <style:style style:name="Mgr14" style:family="graphic" style:parent-style-name="standard">
      <style:graphic-properties draw:stroke="none" svg:stroke-width="0cm" draw:fill="solid" draw:fill-color="#ffffff" draw:textarea-vertical-align="middle" draw:auto-grow-height="false" draw:fit-to-size="false" style:shrink-to-fit="false" fo:min-height="0.761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ffffff" draw:textarea-vertical-align="middle" draw:auto-grow-height="false" draw:fit-to-size="false" style:shrink-to-fit="false" fo:min-height="0.408cm" fo:min-width="0.402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1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0" style:family="presentation" style:parent-style-name="TITLE_5f_1_5f_1-backgroundobjects">
      <style:graphic-properties draw:stroke="none" draw:fill="none" draw:fill-color="#ffffff" draw:auto-grow-height="false" fo:min-height="1.27cm"/>
    </style:style>
    <style:style style:name="Mpr11" style:family="presentation" style:parent-style-name="TITLE_5f_1_5f_1-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5" style:family="presentation" style:parent-style-name="TITLE_5f_AND_5f_BODY-backgroundobjects">
      <style:graphic-properties draw:stroke="none" draw:fill="none" draw:fill-color="#ffffff" draw:auto-grow-height="false" fo:min-height="1.27cm"/>
    </style:style>
    <style:style style:name="Mpr16" style:family="presentation" style:parent-style-name="TITLE_5f_AND_5f_BODY-backgroundobjects">
      <style:graphic-properties draw:stroke="none" draw:fill="none" draw:fill-color="#ffffff" draw:textarea-vertical-align="bottom" draw:auto-grow-height="false" fo:min-height="1.27cm"/>
    </style:style>
    <style:style style:name="Mpr17" style:family="presentation" style:parent-style-name="BLANK_5f_2-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18" style:family="presentation" style:parent-style-name="BLANK_5f_2-backgroundobjects">
      <style:graphic-properties draw:stroke="none" draw:fill="none" draw:fill-color="#ffffff" draw:auto-grow-height="false" fo:min-height="1.27cm"/>
    </style:style>
    <style:style style:name="Mpr19" style:family="presentation" style:parent-style-name="BLANK_5f_2-backgroundobjects">
      <style:graphic-properties draw:stroke="none" draw:fill="none" draw:fill-color="#ffffff" draw:textarea-vertical-align="bottom" draw:auto-grow-height="false" fo:min-height="1.27cm"/>
    </style:style>
    <style:style style:name="Mpr20" style:family="presentation" style:parent-style-name="TITLE_5f_AND_5f_TWO_5f_COLUMNS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1" style:family="presentation" style:parent-style-name="TITLE_5f_AND_5f_TWO_5f_COLUMNS_5f_1-backgroundobjects">
      <style:graphic-properties draw:stroke="none" draw:fill="none" draw:fill-color="#ffffff" draw:auto-grow-height="false" fo:min-height="1.27cm"/>
    </style:style>
    <style:style style:name="Mpr22" style:family="presentation" style:parent-style-name="TITLE_5f_AND_5f_TWO_5f_COLUMNS_5f_1-backgroundobjects">
      <style:graphic-properties draw:stroke="none" draw:fill="none" draw:fill-color="#ffffff" draw:textarea-vertical-align="bottom" draw:auto-grow-height="false" fo:min-height="1.27cm"/>
    </style:style>
    <style:style style:name="Mpr23" style:family="presentation" style:parent-style-name="BLANK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4" style:family="presentation" style:parent-style-name="BLANK_5f_1-backgroundobjects">
      <style:graphic-properties draw:stroke="none" draw:fill="none" draw:fill-color="#ffffff" draw:auto-grow-height="false" fo:min-height="1.27cm"/>
    </style:style>
    <style:style style:name="Mpr25" style:family="presentation" style:parent-style-name="BLANK_5f_1-backgroundobjects">
      <style:graphic-properties draw:stroke="none" draw:fill="none" draw:fill-color="#ffffff" draw:textarea-vertical-align="bottom" draw:auto-grow-height="false" fo:min-height="1.27cm"/>
    </style:style>
    <style:style style:name="Mpr26"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27" style:family="presentation" style:parent-style-name="TITLE_5f_ONLY-backgroundobjects">
      <style:graphic-properties draw:stroke="none" draw:fill="none" draw:fill-color="#ffffff" draw:auto-grow-height="false" fo:min-height="1.27cm"/>
    </style:style>
    <style:style style:name="Mpr28" style:family="presentation" style:parent-style-name="TITLE_5f_ONLY-backgroundobjects">
      <style:graphic-properties draw:stroke="none" draw:fill="none" draw:fill-color="#ffffff" draw:textarea-vertical-align="bottom" draw:auto-grow-height="false" fo:min-height="1.27cm"/>
    </style:style>
    <style:style style:name="Mpr2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0" style:family="presentation" style:parent-style-name="CAPTION_5f_ONLY-backgroundobjects">
      <style:graphic-properties draw:stroke="none" draw:fill="none" draw:fill-color="#ffffff" draw:auto-grow-height="false" fo:min-height="1.27cm"/>
    </style:style>
    <style:style style:name="Mpr31" style:family="presentation" style:parent-style-name="CAPTION_5f_ONLY-backgroundobjects">
      <style:graphic-properties draw:stroke="none" draw:fill="none" draw:fill-color="#ffffff" draw:textarea-vertical-align="bottom" draw:auto-grow-height="false" fo:min-height="1.27cm"/>
    </style:style>
    <style:style style:name="Mpr32" style:family="presentation" style:parent-style-name="BLANK_5f_2_5f_1-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3" style:family="presentation" style:parent-style-name="BLANK_5f_2_5f_1-backgroundobjects">
      <style:graphic-properties draw:stroke="none" draw:fill="none" draw:fill-color="#ffffff" draw:auto-grow-height="false" fo:min-height="1.27cm"/>
    </style:style>
    <style:style style:name="Mpr34" style:family="presentation" style:parent-style-name="BLANK_5f_2_5f_1-backgroundobjects">
      <style:graphic-properties draw:stroke="none" draw:fill="none" draw:fill-color="#ffffff" draw:textarea-vertical-align="bottom" draw:auto-grow-height="false" fo:min-height="1.27cm"/>
    </style:style>
    <style:style style:name="Mpr35" style:family="presentation" style:parent-style-name="TITLE_5f_AND_5f_TWO_5f_COLUMNS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6" style:family="presentation" style:parent-style-name="TITLE_5f_AND_5f_TWO_5f_COLUMNS_5f_-backgroundobjects">
      <style:graphic-properties draw:stroke="none" draw:fill="none" draw:fill-color="#ffffff" draw:auto-grow-height="false" fo:min-height="1.27cm"/>
    </style:style>
    <style:style style:name="Mpr37" style:family="presentation" style:parent-style-name="TITLE_5f_AND_5f_TWO_5f_COLUMNS_5f_-backgroundobjects">
      <style:graphic-properties draw:stroke="none" draw:fill="none" draw:fill-color="#ffffff" draw:textarea-vertical-align="bottom" draw:auto-grow-height="false" fo:min-height="1.27cm"/>
    </style:style>
    <style:style style:name="Mpr38" style:family="presentation" style:parent-style-name="TITLE_5f_AND_5f_TWO_5f_COLUMNS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39" style:family="presentation" style:parent-style-name="TITLE_5f_AND_5f_TWO_5f_COLUMNS_5f__5f_-backgroundobjects">
      <style:graphic-properties draw:stroke="none" draw:fill="none" draw:fill-color="#ffffff" draw:auto-grow-height="false" fo:min-height="1.27cm"/>
    </style:style>
    <style:style style:name="Mpr40" style:family="presentation" style:parent-style-name="TITLE_5f_AND_5f_TWO_5f_COLUMNS_5f__5f_-backgroundobjects">
      <style:graphic-properties draw:stroke="none" draw:fill="none" draw:fill-color="#ffffff" draw:textarea-vertical-align="bottom" draw:auto-grow-height="false" fo:min-height="1.27cm"/>
    </style:style>
    <style:style style:name="Mpr41" style:family="presentation" style:parent-style-name="TITLE_5f_AND_5f_TWO_5f_COLUMNS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2" style:family="presentation" style:parent-style-name="TITLE_5f_AND_5f_TWO_5f_COLUMNS_5f__5f__5f_-backgroundobjects">
      <style:graphic-properties draw:stroke="none" draw:fill="none" draw:fill-color="#ffffff" draw:auto-grow-height="false" fo:min-height="1.27cm"/>
    </style:style>
    <style:style style:name="Mpr43" style:family="presentation" style:parent-style-name="TITLE_5f_AND_5f_TWO_5f_COLUMNS_5f__5f__5f_-backgroundobjects">
      <style:graphic-properties draw:stroke="none" draw:fill="none" draw:fill-color="#ffffff" draw:textarea-vertical-align="bottom" draw:auto-grow-height="false" fo:min-height="1.27cm"/>
    </style:style>
    <style:style style:name="Mpr44" style:family="presentation" style:parent-style-name="TITLE_5f_AND_5f_TWO_5f_COLUMNS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5" style:family="presentation" style:parent-style-name="TITLE_5f_AND_5f_TWO_5f_COLUMNS_5f__5f__5f__5f_-backgroundobjects">
      <style:graphic-properties draw:stroke="none" draw:fill="none" draw:fill-color="#ffffff" draw:auto-grow-height="false" fo:min-height="1.27cm"/>
    </style:style>
    <style:style style:name="Mpr46" style:family="presentation" style:parent-style-name="TITLE_5f_AND_5f_TWO_5f_COLUMNS_5f__5f__5f__5f_-backgroundobjects">
      <style:graphic-properties draw:stroke="none" draw:fill="none" draw:fill-color="#ffffff" draw:textarea-vertical-align="bottom" draw:auto-grow-height="false" fo:min-height="1.27cm"/>
    </style:style>
    <style:style style:name="Mpr47" style:family="presentation" style:parent-style-name="TITLE_5f_AND_5f_TWO_5f_COLUMNS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48" style:family="presentation" style:parent-style-name="TITLE_5f_AND_5f_TWO_5f_COLUMNS_5f__5f__5f__5f__5f_-backgroundobjects">
      <style:graphic-properties draw:stroke="none" draw:fill="none" draw:fill-color="#ffffff" draw:auto-grow-height="false" fo:min-height="1.27cm"/>
    </style:style>
    <style:style style:name="Mpr49" style:family="presentation" style:parent-style-name="TITLE_5f_AND_5f_TWO_5f_COLUMNS_5f__5f__5f__5f__5f_-backgroundobjects">
      <style:graphic-properties draw:stroke="none" draw:fill="none" draw:fill-color="#ffffff" draw:textarea-vertical-align="bottom" draw:auto-grow-height="false" fo:min-height="1.27cm"/>
    </style:style>
    <style:style style:name="Mpr50" style:family="presentation" style:parent-style-name="TITLE_5f_AND_5f_TWO_5f_COLUMNS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1" style:family="presentation" style:parent-style-name="TITLE_5f_AND_5f_TWO_5f_COLUMNS_5f__5f__5f__5f__5f__5f_-backgroundobjects">
      <style:graphic-properties draw:stroke="none" draw:fill="none" draw:fill-color="#ffffff" draw:auto-grow-height="false" fo:min-height="1.27cm"/>
    </style:style>
    <style:style style:name="Mpr52" style:family="presentation" style:parent-style-name="TITLE_5f_AND_5f_TWO_5f_COLUMNS_5f__5f__5f__5f__5f__5f_-backgroundobjects">
      <style:graphic-properties draw:stroke="none" draw:fill="none" draw:fill-color="#ffffff" draw:textarea-vertical-align="bottom" draw:auto-grow-height="false" fo:min-height="1.27cm"/>
    </style:style>
    <style:style style:name="Mpr53" style:family="presentation" style:parent-style-name="TITLE_5f_AND_5f_TWO_5f_COLUMNS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4" style:family="presentation" style:parent-style-name="TITLE_5f_AND_5f_TWO_5f_COLUMNS_5f__5f__5f__5f__5f__5f__5f_-backgroundobjects">
      <style:graphic-properties draw:stroke="none" draw:fill="none" draw:fill-color="#ffffff" draw:auto-grow-height="false" fo:min-height="1.27cm"/>
    </style:style>
    <style:style style:name="Mpr55" style:family="presentation" style:parent-style-name="TITLE_5f_AND_5f_TWO_5f_COLUMNS_5f__5f__5f__5f__5f__5f__5f_-backgroundobjects">
      <style:graphic-properties draw:stroke="none" draw:fill="none" draw:fill-color="#ffffff" draw:textarea-vertical-align="bottom" draw:auto-grow-height="false" fo:min-height="1.27cm"/>
    </style:style>
    <style:style style:name="Mpr56" style:family="presentation" style:parent-style-name="TITLE_5f_AND_5f_TWO_5f_COLUMNS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57" style:family="presentation" style:parent-style-name="TITLE_5f_AND_5f_TWO_5f_COLUMNS_5f__5f__5f__5f__5f__5f__5f__5f_-backgroundobjects">
      <style:graphic-properties draw:stroke="none" draw:fill="none" draw:fill-color="#ffffff" draw:auto-grow-height="false" fo:min-height="1.27cm"/>
    </style:style>
    <style:style style:name="Mpr58" style:family="presentation" style:parent-style-name="TITLE_5f_AND_5f_TWO_5f_COLUMNS_5f__5f__5f__5f__5f__5f__5f__5f_-backgroundobjects">
      <style:graphic-properties draw:stroke="none" draw:fill="none" draw:fill-color="#ffffff" draw:textarea-vertical-align="bottom" draw:auto-grow-height="false" fo:min-height="1.27cm"/>
    </style:style>
    <style:style style:name="Mpr59" style:family="presentation" style:parent-style-name="TITLE_5f_AND_5f_TWO_5f_COLUMNS_5f__5f__5f__5f__5f__5f__5f__5f__5f_-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Mpr60" style:family="presentation" style:parent-style-name="TITLE_5f_AND_5f_TWO_5f_COLUMNS_5f__5f__5f__5f__5f__5f__5f__5f__5f_-backgroundobjects">
      <style:graphic-properties draw:stroke="none" draw:fill="none" draw:fill-color="#ffffff" draw:auto-grow-height="false" fo:min-height="1.27cm"/>
    </style:style>
    <style:style style:name="Mpr61" style:family="presentation" style:parent-style-name="TITLE_5f_AND_5f_TWO_5f_COLUMNS_5f__5f__5f__5f__5f__5f_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3pt" style:font-size-asian="14pt" style:font-size-complex="14pt"/>
    </style:style>
    <style:style style:name="MP9" style:family="paragraph">
      <loext:graphic-properties draw:fill="none" draw:fill-color="#ffffff"/>
      <style:paragraph-properties fo:text-align="start" style:font-independent-line-spacing="true"/>
      <style:text-properties fo:font-size="13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solid" draw:fill-color="#2f0411" draw:opacity="30%"/>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3" style:family="text">
      <style:text-properties fo:font-variant="normal" fo:text-transform="none" fo:color="#ad0b2d" style:text-line-through-style="none" style:text-line-through-type="none" style:text-position="0% 100%" style:font-name="Tinos" fo:font-size="13pt" fo:letter-spacing="normal" fo:font-style="normal" style:text-underline-style="none" fo:font-weight="normal" style:font-name-asian="Tinos" style:font-size-asian="13pt" style:font-style-asian="normal" style:font-weight-asian="normal" style:font-name-complex="Tinos" style:font-size-complex="13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inos" fo:font-size="72pt" fo:letter-spacing="normal" fo:font-style="normal" style:text-underline-style="none" fo:font-weight="normal" style:font-name-asian="Tinos" style:font-size-asian="72pt" style:font-style-asian="normal" style:font-weight-asian="normal" style:font-name-complex="Tinos"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9.672cm" svg:height="8.561cm" svg:x="2.863cm" svg:y="2.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6.232cm" svg:height="3.881cm" draw:transform="rotate (1.5707963267949) translate (10.759cm 4.947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p2">
        <draw:custom-shape draw:name="Google Shape;13;p2" draw:style-name="Mgr5" draw:text-style-name="MP5" draw:layer="layout" svg:width="0.721cm" svg:height="0.119cm" svg:x="12.34cm" svg:y="2.578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4;p2" draw:style-name="Mgr5" draw:text-style-name="MP5" draw:layer="layout" svg:width="1.326cm" svg:height="0.119cm" svg:x="12.037cm" svg:y="2.735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5;p2" draw:style-name="Mgr5" draw:text-style-name="MP5" draw:layer="layout" svg:width="0.446cm" svg:height="1.742cm" svg:x="12.477cm" svg:y="0.806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6;p2" draw:style-name="Mgr5" draw:text-style-name="MP5" draw:layer="layout" svg:width="1.249cm" svg:height="1.258cm" svg:x="11.353cm" svg:y="0.924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7;p2" draw:style-name="Mgr5" draw:text-style-name="MP5" draw:layer="layout" svg:width="1.249cm" svg:height="1.258cm" svg:x="12.799cm" svg:y="0.924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8;p2" presentation:style-name="TITLE-title" draw:layer="backgroundobjects" svg:width="16.747cm" svg:height="7.697cm" svg:x="4.326cm" svg:y="3.727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2">
      <draw:custom-shape draw:name="Google Shape;44;p6"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title" draw:layer="backgroundobjects" svg:width="18.576cm" svg:height="1.092cm" svg:x="5.824cm" svg:y="1.86cm" presentation:class="title" presentation:placeholder="true" presentation:user-transformed="true">
        <draw:text-box/>
      </draw:frame>
      <draw:frame draw:name="Google Shape;54;p6" presentation:style-name="TITLE_5f_AND_5f_TWO_5f_COLUMNS-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outline1" draw:layer="backgroundobjects" svg:width="8.521cm" svg:height="9.022cm" svg:x="15.879cm" svg:y="3.334cm" presentation:class="outline" presentation:placeholder="true" presentation:user-transformed="true">
        <draw:text-box/>
      </draw:frame>
      <draw:frame draw:name="Google Shape;56;p6" presentation:style-name="Mpr3"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3">
      <draw:custom-shape draw:name="Google Shape;97;p10" draw:style-name="Mgr3" draw:text-style-name="MP5" draw:layer="backgroundobjects" svg:width="23.401cm" svg:height="12.288cm" svg:x="0.999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0" presentation:style-name="Mpr6"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custom-shape draw:name="Google Shape;99;p10" draw:style-name="Mgr4" draw:text-style-name="MP6" draw:layer="backgroundobjects" svg:width="3.54cm" svg:height="2.123cm" draw:transform="rotate (1.5707963267949) translate (11.638cm 2.831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00;p10">
        <draw:custom-shape draw:name="Google Shape;101;p10" draw:style-name="Mgr5" draw:text-style-name="MP5" draw:layer="layout" svg:width="0.394cm" svg:height="0.065cm" svg:x="12.502cm" svg:y="1.471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02;p10" draw:style-name="Mgr5" draw:text-style-name="MP5" draw:layer="layout" svg:width="0.724cm" svg:height="0.065cm" svg:x="12.337cm" svg:y="1.55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03;p10" draw:style-name="Mgr5" draw:text-style-name="MP5" draw:layer="layout" svg:width="0.243cm" svg:height="0.954cm" svg:x="12.577cm" svg:y="0.5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04;p10" draw:style-name="Mgr5" draw:text-style-name="MP5" draw:layer="layout" svg:width="0.682cm" svg:height="0.688cm" svg:x="11.963cm" svg:y="0.56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05;p10" draw:style-name="Mgr5" draw:text-style-name="MP5" draw:layer="layout" svg:width="0.682cm" svg:height="0.688cm" svg:x="12.753cm" svg:y="0.56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_5f_1" style:display-name="TITLE_1_1" style:page-layout-name="PM1" draw:style-name="Mdp4">
      <draw:custom-shape draw:name="Google Shape;25;p4" draw:style-name="Mgr3" draw:text-style-name="MP5" draw:layer="backgroundobjects" svg:width="12.932cm" svg:height="14.287cm" svg:x="6.2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p4" presentation:style-name="TITLE_5f_1_5f_1-outline1" draw:layer="backgroundobjects" svg:width="10.758cm" svg:height="11.202cm" svg:x="7.321cm" svg:y="2.196cm" presentation:class="outline" presentation:placeholder="true" presentation:user-transformed="true">
        <draw:text-box/>
      </draw:frame>
      <draw:frame draw:name="Google Shape;27;p4" presentation:style-name="Mpr9" draw:text-style-name="MP9" draw:layer="backgroundobjects" svg:width="2.826cm" svg:height="1.092cm" svg:x="11.287cm" svg:y="13.004cm" presentation:class="page-number" presentation:user-transformed="true">
        <draw:text-box>
          <text:p text:style-name="MP8"><text:span text:style-name="MT3"><text:page-number>&lt;number&gt;</text:page-number></text:span></text:p>
        </draw:text-box>
      </draw:frame>
      <draw:custom-shape draw:name="Google Shape;28;p4" draw:style-name="Mgr4" draw:text-style-name="MP6" draw:layer="backgroundobjects" svg:width="4.711cm" svg:height="2.826cm" draw:transform="rotate (1.5707963267949) translate (11.287cm 3.793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29;p4" draw:style-name="Mgr7" draw:text-style-name="MP11" draw:layer="backgroundobjects" svg:width="2.826cm" svg:height="1.815cm" svg:x="11.287cm" svg:y="0.53cm">
        <text:p text:style-name="MP10"><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1" style:display-name="TITLE_1" style:page-layout-name="PM1" draw:style-name="Mdp5">
      <draw:custom-shape draw:name="Google Shape;20;p3" draw:style-name="Mgr3" draw:text-style-name="MP5" draw:layer="backgroundobjects" svg:width="19.672cm" svg:height="8.561cm" svg:x="2.863cm" svg:y="2.8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3" presentation:style-name="TITLE_5f_1-title" draw:layer="backgroundobjects" svg:width="17.28cm" svg:height="3.221cm" svg:x="4.06cm" svg:y="5.033cm" presentation:class="title" presentation:placeholder="true" presentation:user-transformed="true">
        <draw:text-box/>
      </draw:frame>
      <draw:custom-shape draw:name="Google Shape;23;p3" draw:style-name="Mgr4" draw:text-style-name="MP6" draw:layer="backgroundobjects" svg:width="6.282cm" svg:height="2.826cm" draw:transform="rotate (1.5707963267949) translate (11.287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6">
      <draw:custom-shape draw:name="Google Shape;31;p5"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5"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33;p5"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34;p5">
        <draw:custom-shape draw:name="Google Shape;35;p5"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36;p5"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37;p5"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38;p5"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39;p5"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40;p5" presentation:style-name="TITLE_5f_AND_5f_BODY-title" draw:layer="backgroundobjects" svg:width="18.576cm" svg:height="1.092cm" svg:x="5.824cm" svg:y="1.86cm" presentation:class="title" presentation:placeholder="true" presentation:user-transformed="true">
        <draw:text-box/>
      </draw:frame>
      <draw:frame draw:name="Google Shape;41;p5" presentation:style-name="TITLE_5f_AND_5f_BODY-outline1" draw:layer="backgroundobjects" svg:width="18.576cm" svg:height="9.027cm" svg:x="5.824cm" svg:y="3.261cm" presentation:class="outline" presentation:placeholder="true" presentation:user-transformed="true">
        <draw:text-box/>
      </draw:frame>
      <draw:frame draw:name="Google Shape;42;p5" presentation:style-name="Mpr14"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2" style:display-name="BLANK_2" style:page-layout-name="PM1" draw:style-name="Mdp7">
      <draw:frame draw:name="Google Shape;107;p11" presentation:style-name="Mpr17"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frame presentation:style-name="BLANK_5f_2-title" draw:layer="backgroundobjects" svg:width="22.859cm" svg:height="2.385cm" svg:x="1.27cm" svg:y="0.57cm" presentation:class="title" presentation:placeholder="true">
        <draw:text-box/>
      </draw:frame>
      <draw:frame presentation:style-name="BLANK_5f_2-outline1" draw:layer="backgroundobjects" svg:width="22.859cm" svg:height="8.286cm" svg:x="1.27cm" svg:y="3.343cm" presentation:class="outline" presentation:placeholder="true">
        <draw:text-box/>
      </draw:frame>
      <presentation:notes style:page-layout-name="PM2">
        <draw:page-thumbnail presentation:style-name="BLANK_5f_2-title" draw:layer="backgroundobjects" svg:width="16.931cm" svg:height="9.524cm" svg:x="1.059cm" svg:y="1.93cm" presentation:class="page"/>
        <draw:frame presentation:style-name="BLANK_5f_2-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1" style:display-name="TITLE_AND_TWO_COLUMNS_1" style:page-layout-name="PM1" draw:style-name="Mdp8">
      <draw:custom-shape draw:name="Google Shape;58;p7"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60;p7"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61;p7">
        <draw:custom-shape draw:name="Google Shape;62;p7"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63;p7"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64;p7"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65;p7"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66;p7"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67;p7" presentation:style-name="TITLE_5f_AND_5f_TWO_5f_COLUMNS_5f_1-title" draw:layer="backgroundobjects" svg:width="18.576cm" svg:height="1.092cm" svg:x="5.824cm" svg:y="1.86cm" presentation:class="title" presentation:placeholder="true" presentation:user-transformed="true">
        <draw:text-box/>
      </draw:frame>
      <draw:frame draw:name="Google Shape;68;p7" presentation:style-name="TITLE_5f_AND_5f_TWO_5f_COLUMNS_5f_1-outline1" draw:layer="backgroundobjects" svg:width="5.623cm" svg:height="9.044cm" svg:x="5.824cm" svg:y="3.334cm" presentation:class="outline" presentation:placeholder="true" presentation:user-transformed="true">
        <draw:text-box/>
      </draw:frame>
      <draw:frame draw:name="Google Shape;69;p7" presentation:style-name="TITLE_5f_AND_5f_TWO_5f_COLUMNS_5f_1-outline1" draw:layer="backgroundobjects" svg:width="5.623cm" svg:height="9.044cm" svg:x="12.3cm" svg:y="3.334cm" presentation:class="outline" presentation:placeholder="true" presentation:user-transformed="true">
        <draw:text-box/>
      </draw:frame>
      <draw:frame draw:name="Google Shape;70;p7" presentation:style-name="TITLE_5f_AND_5f_TWO_5f_COLUMNS_5f_1-outline1" draw:layer="backgroundobjects" svg:width="5.623cm" svg:height="9.044cm" svg:x="18.777cm" svg:y="3.334cm" presentation:class="outline" presentation:placeholder="true" presentation:user-transformed="true">
        <draw:text-box/>
      </draw:frame>
      <draw:frame draw:name="Google Shape;71;p7" presentation:style-name="Mpr20"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1" style:display-name="BLANK_1" style:page-layout-name="PM1" draw:style-name="Mdp9">
      <draw:custom-shape draw:name="Google Shape;118;p13" draw:style-name="Mgr8" draw:text-style-name="MP12" draw:layer="backgroundobjects" svg:width="25.399cm" svg:height="14.287cm" svg:x="0cm" svg:y="0cm">
        <text:p/>
        <draw:enhanced-geometry draw:mirror-horizontal="false" draw:mirror-vertical="false" svg:viewBox="0 0 0 0" draw:text-areas="?f2 ?f2 ?f3 ?f4" draw:type="ooxml-frame" draw:modifiers="2794"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Google Shape;119;p13" presentation:style-name="Mpr23" draw:text-style-name="MP9" draw:layer="backgroundobjects" svg:width="2.826cm" svg:height="1.053cm" svg:x="11.287cm" svg:y="12.844cm" presentation:class="page-number" presentation:user-transformed="true">
        <draw:text-box>
          <text:p text:style-name="MP8"><text:span text:style-name="MT2"><text:page-number>&lt;number&gt;</text:page-number></text:span></text:p>
        </draw:text-box>
      </draw:frame>
      <draw:custom-shape draw:name="Google Shape;120;p13" draw:style-name="Mgr4" draw:text-style-name="MP6" draw:layer="backgroundobjects" svg:width="4.711cm" svg:height="2.826cm" draw:transform="rotate (1.5707963267949) translate (11.287cm 3.793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21;p13">
        <draw:custom-shape draw:name="Google Shape;122;p13" draw:style-name="Mgr5" draw:text-style-name="MP5" draw:layer="layout" svg:width="0.524cm" svg:height="0.086cm" svg:x="12.437cm" svg:y="1.982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23;p13" draw:style-name="Mgr5" draw:text-style-name="MP5" draw:layer="layout" svg:width="0.965cm" svg:height="0.086cm" svg:x="12.217cm" svg:y="2.09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24;p13" draw:style-name="Mgr5" draw:text-style-name="MP5" draw:layer="layout" svg:width="0.324cm" svg:height="1.268cm" svg:x="12.537cm" svg:y="0.692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25;p13" draw:style-name="Mgr5" draw:text-style-name="MP5" draw:layer="layout" svg:width="0.909cm" svg:height="0.915cm" svg:x="11.719cm" svg:y="0.778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26;p13" draw:style-name="Mgr5" draw:text-style-name="MP5" draw:layer="layout" svg:width="0.909cm" svg:height="0.915cm" svg:x="12.771cm" svg:y="0.778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presentation:style-name="BLANK_5f_1-title" draw:layer="backgroundobjects" svg:width="22.859cm" svg:height="2.385cm" svg:x="1.27cm" svg:y="0.57cm" presentation:class="title" presentation:placeholder="true">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0">
      <draw:custom-shape draw:name="Google Shape;73;p8" draw:style-name="Mgr3"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8" draw:style-name="Mgr6"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75;p8"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76;p8">
        <draw:custom-shape draw:name="Google Shape;77;p8"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78;p8"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79;p8"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80;p8"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81;p8"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82;p8" presentation:style-name="TITLE_5f_ONLY-title" draw:layer="backgroundobjects" svg:width="18.576cm" svg:height="1.092cm" svg:x="5.824cm" svg:y="1.86cm" presentation:class="title" presentation:placeholder="true" presentation:user-transformed="true">
        <draw:text-box/>
      </draw:frame>
      <draw:frame draw:name="Google Shape;83;p8" presentation:style-name="Mpr26"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APTION_5f_ONLY" style:display-name="CAPTION_ONLY" style:page-layout-name="PM1" draw:style-name="Mdp11">
      <draw:custom-shape draw:name="Google Shape;85;p9" draw:style-name="Mgr3" draw:text-style-name="MP5" draw:layer="backgroundobjects" svg:width="23.401cm" svg:height="12.288cm" svg:x="0.999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9" presentation:style-name="CAPTION_5f_ONLY-outline1" draw:layer="backgroundobjects" svg:width="22.859cm" svg:height="0.998cm" svg:x="1.27cm" svg:y="12.09cm" presentation:class="outline" presentation:placeholder="true" presentation:user-transformed="true">
        <draw:text-box/>
      </draw:frame>
      <draw:custom-shape draw:name="Google Shape;87;p9" draw:style-name="Mgr4" draw:text-style-name="MP6" draw:layer="backgroundobjects" svg:width="3.54cm" svg:height="2.123cm" draw:transform="rotate (1.5707963267949) translate (11.638cm 2.831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88;p9">
        <draw:custom-shape draw:name="Google Shape;89;p9" draw:style-name="Mgr5" draw:text-style-name="MP5" draw:layer="layout" svg:width="0.394cm" svg:height="0.065cm" svg:x="12.502cm" svg:y="1.471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90;p9" draw:style-name="Mgr5" draw:text-style-name="MP5" draw:layer="layout" svg:width="0.724cm" svg:height="0.065cm" svg:x="12.337cm" svg:y="1.556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91;p9" draw:style-name="Mgr5" draw:text-style-name="MP5" draw:layer="layout" svg:width="0.243cm" svg:height="0.954cm" svg:x="12.577cm" svg:y="0.5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92;p9" draw:style-name="Mgr5" draw:text-style-name="MP5" draw:layer="layout" svg:width="0.682cm" svg:height="0.688cm" svg:x="11.963cm" svg:y="0.56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93;p9" draw:style-name="Mgr5" draw:text-style-name="MP5" draw:layer="layout" svg:width="0.682cm" svg:height="0.688cm" svg:x="12.753cm" svg:y="0.56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custom-shape draw:name="Google Shape;94;p9" draw:style-name="Mgr6" draw:text-style-name="MP7" draw:layer="backgroundobjects" svg:width="21.14cm" svg:height="0.001cm" svg:x="2.13cm" svg:y="12.09cm">
        <text:p/>
        <draw:enhanced-geometry draw:mirror-horizontal="false" draw:mirror-vertical="false" svg:viewBox="0 0 21600 21600" draw:type="mso-spt32" draw:enhanced-path="M 0 0 L 21600 21600 N"/>
      </draw:custom-shape>
      <draw:frame draw:name="Google Shape;95;p9" presentation:style-name="Mpr29" draw:text-style-name="MP9" draw:layer="backgroundobjects" svg:width="2.826cm" svg:height="0.998cm" svg:x="11.287cm" svg:y="13.288cm" presentation:class="page-number" presentation:user-transformed="true">
        <draw:text-box>
          <text:p text:style-name="MP8"><text:span text:style-name="MT3"><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text:span text:style-name="MT1"><presentation:header/></text:span></text:p>
          </draw:text-box>
        </draw:frame>
        <draw:frame presentation:style-name="Mpr30" draw:text-style-name="MP4" draw:layer="backgroundobjects" svg:width="8.266cm" svg:height="1.269cm" svg:x="10.783cm" svg:y="0cm" presentation:class="date-time">
          <draw:text-box>
            <text:p text:style-name="MP3"><text:span text:style-name="MT1"><presentation:date-time/></text:span></text:p>
          </draw:text-box>
        </draw:frame>
        <draw:frame presentation:style-name="Mpr31" draw:text-style-name="MP2" draw:layer="backgroundobjects" svg:width="8.266cm" svg:height="1.269cm" svg:x="0cm" svg:y="24.13cm" presentation:class="footer">
          <draw:text-box>
            <text:p text:style-name="MP1"><text:span text:style-name="MT1"><presentation:footer/></text:span></text:p>
          </draw:text-box>
        </draw:frame>
        <draw:frame presentation:style-name="Mpr3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_5f_2_5f_1" style:display-name="BLANK_2_1" style:page-layout-name="PM1" draw:style-name="Mdp12">
      <draw:custom-shape draw:name="Google Shape;109;p12" draw:style-name="Mgr4"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110;p12">
        <draw:custom-shape draw:name="Google Shape;111;p12" draw:style-name="Mgr5" draw:text-style-name="MP5" draw:layer="layout"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112;p12" draw:style-name="Mgr5" draw:text-style-name="MP5" draw:layer="layout"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113;p12" draw:style-name="Mgr5" draw:text-style-name="MP5" draw:layer="layout"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114;p12" draw:style-name="Mgr5" draw:text-style-name="MP5" draw:layer="layout"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115;p12" draw:style-name="Mgr5" draw:text-style-name="MP5" draw:layer="layout"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116;p12" presentation:style-name="Mpr32"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draw:frame presentation:style-name="BLANK_5f_2_5f_1-title" draw:layer="backgroundobjects" svg:width="22.859cm" svg:height="2.385cm" svg:x="1.27cm" svg:y="0.57cm" presentation:class="title" presentation:placeholder="true">
        <draw:text-box/>
      </draw:frame>
      <draw:frame presentation:style-name="BLANK_5f_2_5f_1-outline1" draw:layer="backgroundobjects" svg:width="22.859cm" svg:height="8.286cm" svg:x="1.27cm" svg:y="3.343cm" presentation:class="outline" presentation:placeholder="true">
        <draw:text-box/>
      </draw:frame>
      <presentation:notes style:page-layout-name="PM2">
        <draw:page-thumbnail presentation:style-name="BLANK_5f_2_5f_1-title" draw:layer="backgroundobjects" svg:width="16.931cm" svg:height="9.524cm" svg:x="1.059cm" svg:y="1.93cm" presentation:class="page"/>
        <draw:frame presentation:style-name="BLANK_5f_2_5f_1-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 style:display-name="TITLE_AND_TWO_COLUMNS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outline1" draw:layer="backgroundobjects" svg:width="8.521cm" svg:height="9.022cm" svg:x="15.879cm" svg:y="3.334cm" presentation:class="outline" presentation:placeholder="true" presentation:user-transformed="true">
        <draw:text-box/>
      </draw:frame>
      <draw:frame draw:name="Google Shape;56;p6" presentation:style-name="Mpr35"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title" draw:layer="backgroundobjects" svg:width="16.931cm" svg:height="9.524cm" svg:x="1.059cm" svg:y="1.93cm" presentation:class="page"/>
        <draw:frame presentation:style-name="TITLE_5f_AND_5f_TWO_5f_COLUMNS_5f_-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 style:display-name="TITLE_AND_TWO_COLUMNS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outline1" draw:layer="backgroundobjects" svg:width="8.521cm" svg:height="9.022cm" svg:x="15.879cm" svg:y="3.334cm" presentation:class="outline" presentation:placeholder="true" presentation:user-transformed="true">
        <draw:text-box/>
      </draw:frame>
      <draw:frame draw:name="Google Shape;56;p6" presentation:style-name="Mpr38"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title" draw:layer="backgroundobjects" svg:width="16.931cm" svg:height="9.524cm" svg:x="1.059cm" svg:y="1.93cm" presentation:class="page"/>
        <draw:frame presentation:style-name="TITLE_5f_AND_5f_TWO_5f_COLUMNS_5f__5f_-notes" draw:layer="backgroundobjects" svg:width="15.239cm" svg:height="11.429cm" svg:x="1.905cm" svg:y="12.065cm" presentation:class="notes" presentation:placeholder="true">
          <draw:text-box/>
        </draw:frame>
        <draw:frame presentation:style-name="Mpr39" draw:text-style-name="MP2" draw:layer="backgroundobjects" svg:width="8.266cm" svg:height="1.269cm" svg:x="0cm" svg:y="0cm" presentation:class="header">
          <draw:text-box>
            <text:p text:style-name="MP1"><text:span text:style-name="MT1"><presentation:header/></text:span></text:p>
          </draw:text-box>
        </draw:frame>
        <draw:frame presentation:style-name="Mpr39" draw:text-style-name="MP4" draw:layer="backgroundobjects" svg:width="8.266cm" svg:height="1.269cm" svg:x="10.783cm" svg:y="0cm" presentation:class="date-time">
          <draw:text-box>
            <text:p text:style-name="MP3"><text:span text:style-name="MT1"><presentation:date-time/></text:span></text:p>
          </draw:text-box>
        </draw:frame>
        <draw:frame presentation:style-name="Mpr40" draw:text-style-name="MP2" draw:layer="backgroundobjects" svg:width="8.266cm" svg:height="1.269cm" svg:x="0cm" svg:y="24.13cm" presentation:class="footer">
          <draw:text-box>
            <text:p text:style-name="MP1"><text:span text:style-name="MT1"><presentation:footer/></text:span></text:p>
          </draw:text-box>
        </draw:frame>
        <draw:frame presentation:style-name="Mpr4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 style:display-name="TITLE_AND_TWO_COLUMNS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outline1" draw:layer="backgroundobjects" svg:width="8.521cm" svg:height="9.022cm" svg:x="15.879cm" svg:y="3.334cm" presentation:class="outline" presentation:placeholder="true" presentation:user-transformed="true">
        <draw:text-box/>
      </draw:frame>
      <draw:frame draw:name="Google Shape;56;p6" presentation:style-name="Mpr41"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title" draw:layer="backgroundobjects" svg:width="16.931cm" svg:height="9.524cm" svg:x="1.059cm" svg:y="1.93cm" presentation:class="page"/>
        <draw:frame presentation:style-name="TITLE_5f_AND_5f_TWO_5f_COLUMNS_5f__5f__5f_-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 style:display-name="TITLE_AND_TWO_COLUMNS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outline1" draw:layer="backgroundobjects" svg:width="8.521cm" svg:height="9.022cm" svg:x="15.879cm" svg:y="3.334cm" presentation:class="outline" presentation:placeholder="true" presentation:user-transformed="true">
        <draw:text-box/>
      </draw:frame>
      <draw:frame draw:name="Google Shape;56;p6" presentation:style-name="Mpr44"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title" draw:layer="backgroundobjects" svg:width="16.931cm" svg:height="9.524cm" svg:x="1.059cm" svg:y="1.93cm" presentation:class="page"/>
        <draw:frame presentation:style-name="TITLE_5f_AND_5f_TWO_5f_COLUMNS_5f__5f__5f__5f_-notes" draw:layer="backgroundobjects" svg:width="15.239cm" svg:height="11.429cm" svg:x="1.905cm" svg:y="12.065cm" presentation:class="notes" presentation:placeholder="true">
          <draw:text-box/>
        </draw:frame>
        <draw:frame presentation:style-name="Mpr45" draw:text-style-name="MP2" draw:layer="backgroundobjects" svg:width="8.266cm" svg:height="1.269cm" svg:x="0cm" svg:y="0cm" presentation:class="header">
          <draw:text-box>
            <text:p text:style-name="MP1"><text:span text:style-name="MT1"><presentation:header/></text:span></text:p>
          </draw:text-box>
        </draw:frame>
        <draw:frame presentation:style-name="Mpr45" draw:text-style-name="MP4" draw:layer="backgroundobjects" svg:width="8.266cm" svg:height="1.269cm" svg:x="10.783cm" svg:y="0cm" presentation:class="date-time">
          <draw:text-box>
            <text:p text:style-name="MP3"><text:span text:style-name="MT1"><presentation:date-time/></text:span></text:p>
          </draw:text-box>
        </draw:frame>
        <draw:frame presentation:style-name="Mpr46" draw:text-style-name="MP2" draw:layer="backgroundobjects" svg:width="8.266cm" svg:height="1.269cm" svg:x="0cm" svg:y="24.13cm" presentation:class="footer">
          <draw:text-box>
            <text:p text:style-name="MP1"><text:span text:style-name="MT1"><presentation:footer/></text:span></text:p>
          </draw:text-box>
        </draw:frame>
        <draw:frame presentation:style-name="Mpr4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 style:display-name="TITLE_AND_TWO_COLUMNS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outline1" draw:layer="backgroundobjects" svg:width="8.521cm" svg:height="9.022cm" svg:x="15.879cm" svg:y="3.334cm" presentation:class="outline" presentation:placeholder="true" presentation:user-transformed="true">
        <draw:text-box/>
      </draw:frame>
      <draw:frame draw:name="Google Shape;56;p6" presentation:style-name="Mpr47"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title" draw:layer="backgroundobjects" svg:width="16.931cm" svg:height="9.524cm" svg:x="1.059cm" svg:y="1.93cm" presentation:class="page"/>
        <draw:frame presentation:style-name="TITLE_5f_AND_5f_TWO_5f_COLUMNS_5f__5f__5f__5f__5f_-notes" draw:layer="backgroundobjects" svg:width="15.239cm" svg:height="11.429cm" svg:x="1.905cm" svg:y="12.065cm" presentation:class="notes" presentation:placeholder="true">
          <draw:text-box/>
        </draw:frame>
        <draw:frame presentation:style-name="Mpr48" draw:text-style-name="MP2" draw:layer="backgroundobjects" svg:width="8.266cm" svg:height="1.269cm" svg:x="0cm" svg:y="0cm" presentation:class="header">
          <draw:text-box>
            <text:p text:style-name="MP1"><text:span text:style-name="MT1"><presentation:header/></text:span></text:p>
          </draw:text-box>
        </draw:frame>
        <draw:frame presentation:style-name="Mpr48" draw:text-style-name="MP4" draw:layer="backgroundobjects" svg:width="8.266cm" svg:height="1.269cm" svg:x="10.783cm" svg:y="0cm" presentation:class="date-time">
          <draw:text-box>
            <text:p text:style-name="MP3"><text:span text:style-name="MT1"><presentation:date-time/></text:span></text:p>
          </draw:text-box>
        </draw:frame>
        <draw:frame presentation:style-name="Mpr49" draw:text-style-name="MP2" draw:layer="backgroundobjects" svg:width="8.266cm" svg:height="1.269cm" svg:x="0cm" svg:y="24.13cm" presentation:class="footer">
          <draw:text-box>
            <text:p text:style-name="MP1"><text:span text:style-name="MT1"><presentation:footer/></text:span></text:p>
          </draw:text-box>
        </draw:frame>
        <draw:frame presentation:style-name="Mpr4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 style:display-name="TITLE_AND_TWO_COLUMNS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0"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title" draw:layer="backgroundobjects" svg:width="16.931cm" svg:height="9.524cm" svg:x="1.059cm" svg:y="1.93cm" presentation:class="page"/>
        <draw:frame presentation:style-name="TITLE_5f_AND_5f_TWO_5f_COLUMNS_5f__5f__5f__5f__5f__5f_-notes" draw:layer="backgroundobjects" svg:width="15.239cm" svg:height="11.429cm" svg:x="1.905cm" svg:y="12.065cm" presentation:class="notes" presentation:placeholder="true">
          <draw:text-box/>
        </draw:frame>
        <draw:frame presentation:style-name="Mpr51" draw:text-style-name="MP2" draw:layer="backgroundobjects" svg:width="8.266cm" svg:height="1.269cm" svg:x="0cm" svg:y="0cm" presentation:class="header">
          <draw:text-box>
            <text:p text:style-name="MP1"><text:span text:style-name="MT1"><presentation:header/></text:span></text:p>
          </draw:text-box>
        </draw:frame>
        <draw:frame presentation:style-name="Mpr51" draw:text-style-name="MP4" draw:layer="backgroundobjects" svg:width="8.266cm" svg:height="1.269cm" svg:x="10.783cm" svg:y="0cm" presentation:class="date-time">
          <draw:text-box>
            <text:p text:style-name="MP3"><text:span text:style-name="MT1"><presentation:date-time/></text:span></text:p>
          </draw:text-box>
        </draw:frame>
        <draw:frame presentation:style-name="Mpr52" draw:text-style-name="MP2" draw:layer="backgroundobjects" svg:width="8.266cm" svg:height="1.269cm" svg:x="0cm" svg:y="24.13cm" presentation:class="footer">
          <draw:text-box>
            <text:p text:style-name="MP1"><text:span text:style-name="MT1"><presentation:footer/></text:span></text:p>
          </draw:text-box>
        </draw:frame>
        <draw:frame presentation:style-name="Mpr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 style:display-name="TITLE_AND_TWO_COLUMNS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3"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title" draw:layer="backgroundobjects" svg:width="16.931cm" svg:height="9.524cm" svg:x="1.059cm" svg:y="1.93cm" presentation:class="page"/>
        <draw:frame presentation:style-name="TITLE_5f_AND_5f_TWO_5f_COLUMNS_5f__5f__5f__5f__5f__5f__5f_-notes" draw:layer="backgroundobjects" svg:width="15.239cm" svg:height="11.429cm" svg:x="1.905cm" svg:y="12.065cm" presentation:class="notes" presentation:placeholder="true">
          <draw:text-box/>
        </draw:frame>
        <draw:frame presentation:style-name="Mpr54" draw:text-style-name="MP2" draw:layer="backgroundobjects" svg:width="8.266cm" svg:height="1.269cm" svg:x="0cm" svg:y="0cm" presentation:class="header">
          <draw:text-box>
            <text:p text:style-name="MP1"><text:span text:style-name="MT1"><presentation:header/></text:span></text:p>
          </draw:text-box>
        </draw:frame>
        <draw:frame presentation:style-name="Mpr54" draw:text-style-name="MP4" draw:layer="backgroundobjects" svg:width="8.266cm" svg:height="1.269cm" svg:x="10.783cm" svg:y="0cm" presentation:class="date-time">
          <draw:text-box>
            <text:p text:style-name="MP3"><text:span text:style-name="MT1"><presentation:date-time/></text:span></text:p>
          </draw:text-box>
        </draw:frame>
        <draw:frame presentation:style-name="Mpr55" draw:text-style-name="MP2" draw:layer="backgroundobjects" svg:width="8.266cm" svg:height="1.269cm" svg:x="0cm" svg:y="24.13cm" presentation:class="footer">
          <draw:text-box>
            <text:p text:style-name="MP1"><text:span text:style-name="MT1"><presentation:footer/></text:span></text:p>
          </draw:text-box>
        </draw:frame>
        <draw:frame presentation:style-name="Mpr5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_5f_" style:display-name="TITLE_AND_TWO_COLUMNS_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6"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_5f_-title" draw:layer="backgroundobjects" svg:width="16.931cm" svg:height="9.524cm" svg:x="1.059cm" svg:y="1.93cm" presentation:class="page"/>
        <draw:frame presentation:style-name="TITLE_5f_AND_5f_TWO_5f_COLUMNS_5f__5f__5f__5f__5f__5f__5f__5f_-notes" draw:layer="backgroundobjects" svg:width="15.239cm" svg:height="11.429cm" svg:x="1.905cm" svg:y="12.065cm" presentation:class="notes" presentation:placeholder="true">
          <draw:text-box/>
        </draw:frame>
        <draw:frame presentation:style-name="Mpr57" draw:text-style-name="MP2" draw:layer="backgroundobjects" svg:width="8.266cm" svg:height="1.269cm" svg:x="0cm" svg:y="0cm" presentation:class="header">
          <draw:text-box>
            <text:p text:style-name="MP1"><text:span text:style-name="MT1"><presentation:header/></text:span></text:p>
          </draw:text-box>
        </draw:frame>
        <draw:frame presentation:style-name="Mpr57" draw:text-style-name="MP4" draw:layer="backgroundobjects" svg:width="8.266cm" svg:height="1.269cm" svg:x="10.783cm" svg:y="0cm" presentation:class="date-time">
          <draw:text-box>
            <text:p text:style-name="MP3"><text:span text:style-name="MT1"><presentation:date-time/></text:span></text:p>
          </draw:text-box>
        </draw:frame>
        <draw:frame presentation:style-name="Mpr58" draw:text-style-name="MP2" draw:layer="backgroundobjects" svg:width="8.266cm" svg:height="1.269cm" svg:x="0cm" svg:y="24.13cm" presentation:class="footer">
          <draw:text-box>
            <text:p text:style-name="MP1"><text:span text:style-name="MT1"><presentation:footer/></text:span></text:p>
          </draw:text-box>
        </draw:frame>
        <draw:frame presentation:style-name="Mpr5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_5f__5f__5f__5f__5f__5f__5f__5f__5f_" style:display-name="TITLE_AND_TWO_COLUMNS_________" style:page-layout-name="PM1" draw:style-name="Mdp2">
      <draw:custom-shape draw:name="Google Shape;44;p6" draw:style-name="Mgr9" draw:text-style-name="MP5" draw:layer="backgroundobjects" svg:width="20.574cm" svg:height="12.288cm" svg:x="4.825cm" svg:y="0.9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p6" draw:style-name="Mgr10" draw:text-style-name="MP7" draw:layer="backgroundobjects" svg:width="19.632cm" svg:height="0.001cm" svg:x="5.834cm" svg:y="2.839cm">
        <text:p/>
        <draw:enhanced-geometry draw:mirror-horizontal="false" draw:mirror-vertical="false" svg:viewBox="0 0 21600 21600" draw:type="mso-spt32" draw:enhanced-path="M 0 0 L 21600 21600 N"/>
      </draw:custom-shape>
      <draw:custom-shape draw:name="Google Shape;46;p6" draw:style-name="Mgr11" draw:text-style-name="MP6" draw:layer="backgroundobjects" svg:width="6.282cm" svg:height="2.826cm" draw:transform="rotate (1.5707963267949) translate (0.999cm 5.364cm)">
        <text:p/>
        <draw:enhanced-geometry draw:mirror-horizontal="false" draw:mirror-vertical="false" svg:viewBox="0 0 0 0" draw:text-areas="?f7 0 ?f8 ?f10" draw:type="ooxml-chevron" draw:modifiers="3157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name="Google Shape;47;p6">
        <draw:custom-shape draw:name="Google Shape;48;p6" draw:style-name="Mgr12" draw:text-style-name="MP5" draw:layer="backgroundobjects" svg:width="0.524cm" svg:height="0.086cm" svg:x="2.15cm" svg:y="2.299cm">
          <text:p/>
          <draw:enhanced-geometry draw:mirror-horizontal="false" draw:mirror-vertical="false" svg:viewBox="0 0 0 0" drawooo:sub-view-size="70496 12252" draw:text-areas="0 0 ?f0 ?f1" draw:type="ooxml-non-primitive" draw:enhanced-path="M 6233 1 L 5051 108 3869 430 2902 968 1935 1720 1183 2580 538 3547 108 4621 1 5911 1 6556 1 7201 216 7738 323 8383 860 9457 1613 10424 2580 11177 3654 11821 4836 12144 5481 12251 65015 12251 65660 12144 66842 11821 67916 11177 68883 10424 69636 9457 70173 8383 70280 7738 70495 7201 70495 6556 70495 5911 70388 4621 69958 3547 69313 2580 68561 1720 67594 968 66627 430 65445 108 64263 1 Z N">
            <draw:equation draw:name="f0" draw:formula="logwidth"/>
            <draw:equation draw:name="f1" draw:formula="logheight"/>
          </draw:enhanced-geometry>
        </draw:custom-shape>
        <draw:custom-shape draw:name="Google Shape;49;p6" draw:style-name="Mgr13" draw:text-style-name="MP5" draw:layer="backgroundobjects" svg:width="0.965cm" svg:height="0.086cm" svg:x="1.93cm" svg:y="2.413cm">
          <text:p/>
          <draw:enhanced-geometry draw:mirror-horizontal="false" draw:mirror-vertical="false" svg:viewBox="0 0 0 0" drawooo:sub-view-size="129600 12251" draw:text-areas="0 0 ?f0 ?f1" draw:type="ooxml-non-primitive" draw:enhanced-path="M 6126 0 L 4944 108 3762 430 2687 1075 1828 1827 1075 2687 538 3762 108 4836 1 6126 108 7308 538 8490 1075 9564 1828 10424 2687 11176 3762 11821 4944 12144 6126 12251 123474 12251 124656 12144 125838 11821 126913 11176 127772 10424 128525 9564 129062 8490 129492 7308 129599 6126 129492 4836 129062 3762 128525 2687 127772 1827 126913 1075 125838 430 124656 108 123474 0 Z N">
            <draw:equation draw:name="f0" draw:formula="logwidth"/>
            <draw:equation draw:name="f1" draw:formula="logheight"/>
          </draw:enhanced-geometry>
        </draw:custom-shape>
        <draw:custom-shape draw:name="Google Shape;50;p6" draw:style-name="Mgr14" draw:text-style-name="MP5" draw:layer="backgroundobjects" svg:width="0.324cm" svg:height="1.268cm" svg:x="2.25cm" svg:y="1.008cm">
          <text:p/>
          <draw:enhanced-geometry draw:mirror-horizontal="false" draw:mirror-vertical="false" svg:viewBox="0 0 0 0" drawooo:sub-view-size="43630 178279" draw:text-areas="0 0 ?f0 ?f1" draw:type="ooxml-non-primitive" draw:enhanced-path="M 21815 23534 L 22460 23642 22997 23749 23534 24071 23964 24394 24287 24931 24609 25361 24824 26006 24824 26543 24824 27188 24609 27725 24287 28262 23964 28692 23534 29122 22997 29337 22460 29552 21170 29552 20633 29337 20096 29122 19666 28692 19343 28262 19021 27725 18806 27188 18806 26543 18806 26006 19021 25361 19343 24931 19666 24394 20096 24071 20633 23749 21170 23642 21815 23534 Z M 21385 0 L 21063 215 20740 430 20418 752 15152 9672 14615 10746 14185 11821 13863 12895 13648 13863 13648 14830 13755 15797 14078 17946 14508 20418 15045 23212 15367 24824 15475 26543 15582 28585 15690 30734 15690 59964 14400 60071 13326 60393 12251 61038 11284 61683 10532 62650 9994 63725 9672 64799 9564 66089 9672 67271 9994 68453 10532 69528 11284 70387 12251 71140 13326 71784 14400 72107 15690 72214 15690 164739 15690 165276 15475 166458 15260 167210 14937 168070 14400 169037 13863 170004 13111 170971 12143 171938 10961 172906 9672 173658 7953 174303 6126 174840 3976 175162 1397 175270 860 175377 430 175377 215 175592 0 175807 0 176022 0 176237 215 176774 538 177312 968 177849 1397 178279 42233 178279 42662 177849 43092 177312 43415 176774 43630 176237 43630 176022 43630 175807 43415 175592 43200 175377 42770 175377 42233 175270 39654 175162 37504 174840 35678 174303 33958 173658 32669 172906 31487 171938 30519 170971 29767 170004 29230 169037 28693 168070 28370 167210 28155 166458 27940 165276 27940 164739 27940 72214 29230 72107 30304 71784 31379 71140 32346 70387 33098 69528 33636 68453 33958 67271 34066 66089 33958 64799 33636 63725 33098 62650 32346 61683 31379 61038 30304 60393 29230 60071 27940 59964 27940 30734 28048 28585 28155 26543 28263 24824 28585 23212 29122 20418 29552 17946 29875 15797 29982 14830 29982 13863 29767 12895 29445 11821 29015 10746 28478 9672 23212 752 22890 430 22567 215 22245 0 Z N">
            <draw:equation draw:name="f0" draw:formula="logwidth"/>
            <draw:equation draw:name="f1" draw:formula="logheight"/>
          </draw:enhanced-geometry>
        </draw:custom-shape>
        <draw:custom-shape draw:name="Google Shape;51;p6" draw:style-name="Mgr15" draw:text-style-name="MP5" draw:layer="backgroundobjects" svg:width="0.909cm" svg:height="0.915cm" svg:x="1.432cm" svg:y="1.095cm">
          <text:p/>
          <draw:enhanced-geometry draw:mirror-horizontal="false" draw:mirror-vertical="false" svg:viewBox="0 0 0 0" drawooo:sub-view-size="122076 128740" draw:text-areas="0 0 ?f0 ?f1" draw:type="ooxml-non-primitive" draw:enhanced-path="M 46423 17624 L 46961 17839 47498 18161 48035 18484 48358 19021 48680 19558 48895 20095 48895 20740 48895 21600 48572 22245 48143 22889 47605 23427 46961 22352 46638 21922 46101 21707 45564 21707 45026 21815 44059 23534 43414 22997 42984 22352 42662 21600 42555 20740 42662 20095 42770 19558 43092 19021 43522 18484 43952 18161 44489 17839 45134 17624 Z M 44704 29122 L 45886 30197 47068 31271 48465 32346 49969 33421 89085 103593 3224 103593 44704 29122 Z M 104237 0 L 102625 215 100906 430 99079 860 98005 1182 96823 1612 95748 2042 94673 2579 92417 3869 90267 5373 88118 6985 86076 8812 81778 12681 79306 14937 76727 17194 74256 19236 71677 21170 70387 21922 69098 22675 67915 23427 66626 23964 65336 24394 64047 24716 62757 24931 61468 25039 60608 24931 59748 24824 58889 24501 58029 24072 57169 23642 56417 23212 54913 22030 53516 20740 52441 19558 51474 18376 50829 17516 50077 16549 49217 15797 48143 15260 47068 14830 45886 14722 44704 14830 43629 15152 42555 15690 41587 16442 40835 17301 40190 18376 39868 19451 39761 20633 39761 21815 40083 22889 40620 24072 41265 24931 42447 26436 31701 45779 17624 71462 0 103593 0 110363 6770 110363 9134 112190 11498 114017 14077 115629 16656 117241 19343 118638 22137 119927 24931 121002 27832 122076 27832 128739 64477 128739 64477 122076 67378 121002 70172 119927 72966 118638 75653 117241 78232 115629 80703 114017 83175 112190 85432 110363 92202 110363 92202 103593 54483 35785 56095 36322 57814 36752 59641 36967 61468 37074 63617 36967 65659 36752 67701 36322 69635 35677 71569 34925 73503 34173 75223 33098 77050 32131 78769 30949 80488 29660 83712 27080 86936 24286 89945 21600 93276 18591 94888 17194 96500 15904 98005 14722 99402 13755 100799 13003 102088 12573 104022 12251 105742 12143 107354 12251 108966 12466 110363 13003 111867 13648 114984 15367 118315 17087 120142 17946 122076 18806 122076 18591 121968 15260 121646 12573 121216 10102 120786 8060 120464 6233 120142 4406 118207 3331 116166 2364 113801 1397 112619 967 111437 645 110040 430 108751 215 107246 0 Z N">
            <draw:equation draw:name="f0" draw:formula="logwidth"/>
            <draw:equation draw:name="f1" draw:formula="logheight"/>
          </draw:enhanced-geometry>
        </draw:custom-shape>
        <draw:custom-shape draw:name="Google Shape;52;p6" draw:style-name="Mgr15" draw:text-style-name="MP5" draw:layer="backgroundobjects" svg:width="0.909cm" svg:height="0.915cm" svg:x="2.484cm" svg:y="1.095cm">
          <text:p/>
          <draw:enhanced-geometry draw:mirror-horizontal="false" draw:mirror-vertical="false" svg:viewBox="0 0 0 0" drawooo:sub-view-size="122076 128740" draw:text-areas="0 0 ?f0 ?f1" draw:type="ooxml-non-primitive" draw:enhanced-path="M 76942 17624 L 77587 17839 78124 18161 78554 18484 78984 19021 79306 19558 79414 20095 79521 20740 79414 21600 79092 22352 78662 22997 78017 23534 77050 21815 76512 21707 75975 21707 75438 21922 75115 22352 74471 23427 73933 22889 73504 22245 73181 21600 73181 20740 73181 20095 73396 19558 73718 19021 74041 18484 74578 18161 75115 17839 75653 17624 Z M 77372 29122 L 118852 103593 32991 103593 72107 33421 73611 32346 75008 31271 76190 30197 77372 29122 Z M 14830 0 L 13325 215 12036 430 10639 645 9457 967 8275 1397 6018 2364 3869 3331 1934 4406 1612 6233 1290 8060 860 10102 430 12573 108 15260 0 18591 0 18806 1934 17946 3761 17087 7092 15367 10209 13648 11713 13003 13110 12466 14722 12251 16334 12143 18054 12251 19988 12573 21277 13003 22674 13755 24071 14722 25576 15904 27188 17194 28800 18591 32131 21600 35140 24286 38364 27080 41588 29660 43307 30949 45026 32131 46853 33098 48573 34173 50507 34925 52441 35677 54375 36322 56417 36752 58459 36967 60608 37074 62435 36967 64262 36752 65981 36322 67593 35785 29874 103593 29874 110363 36644 110363 38901 112190 41373 114017 43844 115629 46423 117241 49110 118638 51904 119927 54698 121002 57599 122076 57599 128739 94244 128739 94244 122076 97145 121002 99939 119927 102733 118638 105420 117241 107999 115629 110578 114017 112942 112190 115306 110363 122076 110363 122076 103593 104452 71462 90375 45779 79629 26436 80811 24931 81456 24072 81993 22889 82315 21815 82315 20633 82208 19451 81886 18376 81241 17301 80489 16442 79521 15690 78447 15152 77372 14830 76190 14722 75008 14830 73933 15260 72859 15797 71999 16549 71247 17516 70602 18376 69635 19558 68560 20740 67163 22030 65659 23212 64907 23642 64047 24072 63187 24501 62328 24824 61468 24931 60608 25039 59319 24931 58029 24716 56740 24394 55450 23964 54161 23427 52978 22675 51689 21922 50399 21170 47820 19236 45349 17194 42770 14937 40298 12681 36000 8812 33958 6985 31809 5373 29659 3869 27403 2579 26328 2042 25253 1612 24071 1182 22997 860 21170 430 19451 215 17839 0 Z N">
            <draw:equation draw:name="f0" draw:formula="logwidth"/>
            <draw:equation draw:name="f1" draw:formula="logheight"/>
          </draw:enhanced-geometry>
        </draw:custom-shape>
      </draw:g>
      <draw:frame draw:name="Google Shape;53;p6" presentation:style-name="TITLE_5f_AND_5f_TWO_5f_COLUMNS_5f__5f__5f__5f__5f__5f__5f__5f__5f_-title" draw:layer="backgroundobjects" svg:width="18.576cm" svg:height="1.092cm" svg:x="5.824cm" svg:y="1.86cm" presentation:class="title" presentation:placeholder="true" presentation:user-transformed="true">
        <draw:text-box/>
      </draw:frame>
      <draw:frame draw:name="Google Shape;54;p6" presentation:style-name="TITLE_5f_AND_5f_TWO_5f_COLUMNS_5f__5f__5f__5f__5f__5f__5f__5f__5f_-outline1" draw:layer="backgroundobjects" svg:width="8.521cm" svg:height="9.022cm" svg:x="5.824cm" svg:y="3.334cm" presentation:class="outline" presentation:placeholder="true" presentation:user-transformed="true">
        <draw:text-box/>
      </draw:frame>
      <draw:frame draw:name="Google Shape;55;p6" presentation:style-name="TITLE_5f_AND_5f_TWO_5f_COLUMNS_5f__5f__5f__5f__5f__5f__5f__5f__5f_-outline1" draw:layer="backgroundobjects" svg:width="8.521cm" svg:height="9.022cm" svg:x="15.879cm" svg:y="3.334cm" presentation:class="outline" presentation:placeholder="true" presentation:user-transformed="true">
        <draw:text-box/>
      </draw:frame>
      <draw:frame draw:name="Google Shape;56;p6" presentation:style-name="Mpr59" draw:text-style-name="MP9" draw:layer="backgroundobjects" svg:width="2.826cm" svg:height="1.092cm" svg:x="0.999cm" svg:y="2.844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_5f__5f__5f__5f__5f__5f__5f__5f__5f_-title" draw:layer="backgroundobjects" svg:width="16.931cm" svg:height="9.524cm" svg:x="1.059cm" svg:y="1.93cm" presentation:class="page"/>
        <draw:frame presentation:style-name="TITLE_5f_AND_5f_TWO_5f_COLUMNS_5f__5f__5f__5f__5f__5f__5f__5f__5f_-notes" draw:layer="backgroundobjects" svg:width="15.239cm" svg:height="11.429cm" svg:x="1.905cm" svg:y="12.065cm" presentation:class="notes" presentation:placeholder="true">
          <draw:text-box/>
        </draw:frame>
        <draw:frame presentation:style-name="Mpr60" draw:text-style-name="MP2" draw:layer="backgroundobjects" svg:width="8.266cm" svg:height="1.269cm" svg:x="0cm" svg:y="0cm" presentation:class="header">
          <draw:text-box>
            <text:p text:style-name="MP1"><text:span text:style-name="MT1"><presentation:header/></text:span></text:p>
          </draw:text-box>
        </draw:frame>
        <draw:frame presentation:style-name="Mpr60" draw:text-style-name="MP4" draw:layer="backgroundobjects" svg:width="8.266cm" svg:height="1.269cm" svg:x="10.783cm" svg:y="0cm" presentation:class="date-time">
          <draw:text-box>
            <text:p text:style-name="MP3"><text:span text:style-name="MT1"><presentation:date-time/></text:span></text:p>
          </draw:text-box>
        </draw:frame>
        <draw:frame presentation:style-name="Mpr61" draw:text-style-name="MP2" draw:layer="backgroundobjects" svg:width="8.266cm" svg:height="1.269cm" svg:x="0cm" svg:y="24.13cm" presentation:class="footer">
          <draw:text-box>
            <text:p text:style-name="MP1"><text:span text:style-name="MT1"><presentation:footer/></text:span></text:p>
          </draw:text-box>
        </draw:frame>
        <draw:frame presentation:style-name="Mpr6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03-02T10:41:42.067139159</dc:date>
    <meta:editing-duration>PT2H6M43S</meta:editing-duration>
    <meta:editing-cycles>48</meta:editing-cycles>
    <meta:document-statistic meta:object-count="714"/>
  </office:meta>
</office:document-meta>
</file>